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sos_Modelo_Theta_fina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En cuarentena</text:p>
          </table:table-cell>
          <table:table-cell office:value-type="string" calcext:value-type="string">
            <text:p>Importados</text:p>
          </table:table-cell>
          <table:table-cell office:value-type="string" calcext:value-type="string">
            <text:p>Exportados</text:p>
          </table:table-cell>
          <table:table-cell office:value-type="string" calcext:value-type="string">
            <text:p>Positivos</text:p>
          </table:table-cell>
          <table:table-cell office:value-type="string" calcext:value-type="string">
            <text:p>Positivos no detect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Positivos medicos</text:p>
          </table:table-cell>
        </table:table-row>
        <table:table-row table:style-name="ro1">
          <table:table-cell office:value-type="string" calcext:value-type="string">
            <text:p>2020-01-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1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1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1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1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1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1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1-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1-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1-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1-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1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17" calcext:value-type="float">
            <text:p>2817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1-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1-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1-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89" calcext:value-type="float">
            <text:p>3589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89" calcext:value-type="float">
            <text:p>4189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" calcext:value-type="float">
            <text:p>4490</text:p>
          </table:table-cell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51" calcext:value-type="float">
            <text:p>4551</text:p>
          </table:table-cell>
          <table:table-cell office:value-type="float" office:value="404" calcext:value-type="float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29" calcext:value-type="float">
            <text:p>4629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2" calcext:value-type="float">
            <text:p>4992</text:p>
          </table:table-cell>
          <table:table-cell office:value-type="float" office:value="446" calcext:value-type="float">
            <text:p>4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59" calcext:value-type="float">
            <text:p>5359</text:p>
          </table:table-cell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73" calcext:value-type="float">
            <text:p>5673</text:p>
          </table:table-cell>
          <table:table-cell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13" calcext:value-type="float">
            <text:p>6013</text:p>
          </table:table-cell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5" calcext:value-type="float">
            <text:p>6245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73" calcext:value-type="float">
            <text:p>6273</text:p>
          </table:table-cell>
          <table:table-cell office:value-type="float" office:value="507" calcext:value-type="float">
            <text:p>5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7" calcext:value-type="float">
            <text:p>6317</text:p>
          </table:table-cell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22" calcext:value-type="float">
            <text:p>6422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29" calcext:value-type="float">
            <text:p>6829</text:p>
          </table:table-cell>
          <table:table-cell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79" calcext:value-type="float">
            <text:p>7479</text:p>
          </table:table-cell>
          <table:table-cell office:value-type="float" office:value="597" calcext:value-type="float">
            <text:p>5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3" calcext:value-type="float">
            <text:p>7753</text:p>
          </table:table-cell>
          <table:table-cell office:value-type="float" office:value="616" calcext:value-type="float">
            <text:p>6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87" calcext:value-type="float">
            <text:p>7787</text:p>
          </table:table-cell>
          <table:table-cell office:value-type="float" office:value="626" calcext:value-type="float">
            <text:p>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74" calcext:value-type="float">
            <text:p>7874</text:p>
          </table:table-cell>
          <table:table-cell office:value-type="float" office:value="641" calcext:value-type="float">
            <text:p>6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7" calcext:value-type="float">
            <text:p>8217</text:p>
          </table:table-cell>
          <table:table-cell office:value-type="float" office:value="666" calcext:value-type="float">
            <text:p>6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26" calcext:value-type="float">
            <text:p>8526</text:p>
          </table:table-cell>
          <table:table-cell office:value-type="float" office:value="683" calcext:value-type="float">
            <text:p>6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10" calcext:value-type="float">
            <text:p>8810</text:p>
          </table:table-cell>
          <table:table-cell office:value-type="float" office:value="703" calcext:value-type="float">
            <text:p>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69" calcext:value-type="float">
            <text:p>9069</text:p>
          </table:table-cell>
          <table:table-cell office:value-type="float" office:value="719" calcext:value-type="float">
            <text:p>7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71" calcext:value-type="float">
            <text:p>9271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45" calcext:value-type="float">
            <text:p>9345</text:p>
          </table:table-cell>
          <table:table-cell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29" calcext:value-type="float">
            <text:p>9429</text:p>
          </table:table-cell>
          <table:table-cell office:value-type="float" office:value="749" calcext:value-type="float">
            <text:p>7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65" calcext:value-type="float">
            <text:p>9765</text:p>
          </table:table-cell>
          <table:table-cell office:value-type="float" office:value="772" calcext:value-type="float">
            <text:p>7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6" calcext:value-type="float">
            <text:p>10076</text:p>
          </table:table-cell>
          <table:table-cell office:value-type="float" office:value="794" calcext:value-type="float">
            <text:p>7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84" calcext:value-type="float">
            <text:p>10384</text:p>
          </table:table-cell>
          <table:table-cell office:value-type="float" office:value="807" calcext:value-type="float">
            <text:p>8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91" calcext:value-type="float">
            <text:p>10691</text:p>
          </table:table-cell>
          <table:table-cell office:value-type="float" office:value="815" calcext:value-type="float">
            <text:p>8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71" calcext:value-type="float">
            <text:p>10971</text:p>
          </table:table-cell>
          <table:table-cell office:value-type="float" office:value="821" calcext:value-type="float">
            <text:p>8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28" calcext:value-type="float">
            <text:p>11028</text:p>
          </table:table-cell>
          <table:table-cell office:value-type="float" office:value="826" calcext:value-type="float">
            <text:p>8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21" calcext:value-type="float">
            <text:p>11121</text:p>
          </table:table-cell>
          <table:table-cell office:value-type="float" office:value="836" calcext:value-type="float">
            <text:p>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53" calcext:value-type="float">
            <text:p>11453</text:p>
          </table:table-cell>
          <table:table-cell office:value-type="float" office:value="853" calcext:value-type="float">
            <text:p>8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775" calcext:value-type="float">
            <text:p>11775</text:p>
          </table:table-cell>
          <table:table-cell office:value-type="float" office:value="872" calcext:value-type="float">
            <text:p>8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79" calcext:value-type="float">
            <text:p>12079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346" calcext:value-type="float">
            <text:p>12346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608" calcext:value-type="float">
            <text:p>12608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673" calcext:value-type="float">
            <text:p>12673</text:p>
          </table:table-cell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763" calcext:value-type="float">
            <text:p>12763</text:p>
          </table:table-cell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149" calcext:value-type="float">
            <text:p>13149</text:p>
          </table:table-cell>
          <table:table-cell office:value-type="float" office:value="938" calcext:value-type="float">
            <text:p>9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524" calcext:value-type="float">
            <text:p>13524</text:p>
          </table:table-cell>
          <table:table-cell office:value-type="float" office:value="954" calcext:value-type="float">
            <text:p>9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893" calcext:value-type="float">
            <text:p>13893</text:p>
          </table:table-cell>
          <table:table-cell office:value-type="float" office:value="966" calcext:value-type="float">
            <text:p>9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239" calcext:value-type="float">
            <text:p>14239</text:p>
          </table:table-cell>
          <table:table-cell office:value-type="float" office:value="976" calcext:value-type="float">
            <text:p>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510" calcext:value-type="float">
            <text:p>14510</text:p>
          </table:table-cell>
          <table:table-cell office:value-type="float" office:value="986" calcext:value-type="float">
            <text:p>9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573" calcext:value-type="float">
            <text:p>14573</text:p>
          </table:table-cell>
          <table:table-cell office:value-type="float" office:value="992" calcext:value-type="float">
            <text:p>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648" calcext:value-type="float">
            <text:p>14648</text:p>
          </table:table-cell>
          <table:table-cell office:value-type="float" office:value="1001" calcext:value-type="float">
            <text:p>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917" calcext:value-type="float">
            <text:p>14917</text:p>
          </table:table-cell>
          <table:table-cell office:value-type="float" office:value="1015" calcext:value-type="float">
            <text:p>10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247" calcext:value-type="float">
            <text:p>15247</text:p>
          </table:table-cell>
          <table:table-cell office:value-type="float" office:value="1027" calcext:value-type="float">
            <text:p>10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578" calcext:value-type="float">
            <text:p>15578</text:p>
          </table:table-cell>
          <table:table-cell office:value-type="float" office:value="1039" calcext:value-type="float">
            <text:p>10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890" calcext:value-type="float">
            <text:p>15890</text:p>
          </table:table-cell>
          <table:table-cell office:value-type="float" office:value="1048" calcext:value-type="float">
            <text:p>10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6187" calcext:value-type="float">
            <text:p>16187</text:p>
          </table:table-cell>
          <table:table-cell office:value-type="float" office:value="1059" calcext:value-type="float">
            <text:p>10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26" calcext:value-type="float">
            <text:p>26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6257" calcext:value-type="float">
            <text:p>16257</text:p>
          </table:table-cell>
          <table:table-cell office:value-type="float" office:value="1064" calcext:value-type="float">
            <text:p>10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6342" calcext:value-type="float">
            <text:p>16342</text:p>
          </table:table-cell>
          <table:table-cell office:value-type="float" office:value="1078" calcext:value-type="float">
            <text:p>107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44" calcext:value-type="float">
            <text:p>44</text:p>
          </table:table-cell>
          <table:table-cell office:value-type="float" office:value="259" calcext:value-type="float">
            <text:p>25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6523" calcext:value-type="float">
            <text:p>16523</text:p>
          </table:table-cell>
          <table:table-cell office:value-type="float" office:value="1094" calcext:value-type="float">
            <text:p>109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51" calcext:value-type="float">
            <text:p>51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7006" calcext:value-type="float">
            <text:p>17006</text:p>
          </table:table-cell>
          <table:table-cell office:value-type="float" office:value="1119" calcext:value-type="float">
            <text:p>111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60" calcext:value-type="float">
            <text:p>60</text:p>
          </table:table-cell>
          <table:table-cell office:value-type="float" office:value="437" calcext:value-type="float">
            <text:p>43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17482" calcext:value-type="float">
            <text:p>17482</text:p>
          </table:table-cell>
          <table:table-cell office:value-type="float" office:value="1138" calcext:value-type="float">
            <text:p>113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79" calcext:value-type="float">
            <text:p>79</text:p>
          </table:table-cell>
          <table:table-cell office:value-type="float" office:value="529" calcext:value-type="float">
            <text:p>52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17952" calcext:value-type="float">
            <text:p>17952</text:p>
          </table:table-cell>
          <table:table-cell office:value-type="float" office:value="1161" calcext:value-type="float">
            <text:p>1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97" calcext:value-type="float">
            <text:p>97</text:p>
          </table:table-cell>
          <table:table-cell office:value-type="float" office:value="611" calcext:value-type="float">
            <text:p>6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18339" calcext:value-type="float">
            <text:p>18339</text:p>
          </table:table-cell>
          <table:table-cell office:value-type="float" office:value="1184" calcext:value-type="float">
            <text:p>118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18471" calcext:value-type="float">
            <text:p>18471</text:p>
          </table:table-cell>
          <table:table-cell office:value-type="float" office:value="1213" calcext:value-type="float">
            <text:p>12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136" calcext:value-type="float">
            <text:p>136</text:p>
          </table:table-cell>
          <table:table-cell office:value-type="float" office:value="685" calcext:value-type="float">
            <text:p>68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18599" calcext:value-type="float">
            <text:p>18599</text:p>
          </table:table-cell>
          <table:table-cell office:value-type="float" office:value="1242" calcext:value-type="float">
            <text:p>124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75" calcext:value-type="float">
            <text:p>175</text:p>
          </table:table-cell>
          <table:table-cell office:value-type="float" office:value="776" calcext:value-type="float">
            <text:p>77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19023" calcext:value-type="float">
            <text:p>19023</text:p>
          </table:table-cell>
          <table:table-cell office:value-type="float" office:value="1294" calcext:value-type="float">
            <text:p>129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226" calcext:value-type="float">
            <text:p>226</text:p>
          </table:table-cell>
          <table:table-cell office:value-type="float" office:value="891" calcext:value-type="float">
            <text:p>89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19430" calcext:value-type="float">
            <text:p>19430</text:p>
          </table:table-cell>
          <table:table-cell office:value-type="float" office:value="1354" calcext:value-type="float">
            <text:p>13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266" calcext:value-type="float">
            <text:p>266</text:p>
          </table:table-cell>
          <table:table-cell office:value-type="float" office:value="992" calcext:value-type="float">
            <text:p>99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20169" calcext:value-type="float">
            <text:p>20169</text:p>
          </table:table-cell>
          <table:table-cell office:value-type="float" office:value="1409" calcext:value-type="float">
            <text:p>140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330" calcext:value-type="float">
            <text:p>330</text:p>
          </table:table-cell>
          <table:table-cell office:value-type="float" office:value="1102" calcext:value-type="float">
            <text:p>110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21265" calcext:value-type="float">
            <text:p>21265</text:p>
          </table:table-cell>
          <table:table-cell office:value-type="float" office:value="1482" calcext:value-type="float">
            <text:p>148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418" calcext:value-type="float">
            <text:p>418</text:p>
          </table:table-cell>
          <table:table-cell office:value-type="float" office:value="1227" calcext:value-type="float">
            <text:p>122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22729" calcext:value-type="float">
            <text:p>22729</text:p>
          </table:table-cell>
          <table:table-cell office:value-type="float" office:value="1565" calcext:value-type="float">
            <text:p>156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498" calcext:value-type="float">
            <text:p>498</text:p>
          </table:table-cell>
          <table:table-cell office:value-type="float" office:value="1308" calcext:value-type="float">
            <text:p>13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23064" calcext:value-type="float">
            <text:p>23064</text:p>
          </table:table-cell>
          <table:table-cell office:value-type="float" office:value="1643" calcext:value-type="float">
            <text:p>164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563" calcext:value-type="float">
            <text:p>563</text:p>
          </table:table-cell>
          <table:table-cell office:value-type="float" office:value="1385" calcext:value-type="float">
            <text:p>13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office:value-type="float" office:value="23380" calcext:value-type="float">
            <text:p>23380</text:p>
          </table:table-cell>
          <table:table-cell office:value-type="float" office:value="1736" calcext:value-type="float">
            <text:p>173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659" calcext:value-type="float">
            <text:p>659</text:p>
          </table:table-cell>
          <table:table-cell office:value-type="float" office:value="1602" calcext:value-type="float">
            <text:p>160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 office:value-type="float" office:value="25097" calcext:value-type="float">
            <text:p>25097</text:p>
          </table:table-cell>
          <table:table-cell office:value-type="float" office:value="1834" calcext:value-type="float">
            <text:p>1834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751" calcext:value-type="float">
            <text:p>751</text:p>
          </table:table-cell>
          <table:table-cell office:value-type="float" office:value="1793" calcext:value-type="float">
            <text:p>179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26821" calcext:value-type="float">
            <text:p>26821</text:p>
          </table:table-cell>
          <table:table-cell office:value-type="float" office:value="1934" calcext:value-type="float">
            <text:p>1934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909" calcext:value-type="float">
            <text:p>909</text:p>
          </table:table-cell>
          <table:table-cell office:value-type="float" office:value="1968" calcext:value-type="float">
            <text:p>196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office:value-type="float" office:value="28530" calcext:value-type="float">
            <text:p>28530</text:p>
          </table:table-cell>
          <table:table-cell office:value-type="float" office:value="2071" calcext:value-type="float">
            <text:p>207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1031" calcext:value-type="float">
            <text:p>1031</text:p>
          </table:table-cell>
          <table:table-cell office:value-type="float" office:value="2158" calcext:value-type="float">
            <text:p>215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30143" calcext:value-type="float">
            <text:p>30143</text:p>
          </table:table-cell>
          <table:table-cell office:value-type="float" office:value="2209" calcext:value-type="float">
            <text:p>2209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1158" calcext:value-type="float">
            <text:p>1158</text:p>
          </table:table-cell>
          <table:table-cell office:value-type="float" office:value="2373" calcext:value-type="float">
            <text:p>237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31723" calcext:value-type="float">
            <text:p>31723</text:p>
          </table:table-cell>
          <table:table-cell office:value-type="float" office:value="2331" calcext:value-type="float">
            <text:p>233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1281" calcext:value-type="float">
            <text:p>1281</text:p>
          </table:table-cell>
          <table:table-cell office:value-type="float" office:value="2473" calcext:value-type="float">
            <text:p>2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32152" calcext:value-type="float">
            <text:p>32152</text:p>
          </table:table-cell>
          <table:table-cell office:value-type="float" office:value="2463" calcext:value-type="float">
            <text:p>246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424" calcext:value-type="float">
            <text:p>1424</text:p>
          </table:table-cell>
          <table:table-cell office:value-type="float" office:value="2556" calcext:value-type="float">
            <text:p>255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office:value-type="float" office:value="32501" calcext:value-type="float">
            <text:p>32501</text:p>
          </table:table-cell>
          <table:table-cell office:value-type="float" office:value="2607" calcext:value-type="float">
            <text:p>2607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51" calcext:value-type="float">
            <text:p>1651</text:p>
          </table:table-cell>
          <table:table-cell office:value-type="float" office:value="2883" calcext:value-type="float">
            <text:p>2883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534" calcext:value-type="float">
            <text:p>4534</text:p>
          </table:table-cell>
          <table:table-cell office:value-type="float" office:value="34156" calcext:value-type="float">
            <text:p>34156</text:p>
          </table:table-cell>
          <table:table-cell office:value-type="float" office:value="2797" calcext:value-type="float">
            <text:p>2797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46" calcext:value-type="float">
            <text:p>1846</text:p>
          </table:table-cell>
          <table:table-cell office:value-type="float" office:value="3154" calcext:value-type="float">
            <text:p>3154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676" calcext:value-type="float">
            <text:p>35676</text:p>
          </table:table-cell>
          <table:table-cell office:value-type="float" office:value="2976" calcext:value-type="float">
            <text:p>297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2051" calcext:value-type="float">
            <text:p>2051</text:p>
          </table:table-cell>
          <table:table-cell office:value-type="float" office:value="3472" calcext:value-type="float">
            <text:p>347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523" calcext:value-type="float">
            <text:p>5523</text:p>
          </table:table-cell>
          <table:table-cell office:value-type="float" office:value="37183" calcext:value-type="float">
            <text:p>37183</text:p>
          </table:table-cell>
          <table:table-cell office:value-type="float" office:value="3194" calcext:value-type="float">
            <text:p>3194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2251" calcext:value-type="float">
            <text:p>2251</text:p>
          </table:table-cell>
          <table:table-cell office:value-type="float" office:value="3689" calcext:value-type="float">
            <text:p>368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5940" calcext:value-type="float">
            <text:p>5940</text:p>
          </table:table-cell>
          <table:table-cell office:value-type="float" office:value="37820" calcext:value-type="float">
            <text:p>37820</text:p>
          </table:table-cell>
          <table:table-cell office:value-type="float" office:value="3365" calcext:value-type="float">
            <text:p>3365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2502" calcext:value-type="float">
            <text:p>2502</text:p>
          </table:table-cell>
          <table:table-cell office:value-type="float" office:value="3945" calcext:value-type="float">
            <text:p>394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447" calcext:value-type="float">
            <text:p>6447</text:p>
          </table:table-cell>
          <table:table-cell office:value-type="float" office:value="38545" calcext:value-type="float">
            <text:p>38545</text:p>
          </table:table-cell>
          <table:table-cell office:value-type="float" office:value="3603" calcext:value-type="float">
            <text:p>3603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2715" calcext:value-type="float">
            <text:p>2715</text:p>
          </table:table-cell>
          <table:table-cell office:value-type="float" office:value="4149" calcext:value-type="float">
            <text:p>414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864" calcext:value-type="float">
            <text:p>6864</text:p>
          </table:table-cell>
          <table:table-cell office:value-type="float" office:value="39000" calcext:value-type="float">
            <text:p>39000</text:p>
          </table:table-cell>
          <table:table-cell office:value-type="float" office:value="3781" calcext:value-type="float">
            <text:p>3781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2964" calcext:value-type="float">
            <text:p>2964</text:p>
          </table:table-cell>
          <table:table-cell office:value-type="float" office:value="4330" calcext:value-type="float">
            <text:p>433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7294" calcext:value-type="float">
            <text:p>7294</text:p>
          </table:table-cell>
          <table:table-cell office:value-type="float" office:value="39314" calcext:value-type="float">
            <text:p>39314</text:p>
          </table:table-cell>
          <table:table-cell office:value-type="float" office:value="3989" calcext:value-type="float">
            <text:p>3989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3291" calcext:value-type="float">
            <text:p>3291</text:p>
          </table:table-cell>
          <table:table-cell office:value-type="float" office:value="4872" calcext:value-type="float">
            <text:p>487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163" calcext:value-type="float">
            <text:p>8163</text:p>
          </table:table-cell>
          <table:table-cell office:value-type="float" office:value="41093" calcext:value-type="float">
            <text:p>41093</text:p>
          </table:table-cell>
          <table:table-cell office:value-type="float" office:value="4283" calcext:value-type="float">
            <text:p>4283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3621" calcext:value-type="float">
            <text:p>3621</text:p>
          </table:table-cell>
          <table:table-cell office:value-type="float" office:value="5385" calcext:value-type="float">
            <text:p>5385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9006" calcext:value-type="float">
            <text:p>9006</text:p>
          </table:table-cell>
          <table:table-cell office:value-type="float" office:value="42683" calcext:value-type="float">
            <text:p>42683</text:p>
          </table:table-cell>
          <table:table-cell office:value-type="float" office:value="4579" calcext:value-type="float">
            <text:p>4579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3963" calcext:value-type="float">
            <text:p>3963</text:p>
          </table:table-cell>
          <table:table-cell office:value-type="float" office:value="5933" calcext:value-type="float">
            <text:p>593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9896" calcext:value-type="float">
            <text:p>9896</text:p>
          </table:table-cell>
          <table:table-cell office:value-type="float" office:value="44144" calcext:value-type="float">
            <text:p>44144</text:p>
          </table:table-cell>
          <table:table-cell office:value-type="float" office:value="4868" calcext:value-type="float">
            <text:p>4868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4368" calcext:value-type="float">
            <text:p>4368</text:p>
          </table:table-cell>
          <table:table-cell office:value-type="float" office:value="6438" calcext:value-type="float">
            <text:p>643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0806" calcext:value-type="float">
            <text:p>10806</text:p>
          </table:table-cell>
          <table:table-cell office:value-type="float" office:value="45738" calcext:value-type="float">
            <text:p>45738</text:p>
          </table:table-cell>
          <table:table-cell office:value-type="float" office:value="5198" calcext:value-type="float">
            <text:p>5198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4726" calcext:value-type="float">
            <text:p>4726</text:p>
          </table:table-cell>
          <table:table-cell office:value-type="float" office:value="7132" calcext:value-type="float">
            <text:p>713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1858" calcext:value-type="float">
            <text:p>11858</text:p>
          </table:table-cell>
          <table:table-cell office:value-type="float" office:value="47462" calcext:value-type="float">
            <text:p>47462</text:p>
          </table:table-cell>
          <table:table-cell office:value-type="float" office:value="5559" calcext:value-type="float">
            <text:p>5559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5157" calcext:value-type="float">
            <text:p>5157</text:p>
          </table:table-cell>
          <table:table-cell office:value-type="float" office:value="7440" calcext:value-type="float">
            <text:p>744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2597" calcext:value-type="float">
            <text:p>12597</text:p>
          </table:table-cell>
          <table:table-cell office:value-type="float" office:value="48133" calcext:value-type="float">
            <text:p>48133</text:p>
          </table:table-cell>
          <table:table-cell office:value-type="float" office:value="5924" calcext:value-type="float">
            <text:p>5924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5557" calcext:value-type="float">
            <text:p>5557</text:p>
          </table:table-cell>
          <table:table-cell office:value-type="float" office:value="7722" calcext:value-type="float">
            <text:p>772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279" calcext:value-type="float">
            <text:p>13279</text:p>
          </table:table-cell>
          <table:table-cell office:value-type="float" office:value="48631" calcext:value-type="float">
            <text:p>48631</text:p>
          </table:table-cell>
          <table:table-cell office:value-type="float" office:value="6307" calcext:value-type="float">
            <text:p>6307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6119" calcext:value-type="float">
            <text:p>6119</text:p>
          </table:table-cell>
          <table:table-cell office:value-type="float" office:value="8549" calcext:value-type="float">
            <text:p>8549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4668" calcext:value-type="float">
            <text:p>14668</text:p>
          </table:table-cell>
          <table:table-cell office:value-type="float" office:value="50544" calcext:value-type="float">
            <text:p>50544</text:p>
          </table:table-cell>
          <table:table-cell office:value-type="float" office:value="6793" calcext:value-type="float">
            <text:p>679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6660" calcext:value-type="float">
            <text:p>6660</text:p>
          </table:table-cell>
          <table:table-cell office:value-type="float" office:value="9367" calcext:value-type="float">
            <text:p>936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6027" calcext:value-type="float">
            <text:p>16027</text:p>
          </table:table-cell>
          <table:table-cell office:value-type="float" office:value="52399" calcext:value-type="float">
            <text:p>52399</text:p>
          </table:table-cell>
          <table:table-cell office:value-type="float" office:value="7240" calcext:value-type="float">
            <text:p>7240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7199" calcext:value-type="float">
            <text:p>7199</text:p>
          </table:table-cell>
          <table:table-cell office:value-type="float" office:value="10105" calcext:value-type="float">
            <text:p>1010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7304" calcext:value-type="float">
            <text:p>17304</text:p>
          </table:table-cell>
          <table:table-cell office:value-type="float" office:value="54190" calcext:value-type="float">
            <text:p>54190</text:p>
          </table:table-cell>
          <table:table-cell office:value-type="float" office:value="7716" calcext:value-type="float">
            <text:p>7716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7764" calcext:value-type="float">
            <text:p>7764</text:p>
          </table:table-cell>
          <table:table-cell office:value-type="float" office:value="10905" calcext:value-type="float">
            <text:p>10905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8669" calcext:value-type="float">
            <text:p>18669</text:p>
          </table:table-cell>
          <table:table-cell office:value-type="float" office:value="55861" calcext:value-type="float">
            <text:p>55861</text:p>
          </table:table-cell>
          <table:table-cell office:value-type="float" office:value="8232" calcext:value-type="float">
            <text:p>8232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8348" calcext:value-type="float">
            <text:p>8348</text:p>
          </table:table-cell>
          <table:table-cell office:value-type="float" office:value="11876" calcext:value-type="float">
            <text:p>11876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0224" calcext:value-type="float">
            <text:p>20224</text:p>
          </table:table-cell>
          <table:table-cell office:value-type="float" office:value="57632" calcext:value-type="float">
            <text:p>57632</text:p>
          </table:table-cell>
          <table:table-cell office:value-type="float" office:value="8763" calcext:value-type="float">
            <text:p>876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8889" calcext:value-type="float">
            <text:p>8889</text:p>
          </table:table-cell>
          <table:table-cell office:value-type="float" office:value="12325" calcext:value-type="float">
            <text:p>1232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214" calcext:value-type="float">
            <text:p>21214</text:p>
          </table:table-cell>
          <table:table-cell office:value-type="float" office:value="58502" calcext:value-type="float">
            <text:p>58502</text:p>
          </table:table-cell>
          <table:table-cell office:value-type="float" office:value="9276" calcext:value-type="float">
            <text:p>9276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9489" calcext:value-type="float">
            <text:p>9489</text:p>
          </table:table-cell>
          <table:table-cell office:value-type="float" office:value="12689" calcext:value-type="float">
            <text:p>1268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2178" calcext:value-type="float">
            <text:p>22178</text:p>
          </table:table-cell>
          <table:table-cell office:value-type="float" office:value="59243" calcext:value-type="float">
            <text:p>59243</text:p>
          </table:table-cell>
          <table:table-cell office:value-type="float" office:value="9867" calcext:value-type="float">
            <text:p>9867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10180" calcext:value-type="float">
            <text:p>10180</text:p>
          </table:table-cell>
          <table:table-cell office:value-type="float" office:value="13758" calcext:value-type="float">
            <text:p>1375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3938" calcext:value-type="float">
            <text:p>23938</text:p>
          </table:table-cell>
          <table:table-cell office:value-type="float" office:value="61170" calcext:value-type="float">
            <text:p>61170</text:p>
          </table:table-cell>
          <table:table-cell office:value-type="float" office:value="10528" calcext:value-type="float">
            <text:p>10528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10866" calcext:value-type="float">
            <text:p>10866</text:p>
          </table:table-cell>
          <table:table-cell office:value-type="float" office:value="14822" calcext:value-type="float">
            <text:p>1482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5688" calcext:value-type="float">
            <text:p>25688</text:p>
          </table:table-cell>
          <table:table-cell office:value-type="float" office:value="62995" calcext:value-type="float">
            <text:p>62995</text:p>
          </table:table-cell>
          <table:table-cell office:value-type="float" office:value="11139" calcext:value-type="float">
            <text:p>11139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11569" calcext:value-type="float">
            <text:p>11569</text:p>
          </table:table-cell>
          <table:table-cell office:value-type="float" office:value="15846" calcext:value-type="float">
            <text:p>15846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7415" calcext:value-type="float">
            <text:p>27415</text:p>
          </table:table-cell>
          <table:table-cell office:value-type="float" office:value="64670" calcext:value-type="float">
            <text:p>64670</text:p>
          </table:table-cell>
          <table:table-cell office:value-type="float" office:value="11790" calcext:value-type="float">
            <text:p>11790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12241" calcext:value-type="float">
            <text:p>12241</text:p>
          </table:table-cell>
          <table:table-cell office:value-type="float" office:value="16909" calcext:value-type="float">
            <text:p>1690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9150" calcext:value-type="float">
            <text:p>29150</text:p>
          </table:table-cell>
          <table:table-cell office:value-type="float" office:value="65671" calcext:value-type="float">
            <text:p>65671</text:p>
          </table:table-cell>
          <table:table-cell office:value-type="float" office:value="12352" calcext:value-type="float">
            <text:p>12352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12929" calcext:value-type="float">
            <text:p>12929</text:p>
          </table:table-cell>
          <table:table-cell office:value-type="float" office:value="17572" calcext:value-type="float">
            <text:p>1757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0501" calcext:value-type="float">
            <text:p>30501</text:p>
          </table:table-cell>
          <table:table-cell office:value-type="float" office:value="66522" calcext:value-type="float">
            <text:p>66522</text:p>
          </table:table-cell>
          <table:table-cell office:value-type="float" office:value="13041" calcext:value-type="float">
            <text:p>13041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13553" calcext:value-type="float">
            <text:p>13553</text:p>
          </table:table-cell>
          <table:table-cell office:value-type="float" office:value="18279" calcext:value-type="float">
            <text:p>18279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31832" calcext:value-type="float">
            <text:p>31832</text:p>
          </table:table-cell>
          <table:table-cell office:value-type="float" office:value="67235" calcext:value-type="float">
            <text:p>67235</text:p>
          </table:table-cell>
          <table:table-cell office:value-type="float" office:value="13623" calcext:value-type="float">
            <text:p>13623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14178" calcext:value-type="float">
            <text:p>14178</text:p>
          </table:table-cell>
          <table:table-cell office:value-type="float" office:value="18870" calcext:value-type="float">
            <text:p>1887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3048" calcext:value-type="float">
            <text:p>33048</text:p>
          </table:table-cell>
          <table:table-cell office:value-type="float" office:value="67856" calcext:value-type="float">
            <text:p>67856</text:p>
          </table:table-cell>
          <table:table-cell office:value-type="float" office:value="14188" calcext:value-type="float">
            <text:p>14188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14902" calcext:value-type="float">
            <text:p>14902</text:p>
          </table:table-cell>
          <table:table-cell office:value-type="float" office:value="20606" calcext:value-type="float">
            <text:p>2060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5508" calcext:value-type="float">
            <text:p>35508</text:p>
          </table:table-cell>
          <table:table-cell office:value-type="float" office:value="69051" calcext:value-type="float">
            <text:p>69051</text:p>
          </table:table-cell>
          <table:table-cell office:value-type="float" office:value="14877" calcext:value-type="float">
            <text:p>14877</text:p>
          </table:table-cell>
          <table:table-cell office:value-type="float" office:value="12489" calcext:value-type="float">
            <text:p>12489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15625" calcext:value-type="float">
            <text:p>15625</text:p>
          </table:table-cell>
          <table:table-cell office:value-type="float" office:value="21924" calcext:value-type="float">
            <text:p>2192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7549" calcext:value-type="float">
            <text:p>37549</text:p>
          </table:table-cell>
          <table:table-cell office:value-type="float" office:value="70183" calcext:value-type="float">
            <text:p>70183</text:p>
          </table:table-cell>
          <table:table-cell office:value-type="float" office:value="15568" calcext:value-type="float">
            <text:p>15568</text:p>
          </table:table-cell>
          <table:table-cell office:value-type="float" office:value="12489" calcext:value-type="float">
            <text:p>12489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16355" calcext:value-type="float">
            <text:p>16355</text:p>
          </table:table-cell>
          <table:table-cell office:value-type="float" office:value="23426" calcext:value-type="float">
            <text:p>2342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9781" calcext:value-type="float">
            <text:p>39781</text:p>
          </table:table-cell>
          <table:table-cell office:value-type="float" office:value="71455" calcext:value-type="float">
            <text:p>71455</text:p>
          </table:table-cell>
          <table:table-cell office:value-type="float" office:value="16283" calcext:value-type="float">
            <text:p>16283</text:p>
          </table:table-cell>
          <table:table-cell office:value-type="float" office:value="12489" calcext:value-type="float">
            <text:p>12489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17144" calcext:value-type="float">
            <text:p>17144</text:p>
          </table:table-cell>
          <table:table-cell office:value-type="float" office:value="24965" calcext:value-type="float">
            <text:p>2496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2109" calcext:value-type="float">
            <text:p>42109</text:p>
          </table:table-cell>
          <table:table-cell office:value-type="float" office:value="72842" calcext:value-type="float">
            <text:p>72842</text:p>
          </table:table-cell>
          <table:table-cell office:value-type="float" office:value="16979" calcext:value-type="float">
            <text:p>16979</text:p>
          </table:table-cell>
          <table:table-cell office:value-type="float" office:value="12489" calcext:value-type="float">
            <text:p>12489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17930" calcext:value-type="float">
            <text:p>17930</text:p>
          </table:table-cell>
          <table:table-cell office:value-type="float" office:value="26518" calcext:value-type="float">
            <text:p>2651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44448" calcext:value-type="float">
            <text:p>44448</text:p>
          </table:table-cell>
          <table:table-cell office:value-type="float" office:value="74087" calcext:value-type="float">
            <text:p>74087</text:p>
          </table:table-cell>
          <table:table-cell office:value-type="float" office:value="17702" calcext:value-type="float">
            <text:p>17702</text:p>
          </table:table-cell>
          <table:table-cell office:value-type="float" office:value="12489" calcext:value-type="float">
            <text:p>12489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18592" calcext:value-type="float">
            <text:p>18592</text:p>
          </table:table-cell>
          <table:table-cell office:value-type="float" office:value="27346" calcext:value-type="float">
            <text:p>27346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45938" calcext:value-type="float">
            <text:p>45938</text:p>
          </table:table-cell>
          <table:table-cell office:value-type="float" office:value="74858" calcext:value-type="float">
            <text:p>74858</text:p>
          </table:table-cell>
          <table:table-cell office:value-type="float" office:value="18339" calcext:value-type="float">
            <text:p>18339</text:p>
          </table:table-cell>
          <table:table-cell office:value-type="float" office:value="12489" calcext:value-type="float">
            <text:p>12489</text:p>
          </table:table-cell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19384" calcext:value-type="float">
            <text:p>19384</text:p>
          </table:table-cell>
          <table:table-cell office:value-type="float" office:value="27935" calcext:value-type="float">
            <text:p>2793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7319" calcext:value-type="float">
            <text:p>47319</text:p>
          </table:table-cell>
          <table:table-cell office:value-type="float" office:value="75520" calcext:value-type="float">
            <text:p>75520</text:p>
          </table:table-cell>
          <table:table-cell office:value-type="float" office:value="19030" calcext:value-type="float">
            <text:p>19030</text:p>
          </table:table-cell>
          <table:table-cell office:value-type="float" office:value="12489" calcext:value-type="float">
            <text:p>12489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20422" calcext:value-type="float">
            <text:p>20422</text:p>
          </table:table-cell>
          <table:table-cell office:value-type="float" office:value="29782" calcext:value-type="float">
            <text:p>2978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50204" calcext:value-type="float">
            <text:p>50204</text:p>
          </table:table-cell>
          <table:table-cell office:value-type="float" office:value="76792" calcext:value-type="float">
            <text:p>76792</text:p>
          </table:table-cell>
          <table:table-cell office:value-type="float" office:value="19849" calcext:value-type="float">
            <text:p>19849</text:p>
          </table:table-cell>
          <table:table-cell office:value-type="float" office:value="16699" calcext:value-type="float">
            <text:p>16699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21331" calcext:value-type="float">
            <text:p>21331</text:p>
          </table:table-cell>
          <table:table-cell office:value-type="float" office:value="31727" calcext:value-type="float">
            <text:p>3172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53058" calcext:value-type="float">
            <text:p>53058</text:p>
          </table:table-cell>
          <table:table-cell office:value-type="float" office:value="78031" calcext:value-type="float">
            <text:p>78031</text:p>
          </table:table-cell>
          <table:table-cell office:value-type="float" office:value="20646" calcext:value-type="float">
            <text:p>20646</text:p>
          </table:table-cell>
          <table:table-cell office:value-type="float" office:value="16699" calcext:value-type="float">
            <text:p>16699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22322" calcext:value-type="float">
            <text:p>22322</text:p>
          </table:table-cell>
          <table:table-cell office:value-type="float" office:value="33800" calcext:value-type="float">
            <text:p>3380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6122" calcext:value-type="float">
            <text:p>56122</text:p>
          </table:table-cell>
          <table:table-cell office:value-type="float" office:value="79064" calcext:value-type="float">
            <text:p>79064</text:p>
          </table:table-cell>
          <table:table-cell office:value-type="float" office:value="21426" calcext:value-type="float">
            <text:p>21426</text:p>
          </table:table-cell>
          <table:table-cell office:value-type="float" office:value="16699" calcext:value-type="float">
            <text:p>16699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23332" calcext:value-type="float">
            <text:p>23332</text:p>
          </table:table-cell>
          <table:table-cell office:value-type="float" office:value="35802" calcext:value-type="float">
            <text:p>35802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9134" calcext:value-type="float">
            <text:p>59134</text:p>
          </table:table-cell>
          <table:table-cell office:value-type="float" office:value="80169" calcext:value-type="float">
            <text:p>80169</text:p>
          </table:table-cell>
          <table:table-cell office:value-type="float" office:value="22239" calcext:value-type="float">
            <text:p>22239</text:p>
          </table:table-cell>
          <table:table-cell office:value-type="float" office:value="16699" calcext:value-type="float">
            <text:p>16699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24430" calcext:value-type="float">
            <text:p>24430</text:p>
          </table:table-cell>
          <table:table-cell office:value-type="float" office:value="38130" calcext:value-type="float">
            <text:p>3813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2560" calcext:value-type="float">
            <text:p>62560</text:p>
          </table:table-cell>
          <table:table-cell office:value-type="float" office:value="81380" calcext:value-type="float">
            <text:p>81380</text:p>
          </table:table-cell>
          <table:table-cell office:value-type="float" office:value="23124" calcext:value-type="float">
            <text:p>23124</text:p>
          </table:table-cell>
          <table:table-cell office:value-type="float" office:value="16699" calcext:value-type="float">
            <text:p>16699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25312" calcext:value-type="float">
            <text:p>25312</text:p>
          </table:table-cell>
          <table:table-cell office:value-type="float" office:value="39357" calcext:value-type="float">
            <text:p>3935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64669" calcext:value-type="float">
            <text:p>64669</text:p>
          </table:table-cell>
          <table:table-cell office:value-type="float" office:value="82161" calcext:value-type="float">
            <text:p>82161</text:p>
          </table:table-cell>
          <table:table-cell office:value-type="float" office:value="23855" calcext:value-type="float">
            <text:p>23855</text:p>
          </table:table-cell>
          <table:table-cell office:value-type="float" office:value="16699" calcext:value-type="float">
            <text:p>16699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26160" calcext:value-type="float">
            <text:p>26160</text:p>
          </table:table-cell>
          <table:table-cell office:value-type="float" office:value="40108" calcext:value-type="float">
            <text:p>4010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66268" calcext:value-type="float">
            <text:p>66268</text:p>
          </table:table-cell>
          <table:table-cell office:value-type="float" office:value="82767" calcext:value-type="float">
            <text:p>82767</text:p>
          </table:table-cell>
          <table:table-cell office:value-type="float" office:value="24573" calcext:value-type="float">
            <text:p>24573</text:p>
          </table:table-cell>
          <table:table-cell office:value-type="float" office:value="16699" calcext:value-type="float">
            <text:p>16699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27317" calcext:value-type="float">
            <text:p>27317</text:p>
          </table:table-cell>
          <table:table-cell office:value-type="float" office:value="42909" calcext:value-type="float">
            <text:p>42909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70226" calcext:value-type="float">
            <text:p>70226</text:p>
          </table:table-cell>
          <table:table-cell office:value-type="float" office:value="84044" calcext:value-type="float">
            <text:p>84044</text:p>
          </table:table-cell>
          <table:table-cell office:value-type="float" office:value="25491" calcext:value-type="float">
            <text:p>25491</text:p>
          </table:table-cell>
          <table:table-cell office:value-type="float" office:value="21873" calcext:value-type="float">
            <text:p>21873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28312" calcext:value-type="float">
            <text:p>28312</text:p>
          </table:table-cell>
          <table:table-cell office:value-type="float" office:value="45428" calcext:value-type="float">
            <text:p>4542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73740" calcext:value-type="float">
            <text:p>73740</text:p>
          </table:table-cell>
          <table:table-cell office:value-type="float" office:value="85130" calcext:value-type="float">
            <text:p>85130</text:p>
          </table:table-cell>
          <table:table-cell office:value-type="float" office:value="26257" calcext:value-type="float">
            <text:p>26257</text:p>
          </table:table-cell>
          <table:table-cell office:value-type="float" office:value="21873" calcext:value-type="float">
            <text:p>21873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29402" calcext:value-type="float">
            <text:p>29402</text:p>
          </table:table-cell>
          <table:table-cell office:value-type="float" office:value="48178" calcext:value-type="float">
            <text:p>4817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77580" calcext:value-type="float">
            <text:p>77580</text:p>
          </table:table-cell>
          <table:table-cell office:value-type="float" office:value="86350" calcext:value-type="float">
            <text:p>86350</text:p>
          </table:table-cell>
          <table:table-cell office:value-type="float" office:value="27142" calcext:value-type="float">
            <text:p>27142</text:p>
          </table:table-cell>
          <table:table-cell office:value-type="float" office:value="21873" calcext:value-type="float">
            <text:p>21873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30484" calcext:value-type="float">
            <text:p>30484</text:p>
          </table:table-cell>
          <table:table-cell office:value-type="float" office:value="51018" calcext:value-type="float">
            <text:p>510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1502" calcext:value-type="float">
            <text:p>81502</text:p>
          </table:table-cell>
          <table:table-cell office:value-type="float" office:value="87584" calcext:value-type="float">
            <text:p>87584</text:p>
          </table:table-cell>
          <table:table-cell office:value-type="float" office:value="28005" calcext:value-type="float">
            <text:p>28005</text:p>
          </table:table-cell>
          <table:table-cell office:value-type="float" office:value="21873" calcext:value-type="float">
            <text:p>21873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31575" calcext:value-type="float">
            <text:p>31575</text:p>
          </table:table-cell>
          <table:table-cell office:value-type="float" office:value="53852" calcext:value-type="float">
            <text:p>53852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85427" calcext:value-type="float">
            <text:p>85427</text:p>
          </table:table-cell>
          <table:table-cell office:value-type="float" office:value="88792" calcext:value-type="float">
            <text:p>88792</text:p>
          </table:table-cell>
          <table:table-cell office:value-type="float" office:value="28770" calcext:value-type="float">
            <text:p>28770</text:p>
          </table:table-cell>
          <table:table-cell office:value-type="float" office:value="21873" calcext:value-type="float">
            <text:p>21873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32449" calcext:value-type="float">
            <text:p>32449</text:p>
          </table:table-cell>
          <table:table-cell office:value-type="float" office:value="55210" calcext:value-type="float">
            <text:p>5521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87659" calcext:value-type="float">
            <text:p>87659</text:p>
          </table:table-cell>
          <table:table-cell office:value-type="float" office:value="89508" calcext:value-type="float">
            <text:p>89508</text:p>
          </table:table-cell>
          <table:table-cell office:value-type="float" office:value="29449" calcext:value-type="float">
            <text:p>29449</text:p>
          </table:table-cell>
          <table:table-cell office:value-type="float" office:value="21873" calcext:value-type="float">
            <text:p>21873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33366" calcext:value-type="float">
            <text:p>33366</text:p>
          </table:table-cell>
          <table:table-cell office:value-type="float" office:value="56135" calcext:value-type="float">
            <text:p>5613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89501" calcext:value-type="float">
            <text:p>89501</text:p>
          </table:table-cell>
          <table:table-cell office:value-type="float" office:value="90133" calcext:value-type="float">
            <text:p>90133</text:p>
          </table:table-cell>
          <table:table-cell office:value-type="float" office:value="30139" calcext:value-type="float">
            <text:p>30139</text:p>
          </table:table-cell>
          <table:table-cell office:value-type="float" office:value="21873" calcext:value-type="float">
            <text:p>21873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34616" calcext:value-type="float">
            <text:p>34616</text:p>
          </table:table-cell>
          <table:table-cell office:value-type="float" office:value="59444" calcext:value-type="float">
            <text:p>59444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94060" calcext:value-type="float">
            <text:p>94060</text:p>
          </table:table-cell>
          <table:table-cell office:value-type="float" office:value="91517" calcext:value-type="float">
            <text:p>91517</text:p>
          </table:table-cell>
          <table:table-cell office:value-type="float" office:value="31065" calcext:value-type="float">
            <text:p>31065</text:p>
          </table:table-cell>
          <table:table-cell office:value-type="float" office:value="27920" calcext:value-type="float">
            <text:p>27920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35749" calcext:value-type="float">
            <text:p>35749</text:p>
          </table:table-cell>
          <table:table-cell office:value-type="float" office:value="62572" calcext:value-type="float">
            <text:p>62572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98321" calcext:value-type="float">
            <text:p>98321</text:p>
          </table:table-cell>
          <table:table-cell office:value-type="float" office:value="92855" calcext:value-type="float">
            <text:p>92855</text:p>
          </table:table-cell>
          <table:table-cell office:value-type="float" office:value="31876" calcext:value-type="float">
            <text:p>31876</text:p>
          </table:table-cell>
          <table:table-cell office:value-type="float" office:value="27920" calcext:value-type="float">
            <text:p>27920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36979" calcext:value-type="float">
            <text:p>36979</text:p>
          </table:table-cell>
          <table:table-cell office:value-type="float" office:value="65737" calcext:value-type="float">
            <text:p>65737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02716" calcext:value-type="float">
            <text:p>102716</text:p>
          </table:table-cell>
          <table:table-cell office:value-type="float" office:value="94077" calcext:value-type="float">
            <text:p>94077</text:p>
          </table:table-cell>
          <table:table-cell office:value-type="float" office:value="32672" calcext:value-type="float">
            <text:p>32672</text:p>
          </table:table-cell>
          <table:table-cell office:value-type="float" office:value="27920" calcext:value-type="float">
            <text:p>27920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38204" calcext:value-type="float">
            <text:p>38204</text:p>
          </table:table-cell>
          <table:table-cell office:value-type="float" office:value="68672" calcext:value-type="float">
            <text:p>68672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06876" calcext:value-type="float">
            <text:p>106876</text:p>
          </table:table-cell>
          <table:table-cell office:value-type="float" office:value="95206" calcext:value-type="float">
            <text:p>95206</text:p>
          </table:table-cell>
          <table:table-cell office:value-type="float" office:value="33526" calcext:value-type="float">
            <text:p>33526</text:p>
          </table:table-cell>
          <table:table-cell office:value-type="float" office:value="27920" calcext:value-type="float">
            <text:p>27920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39347" calcext:value-type="float">
            <text:p>39347</text:p>
          </table:table-cell>
          <table:table-cell office:value-type="float" office:value="71827" calcext:value-type="float">
            <text:p>71827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11174" calcext:value-type="float">
            <text:p>111174</text:p>
          </table:table-cell>
          <table:table-cell office:value-type="float" office:value="96449" calcext:value-type="float">
            <text:p>96449</text:p>
          </table:table-cell>
          <table:table-cell office:value-type="float" office:value="34371" calcext:value-type="float">
            <text:p>34371</text:p>
          </table:table-cell>
          <table:table-cell office:value-type="float" office:value="27920" calcext:value-type="float">
            <text:p>27920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40414" calcext:value-type="float">
            <text:p>40414</text:p>
          </table:table-cell>
          <table:table-cell office:value-type="float" office:value="73432" calcext:value-type="float">
            <text:p>73432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13846" calcext:value-type="float">
            <text:p>113846</text:p>
          </table:table-cell>
          <table:table-cell office:value-type="float" office:value="97196" calcext:value-type="float">
            <text:p>97196</text:p>
          </table:table-cell>
          <table:table-cell office:value-type="float" office:value="35165" calcext:value-type="float">
            <text:p>35165</text:p>
          </table:table-cell>
          <table:table-cell office:value-type="float" office:value="27920" calcext:value-type="float">
            <text:p>27920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41460" calcext:value-type="float">
            <text:p>41460</text:p>
          </table:table-cell>
          <table:table-cell office:value-type="float" office:value="74420" calcext:value-type="float">
            <text:p>7442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15880" calcext:value-type="float">
            <text:p>115880</text:p>
          </table:table-cell>
          <table:table-cell office:value-type="float" office:value="97859" calcext:value-type="float">
            <text:p>97859</text:p>
          </table:table-cell>
          <table:table-cell office:value-type="float" office:value="35918" calcext:value-type="float">
            <text:p>35918</text:p>
          </table:table-cell>
          <table:table-cell office:value-type="float" office:value="27920" calcext:value-type="float">
            <text:p>27920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42842" calcext:value-type="float">
            <text:p>42842</text:p>
          </table:table-cell>
          <table:table-cell office:value-type="float" office:value="78243" calcext:value-type="float">
            <text:p>78243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21085" calcext:value-type="float">
            <text:p>121085</text:p>
          </table:table-cell>
          <table:table-cell office:value-type="float" office:value="99243" calcext:value-type="float">
            <text:p>99243</text:p>
          </table:table-cell>
          <table:table-cell office:value-type="float" office:value="36901" calcext:value-type="float">
            <text:p>36901</text:p>
          </table:table-cell>
          <table:table-cell office:value-type="float" office:value="34663" calcext:value-type="float">
            <text:p>34663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44118" calcext:value-type="float">
            <text:p>44118</text:p>
          </table:table-cell>
          <table:table-cell office:value-type="float" office:value="81623" calcext:value-type="float">
            <text:p>81623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25741" calcext:value-type="float">
            <text:p>125741</text:p>
          </table:table-cell>
          <table:table-cell office:value-type="float" office:value="100513" calcext:value-type="float">
            <text:p>100513</text:p>
          </table:table-cell>
          <table:table-cell office:value-type="float" office:value="37792" calcext:value-type="float">
            <text:p>37792</text:p>
          </table:table-cell>
          <table:table-cell office:value-type="float" office:value="34663" calcext:value-type="float">
            <text:p>34663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45407" calcext:value-type="float">
            <text:p>45407</text:p>
          </table:table-cell>
          <table:table-cell office:value-type="float" office:value="85234" calcext:value-type="float">
            <text:p>85234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130641" calcext:value-type="float">
            <text:p>130641</text:p>
          </table:table-cell>
          <table:table-cell office:value-type="float" office:value="101835" calcext:value-type="float">
            <text:p>101835</text:p>
          </table:table-cell>
          <table:table-cell office:value-type="float" office:value="38693" calcext:value-type="float">
            <text:p>38693</text:p>
          </table:table-cell>
          <table:table-cell office:value-type="float" office:value="34663" calcext:value-type="float">
            <text:p>34663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46773" calcext:value-type="float">
            <text:p>46773</text:p>
          </table:table-cell>
          <table:table-cell office:value-type="float" office:value="88704" calcext:value-type="float">
            <text:p>88704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35477" calcext:value-type="float">
            <text:p>135477</text:p>
          </table:table-cell>
          <table:table-cell office:value-type="float" office:value="103201" calcext:value-type="float">
            <text:p>103201</text:p>
          </table:table-cell>
          <table:table-cell office:value-type="float" office:value="39611" calcext:value-type="float">
            <text:p>39611</text:p>
          </table:table-cell>
          <table:table-cell office:value-type="float" office:value="34663" calcext:value-type="float">
            <text:p>34663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48116" calcext:value-type="float">
            <text:p>48116</text:p>
          </table:table-cell>
          <table:table-cell office:value-type="float" office:value="92325" calcext:value-type="float">
            <text:p>92325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140441" calcext:value-type="float">
            <text:p>140441</text:p>
          </table:table-cell>
          <table:table-cell office:value-type="float" office:value="104449" calcext:value-type="float">
            <text:p>104449</text:p>
          </table:table-cell>
          <table:table-cell office:value-type="float" office:value="40535" calcext:value-type="float">
            <text:p>40535</text:p>
          </table:table-cell>
          <table:table-cell office:value-type="float" office:value="34663" calcext:value-type="float">
            <text:p>34663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49268" calcext:value-type="float">
            <text:p>49268</text:p>
          </table:table-cell>
          <table:table-cell office:value-type="float" office:value="94117" calcext:value-type="float">
            <text:p>94117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43385" calcext:value-type="float">
            <text:p>143385</text:p>
          </table:table-cell>
          <table:table-cell office:value-type="float" office:value="105278" calcext:value-type="float">
            <text:p>105278</text:p>
          </table:table-cell>
          <table:table-cell office:value-type="float" office:value="41345" calcext:value-type="float">
            <text:p>41345</text:p>
          </table:table-cell>
          <table:table-cell office:value-type="float" office:value="34663" calcext:value-type="float">
            <text:p>34663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50361" calcext:value-type="float">
            <text:p>50361</text:p>
          </table:table-cell>
          <table:table-cell office:value-type="float" office:value="95319" calcext:value-type="float">
            <text:p>95319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145680" calcext:value-type="float">
            <text:p>145680</text:p>
          </table:table-cell>
          <table:table-cell office:value-type="float" office:value="105893" calcext:value-type="float">
            <text:p>105893</text:p>
          </table:table-cell>
          <table:table-cell office:value-type="float" office:value="42153" calcext:value-type="float">
            <text:p>42153</text:p>
          </table:table-cell>
          <table:table-cell office:value-type="float" office:value="34663" calcext:value-type="float">
            <text:p>34663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51843" calcext:value-type="float">
            <text:p>51843</text:p>
          </table:table-cell>
          <table:table-cell office:value-type="float" office:value="99914" calcext:value-type="float">
            <text:p>99914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51757" calcext:value-type="float">
            <text:p>151757</text:p>
          </table:table-cell>
          <table:table-cell office:value-type="float" office:value="107543" calcext:value-type="float">
            <text:p>107543</text:p>
          </table:table-cell>
          <table:table-cell office:value-type="float" office:value="43193" calcext:value-type="float">
            <text:p>43193</text:p>
          </table:table-cell>
          <table:table-cell office:value-type="float" office:value="41407" calcext:value-type="float">
            <text:p>41407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53147" calcext:value-type="float">
            <text:p>53147</text:p>
          </table:table-cell>
          <table:table-cell office:value-type="float" office:value="104285" calcext:value-type="float">
            <text:p>104285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157432" calcext:value-type="float">
            <text:p>157432</text:p>
          </table:table-cell>
          <table:table-cell office:value-type="float" office:value="109066" calcext:value-type="float">
            <text:p>109066</text:p>
          </table:table-cell>
          <table:table-cell office:value-type="float" office:value="44105" calcext:value-type="float">
            <text:p>44105</text:p>
          </table:table-cell>
          <table:table-cell office:value-type="float" office:value="41407" calcext:value-type="float">
            <text:p>41407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54525" calcext:value-type="float">
            <text:p>54525</text:p>
          </table:table-cell>
          <table:table-cell office:value-type="float" office:value="108554" calcext:value-type="float">
            <text:p>108554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63079" calcext:value-type="float">
            <text:p>163079</text:p>
          </table:table-cell>
          <table:table-cell office:value-type="float" office:value="110515" calcext:value-type="float">
            <text:p>110515</text:p>
          </table:table-cell>
          <table:table-cell office:value-type="float" office:value="45062" calcext:value-type="float">
            <text:p>45062</text:p>
          </table:table-cell>
          <table:table-cell office:value-type="float" office:value="41407" calcext:value-type="float">
            <text:p>41407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55862" calcext:value-type="float">
            <text:p>55862</text:p>
          </table:table-cell>
          <table:table-cell office:value-type="float" office:value="112547" calcext:value-type="float">
            <text:p>112547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68409" calcext:value-type="float">
            <text:p>168409</text:p>
          </table:table-cell>
          <table:table-cell office:value-type="float" office:value="111914" calcext:value-type="float">
            <text:p>111914</text:p>
          </table:table-cell>
          <table:table-cell office:value-type="float" office:value="45998" calcext:value-type="float">
            <text:p>45998</text:p>
          </table:table-cell>
          <table:table-cell office:value-type="float" office:value="41407" calcext:value-type="float">
            <text:p>41407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57185" calcext:value-type="float">
            <text:p>57185</text:p>
          </table:table-cell>
          <table:table-cell office:value-type="float" office:value="116789" calcext:value-type="float">
            <text:p>116789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73974" calcext:value-type="float">
            <text:p>173974</text:p>
          </table:table-cell>
          <table:table-cell office:value-type="float" office:value="113345" calcext:value-type="float">
            <text:p>113345</text:p>
          </table:table-cell>
          <table:table-cell office:value-type="float" office:value="46973" calcext:value-type="float">
            <text:p>46973</text:p>
          </table:table-cell>
          <table:table-cell office:value-type="float" office:value="41407" calcext:value-type="float">
            <text:p>41407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58284" calcext:value-type="float">
            <text:p>58284</text:p>
          </table:table-cell>
          <table:table-cell office:value-type="float" office:value="118739" calcext:value-type="float">
            <text:p>118739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77023" calcext:value-type="float">
            <text:p>177023</text:p>
          </table:table-cell>
          <table:table-cell office:value-type="float" office:value="114149" calcext:value-type="float">
            <text:p>114149</text:p>
          </table:table-cell>
          <table:table-cell office:value-type="float" office:value="47730" calcext:value-type="float">
            <text:p>47730</text:p>
          </table:table-cell>
          <table:table-cell office:value-type="float" office:value="41407" calcext:value-type="float">
            <text:p>41407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59522" calcext:value-type="float">
            <text:p>59522</text:p>
          </table:table-cell>
          <table:table-cell office:value-type="float" office:value="120035" calcext:value-type="float">
            <text:p>120035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79557" calcext:value-type="float">
            <text:p>179557</text:p>
          </table:table-cell>
          <table:table-cell office:value-type="float" office:value="114898" calcext:value-type="float">
            <text:p>114898</text:p>
          </table:table-cell>
          <table:table-cell office:value-type="float" office:value="48623" calcext:value-type="float">
            <text:p>48623</text:p>
          </table:table-cell>
          <table:table-cell office:value-type="float" office:value="41407" calcext:value-type="float">
            <text:p>41407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61130" calcext:value-type="float">
            <text:p>61130</text:p>
          </table:table-cell>
          <table:table-cell office:value-type="float" office:value="124922" calcext:value-type="float">
            <text:p>124922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186052" calcext:value-type="float">
            <text:p>186052</text:p>
          </table:table-cell>
          <table:table-cell office:value-type="float" office:value="116632" calcext:value-type="float">
            <text:p>116632</text:p>
          </table:table-cell>
          <table:table-cell office:value-type="float" office:value="49656" calcext:value-type="float">
            <text:p>49656</text:p>
          </table:table-cell>
          <table:table-cell office:value-type="float" office:value="48742" calcext:value-type="float">
            <text:p>48742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62580" calcext:value-type="float">
            <text:p>62580</text:p>
          </table:table-cell>
          <table:table-cell office:value-type="float" office:value="129812" calcext:value-type="float">
            <text:p>129812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192392" calcext:value-type="float">
            <text:p>192392</text:p>
          </table:table-cell>
          <table:table-cell office:value-type="float" office:value="118324" calcext:value-type="float">
            <text:p>118324</text:p>
          </table:table-cell>
          <table:table-cell office:value-type="float" office:value="50639" calcext:value-type="float">
            <text:p>50639</text:p>
          </table:table-cell>
          <table:table-cell office:value-type="float" office:value="48742" calcext:value-type="float">
            <text:p>48742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63923" calcext:value-type="float">
            <text:p>63923</text:p>
          </table:table-cell>
          <table:table-cell office:value-type="float" office:value="134513" calcext:value-type="float">
            <text:p>134513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98436" calcext:value-type="float">
            <text:p>198436</text:p>
          </table:table-cell>
          <table:table-cell office:value-type="float" office:value="119869" calcext:value-type="float">
            <text:p>119869</text:p>
          </table:table-cell>
          <table:table-cell office:value-type="float" office:value="51522" calcext:value-type="float">
            <text:p>51522</text:p>
          </table:table-cell>
          <table:table-cell office:value-type="float" office:value="48742" calcext:value-type="float">
            <text:p>48742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65312" calcext:value-type="float">
            <text:p>65312</text:p>
          </table:table-cell>
          <table:table-cell office:value-type="float" office:value="139111" calcext:value-type="float">
            <text:p>139111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04423" calcext:value-type="float">
            <text:p>204423</text:p>
          </table:table-cell>
          <table:table-cell office:value-type="float" office:value="121495" calcext:value-type="float">
            <text:p>121495</text:p>
          </table:table-cell>
          <table:table-cell office:value-type="float" office:value="52445" calcext:value-type="float">
            <text:p>52445</text:p>
          </table:table-cell>
          <table:table-cell office:value-type="float" office:value="48742" calcext:value-type="float">
            <text:p>48742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66649" calcext:value-type="float">
            <text:p>66649</text:p>
          </table:table-cell>
          <table:table-cell office:value-type="float" office:value="143805" calcext:value-type="float">
            <text:p>143805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210454" calcext:value-type="float">
            <text:p>210454</text:p>
          </table:table-cell>
          <table:table-cell office:value-type="float" office:value="123020" calcext:value-type="float">
            <text:p>123020</text:p>
          </table:table-cell>
          <table:table-cell office:value-type="float" office:value="53301" calcext:value-type="float">
            <text:p>53301</text:p>
          </table:table-cell>
          <table:table-cell office:value-type="float" office:value="48742" calcext:value-type="float">
            <text:p>48742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67874" calcext:value-type="float">
            <text:p>67874</text:p>
          </table:table-cell>
          <table:table-cell office:value-type="float" office:value="146079" calcext:value-type="float">
            <text:p>146079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213953" calcext:value-type="float">
            <text:p>213953</text:p>
          </table:table-cell>
          <table:table-cell office:value-type="float" office:value="124020" calcext:value-type="float">
            <text:p>124020</text:p>
          </table:table-cell>
          <table:table-cell office:value-type="float" office:value="54134" calcext:value-type="float">
            <text:p>54134</text:p>
          </table:table-cell>
          <table:table-cell office:value-type="float" office:value="48742" calcext:value-type="float">
            <text:p>48742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68987" calcext:value-type="float">
            <text:p>68987</text:p>
          </table:table-cell>
          <table:table-cell office:value-type="float" office:value="147378" calcext:value-type="float">
            <text:p>147378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216365" calcext:value-type="float">
            <text:p>216365</text:p>
          </table:table-cell>
          <table:table-cell office:value-type="float" office:value="124675" calcext:value-type="float">
            <text:p>124675</text:p>
          </table:table-cell>
          <table:table-cell office:value-type="float" office:value="54890" calcext:value-type="float">
            <text:p>54890</text:p>
          </table:table-cell>
          <table:table-cell office:value-type="float" office:value="48742" calcext:value-type="float">
            <text:p>48742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70598" calcext:value-type="float">
            <text:p>70598</text:p>
          </table:table-cell>
          <table:table-cell office:value-type="float" office:value="152552" calcext:value-type="float">
            <text:p>152552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223150" calcext:value-type="float">
            <text:p>223150</text:p>
          </table:table-cell>
          <table:table-cell office:value-type="float" office:value="126404" calcext:value-type="float">
            <text:p>126404</text:p>
          </table:table-cell>
          <table:table-cell office:value-type="float" office:value="55833" calcext:value-type="float">
            <text:p>55833</text:p>
          </table:table-cell>
          <table:table-cell office:value-type="float" office:value="55545" calcext:value-type="float">
            <text:p>55545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72079" calcext:value-type="float">
            <text:p>72079</text:p>
          </table:table-cell>
          <table:table-cell office:value-type="float" office:value="157616" calcext:value-type="float">
            <text:p>157616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229695" calcext:value-type="float">
            <text:p>229695</text:p>
          </table:table-cell>
          <table:table-cell office:value-type="float" office:value="127960" calcext:value-type="float">
            <text:p>127960</text:p>
          </table:table-cell>
          <table:table-cell office:value-type="float" office:value="56751" calcext:value-type="float">
            <text:p>56751</text:p>
          </table:table-cell>
          <table:table-cell office:value-type="float" office:value="55545" calcext:value-type="float">
            <text:p>55545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73550" calcext:value-type="float">
            <text:p>73550</text:p>
          </table:table-cell>
          <table:table-cell office:value-type="float" office:value="162379" calcext:value-type="float">
            <text:p>162379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235929" calcext:value-type="float">
            <text:p>235929</text:p>
          </table:table-cell>
          <table:table-cell office:value-type="float" office:value="129997" calcext:value-type="float">
            <text:p>129997</text:p>
          </table:table-cell>
          <table:table-cell office:value-type="float" office:value="57651" calcext:value-type="float">
            <text:p>57651</text:p>
          </table:table-cell>
          <table:table-cell office:value-type="float" office:value="55545" calcext:value-type="float">
            <text:p>55545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74947" calcext:value-type="float">
            <text:p>74947</text:p>
          </table:table-cell>
          <table:table-cell office:value-type="float" office:value="167162" calcext:value-type="float">
            <text:p>167162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242109" calcext:value-type="float">
            <text:p>242109</text:p>
          </table:table-cell>
          <table:table-cell office:value-type="float" office:value="132563" calcext:value-type="float">
            <text:p>132563</text:p>
          </table:table-cell>
          <table:table-cell office:value-type="float" office:value="58540" calcext:value-type="float">
            <text:p>58540</text:p>
          </table:table-cell>
          <table:table-cell office:value-type="float" office:value="55545" calcext:value-type="float">
            <text:p>55545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76418" calcext:value-type="float">
            <text:p>76418</text:p>
          </table:table-cell>
          <table:table-cell office:value-type="float" office:value="172138" calcext:value-type="float">
            <text:p>172138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248556" calcext:value-type="float">
            <text:p>248556</text:p>
          </table:table-cell>
          <table:table-cell office:value-type="float" office:value="134955" calcext:value-type="float">
            <text:p>134955</text:p>
          </table:table-cell>
          <table:table-cell office:value-type="float" office:value="59472" calcext:value-type="float">
            <text:p>59472</text:p>
          </table:table-cell>
          <table:table-cell office:value-type="float" office:value="55545" calcext:value-type="float">
            <text:p>55545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77697" calcext:value-type="float">
            <text:p>77697</text:p>
          </table:table-cell>
          <table:table-cell office:value-type="float" office:value="174452" calcext:value-type="float">
            <text:p>17445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52149" calcext:value-type="float">
            <text:p>252149</text:p>
          </table:table-cell>
          <table:table-cell office:value-type="float" office:value="136496" calcext:value-type="float">
            <text:p>136496</text:p>
          </table:table-cell>
          <table:table-cell office:value-type="float" office:value="60292" calcext:value-type="float">
            <text:p>60292</text:p>
          </table:table-cell>
          <table:table-cell office:value-type="float" office:value="55545" calcext:value-type="float">
            <text:p>55545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78963" calcext:value-type="float">
            <text:p>78963</text:p>
          </table:table-cell>
          <table:table-cell office:value-type="float" office:value="176058" calcext:value-type="float">
            <text:p>176058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255021" calcext:value-type="float">
            <text:p>255021</text:p>
          </table:table-cell>
          <table:table-cell office:value-type="float" office:value="137738" calcext:value-type="float">
            <text:p>137738</text:p>
          </table:table-cell>
          <table:table-cell office:value-type="float" office:value="61135" calcext:value-type="float">
            <text:p>61135</text:p>
          </table:table-cell>
          <table:table-cell office:value-type="float" office:value="55545" calcext:value-type="float">
            <text:p>55545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80528" calcext:value-type="float">
            <text:p>80528</text:p>
          </table:table-cell>
          <table:table-cell office:value-type="float" office:value="181885" calcext:value-type="float">
            <text:p>1818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62413" calcext:value-type="float">
            <text:p>262413</text:p>
          </table:table-cell>
          <table:table-cell office:value-type="float" office:value="140357" calcext:value-type="float">
            <text:p>140357</text:p>
          </table:table-cell>
          <table:table-cell office:value-type="float" office:value="62108" calcext:value-type="float">
            <text:p>62108</text:p>
          </table:table-cell>
          <table:table-cell office:value-type="float" office:value="63069" calcext:value-type="float">
            <text:p>63069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82013" calcext:value-type="float">
            <text:p>82013</text:p>
          </table:table-cell>
          <table:table-cell office:value-type="float" office:value="187486" calcext:value-type="float">
            <text:p>187486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269499" calcext:value-type="float">
            <text:p>269499</text:p>
          </table:table-cell>
          <table:table-cell office:value-type="float" office:value="142769" calcext:value-type="float">
            <text:p>142769</text:p>
          </table:table-cell>
          <table:table-cell office:value-type="float" office:value="63061" calcext:value-type="float">
            <text:p>63061</text:p>
          </table:table-cell>
          <table:table-cell office:value-type="float" office:value="63069" calcext:value-type="float">
            <text:p>63069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83568" calcext:value-type="float">
            <text:p>83568</text:p>
          </table:table-cell>
          <table:table-cell office:value-type="float" office:value="193402" calcext:value-type="float">
            <text:p>193402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276970" calcext:value-type="float">
            <text:p>276970</text:p>
          </table:table-cell>
          <table:table-cell office:value-type="float" office:value="144928" calcext:value-type="float">
            <text:p>144928</text:p>
          </table:table-cell>
          <table:table-cell office:value-type="float" office:value="64044" calcext:value-type="float">
            <text:p>64044</text:p>
          </table:table-cell>
          <table:table-cell office:value-type="float" office:value="63069" calcext:value-type="float">
            <text:p>63069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84967" calcext:value-type="float">
            <text:p>84967</text:p>
          </table:table-cell>
          <table:table-cell office:value-type="float" office:value="198901" calcext:value-type="float">
            <text:p>198901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283868" calcext:value-type="float">
            <text:p>283868</text:p>
          </table:table-cell>
          <table:table-cell office:value-type="float" office:value="147109" calcext:value-type="float">
            <text:p>147109</text:p>
          </table:table-cell>
          <table:table-cell office:value-type="float" office:value="64922" calcext:value-type="float">
            <text:p>64922</text:p>
          </table:table-cell>
          <table:table-cell office:value-type="float" office:value="63069" calcext:value-type="float">
            <text:p>63069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86362" calcext:value-type="float">
            <text:p>86362</text:p>
          </table:table-cell>
          <table:table-cell office:value-type="float" office:value="204418" calcext:value-type="float">
            <text:p>204418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290780" calcext:value-type="float">
            <text:p>290780</text:p>
          </table:table-cell>
          <table:table-cell office:value-type="float" office:value="149212" calcext:value-type="float">
            <text:p>149212</text:p>
          </table:table-cell>
          <table:table-cell office:value-type="float" office:value="65825" calcext:value-type="float">
            <text:p>65825</text:p>
          </table:table-cell>
          <table:table-cell office:value-type="float" office:value="63069" calcext:value-type="float">
            <text:p>63069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87548" calcext:value-type="float">
            <text:p>87548</text:p>
          </table:table-cell>
          <table:table-cell office:value-type="float" office:value="206784" calcext:value-type="float">
            <text:p>206784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294332" calcext:value-type="float">
            <text:p>294332</text:p>
          </table:table-cell>
          <table:table-cell office:value-type="float" office:value="150206" calcext:value-type="float">
            <text:p>150206</text:p>
          </table:table-cell>
          <table:table-cell office:value-type="float" office:value="66618" calcext:value-type="float">
            <text:p>66618</text:p>
          </table:table-cell>
          <table:table-cell office:value-type="float" office:value="63069" calcext:value-type="float">
            <text:p>63069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88718" calcext:value-type="float">
            <text:p>88718</text:p>
          </table:table-cell>
          <table:table-cell office:value-type="float" office:value="208504" calcext:value-type="float">
            <text:p>208504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297222" calcext:value-type="float">
            <text:p>297222</text:p>
          </table:table-cell>
          <table:table-cell office:value-type="float" office:value="151076" calcext:value-type="float">
            <text:p>151076</text:p>
          </table:table-cell>
          <table:table-cell office:value-type="float" office:value="67403" calcext:value-type="float">
            <text:p>67403</text:p>
          </table:table-cell>
          <table:table-cell office:value-type="float" office:value="63069" calcext:value-type="float">
            <text:p>63069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90254" calcext:value-type="float">
            <text:p>90254</text:p>
          </table:table-cell>
          <table:table-cell office:value-type="float" office:value="214612" calcext:value-type="float">
            <text:p>214612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304866" calcext:value-type="float">
            <text:p>304866</text:p>
          </table:table-cell>
          <table:table-cell office:value-type="float" office:value="153276" calcext:value-type="float">
            <text:p>153276</text:p>
          </table:table-cell>
          <table:table-cell office:value-type="float" office:value="68406" calcext:value-type="float">
            <text:p>68406</text:p>
          </table:table-cell>
          <table:table-cell office:value-type="float" office:value="70383" calcext:value-type="float">
            <text:p>70383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91762" calcext:value-type="float">
            <text:p>91762</text:p>
          </table:table-cell>
          <table:table-cell office:value-type="float" office:value="220772" calcext:value-type="float">
            <text:p>220772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312534" calcext:value-type="float">
            <text:p>312534</text:p>
          </table:table-cell>
          <table:table-cell office:value-type="float" office:value="155532" calcext:value-type="float">
            <text:p>155532</text:p>
          </table:table-cell>
          <table:table-cell office:value-type="float" office:value="69431" calcext:value-type="float">
            <text:p>69431</text:p>
          </table:table-cell>
          <table:table-cell office:value-type="float" office:value="70383" calcext:value-type="float">
            <text:p>7038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93199" calcext:value-type="float">
            <text:p>93199</text:p>
          </table:table-cell>
          <table:table-cell office:value-type="float" office:value="226600" calcext:value-type="float">
            <text:p>22660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319799" calcext:value-type="float">
            <text:p>319799</text:p>
          </table:table-cell>
          <table:table-cell office:value-type="float" office:value="157684" calcext:value-type="float">
            <text:p>157684</text:p>
          </table:table-cell>
          <table:table-cell office:value-type="float" office:value="70392" calcext:value-type="float">
            <text:p>70392</text:p>
          </table:table-cell>
          <table:table-cell office:value-type="float" office:value="70383" calcext:value-type="float">
            <text:p>70383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94556" calcext:value-type="float">
            <text:p>94556</text:p>
          </table:table-cell>
          <table:table-cell office:value-type="float" office:value="232185" calcext:value-type="float">
            <text:p>232185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326741" calcext:value-type="float">
            <text:p>326741</text:p>
          </table:table-cell>
          <table:table-cell office:value-type="float" office:value="159739" calcext:value-type="float">
            <text:p>159739</text:p>
          </table:table-cell>
          <table:table-cell office:value-type="float" office:value="71292" calcext:value-type="float">
            <text:p>71292</text:p>
          </table:table-cell>
          <table:table-cell office:value-type="float" office:value="70383" calcext:value-type="float">
            <text:p>70383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96005" calcext:value-type="float">
            <text:p>96005</text:p>
          </table:table-cell>
          <table:table-cell office:value-type="float" office:value="237734" calcext:value-type="float">
            <text:p>237734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333739" calcext:value-type="float">
            <text:p>333739</text:p>
          </table:table-cell>
          <table:table-cell office:value-type="float" office:value="161867" calcext:value-type="float">
            <text:p>161867</text:p>
          </table:table-cell>
          <table:table-cell office:value-type="float" office:value="72186" calcext:value-type="float">
            <text:p>72186</text:p>
          </table:table-cell>
          <table:table-cell office:value-type="float" office:value="70383" calcext:value-type="float">
            <text:p>70383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97214" calcext:value-type="float">
            <text:p>97214</text:p>
          </table:table-cell>
          <table:table-cell office:value-type="float" office:value="240247" calcext:value-type="float">
            <text:p>240247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337461" calcext:value-type="float">
            <text:p>337461</text:p>
          </table:table-cell>
          <table:table-cell office:value-type="float" office:value="162779" calcext:value-type="float">
            <text:p>162779</text:p>
          </table:table-cell>
          <table:table-cell office:value-type="float" office:value="72988" calcext:value-type="float">
            <text:p>72988</text:p>
          </table:table-cell>
          <table:table-cell office:value-type="float" office:value="70383" calcext:value-type="float">
            <text:p>70383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98453" calcext:value-type="float">
            <text:p>98453</text:p>
          </table:table-cell>
          <table:table-cell office:value-type="float" office:value="242065" calcext:value-type="float">
            <text:p>24206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340518" calcext:value-type="float">
            <text:p>340518</text:p>
          </table:table-cell>
          <table:table-cell office:value-type="float" office:value="163636" calcext:value-type="float">
            <text:p>163636</text:p>
          </table:table-cell>
          <table:table-cell office:value-type="float" office:value="73785" calcext:value-type="float">
            <text:p>73785</text:p>
          </table:table-cell>
          <table:table-cell office:value-type="float" office:value="70383" calcext:value-type="float">
            <text:p>70383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00053" calcext:value-type="float">
            <text:p>100053</text:p>
          </table:table-cell>
          <table:table-cell office:value-type="float" office:value="248743" calcext:value-type="float">
            <text:p>248743</text:p>
          </table:table-cell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348796" calcext:value-type="float">
            <text:p>348796</text:p>
          </table:table-cell>
          <table:table-cell office:value-type="float" office:value="165950" calcext:value-type="float">
            <text:p>165950</text:p>
          </table:table-cell>
          <table:table-cell office:value-type="float" office:value="74798" calcext:value-type="float">
            <text:p>74798</text:p>
          </table:table-cell>
          <table:table-cell office:value-type="float" office:value="77563" calcext:value-type="float">
            <text:p>77563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01663" calcext:value-type="float">
            <text:p>101663</text:p>
          </table:table-cell>
          <table:table-cell office:value-type="float" office:value="255082" calcext:value-type="float">
            <text:p>255082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356745" calcext:value-type="float">
            <text:p>356745</text:p>
          </table:table-cell>
          <table:table-cell office:value-type="float" office:value="168159" calcext:value-type="float">
            <text:p>168159</text:p>
          </table:table-cell>
          <table:table-cell office:value-type="float" office:value="75773" calcext:value-type="float">
            <text:p>75773</text:p>
          </table:table-cell>
          <table:table-cell office:value-type="float" office:value="77563" calcext:value-type="float">
            <text:p>77563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03266" calcext:value-type="float">
            <text:p>103266</text:p>
          </table:table-cell>
          <table:table-cell office:value-type="float" office:value="261814" calcext:value-type="float">
            <text:p>261814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365080" calcext:value-type="float">
            <text:p>365080</text:p>
          </table:table-cell>
          <table:table-cell office:value-type="float" office:value="170501" calcext:value-type="float">
            <text:p>170501</text:p>
          </table:table-cell>
          <table:table-cell office:value-type="float" office:value="76818" calcext:value-type="float">
            <text:p>76818</text:p>
          </table:table-cell>
          <table:table-cell office:value-type="float" office:value="77563" calcext:value-type="float">
            <text:p>77563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04822" calcext:value-type="float">
            <text:p>104822</text:p>
          </table:table-cell>
          <table:table-cell office:value-type="float" office:value="268079" calcext:value-type="float">
            <text:p>268079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372901" calcext:value-type="float">
            <text:p>372901</text:p>
          </table:table-cell>
          <table:table-cell office:value-type="float" office:value="172500" calcext:value-type="float">
            <text:p>172500</text:p>
          </table:table-cell>
          <table:table-cell office:value-type="float" office:value="77778" calcext:value-type="float">
            <text:p>77778</text:p>
          </table:table-cell>
          <table:table-cell office:value-type="float" office:value="77563" calcext:value-type="float">
            <text:p>77563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06330" calcext:value-type="float">
            <text:p>106330</text:p>
          </table:table-cell>
          <table:table-cell office:value-type="float" office:value="274081" calcext:value-type="float">
            <text:p>274081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380411" calcext:value-type="float">
            <text:p>380411</text:p>
          </table:table-cell>
          <table:table-cell office:value-type="float" office:value="174482" calcext:value-type="float">
            <text:p>174482</text:p>
          </table:table-cell>
          <table:table-cell office:value-type="float" office:value="78744" calcext:value-type="float">
            <text:p>78744</text:p>
          </table:table-cell>
          <table:table-cell office:value-type="float" office:value="77563" calcext:value-type="float">
            <text:p>77563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07589" calcext:value-type="float">
            <text:p>107589</text:p>
          </table:table-cell>
          <table:table-cell office:value-type="float" office:value="276965" calcext:value-type="float">
            <text:p>276965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384554" calcext:value-type="float">
            <text:p>384554</text:p>
          </table:table-cell>
          <table:table-cell office:value-type="float" office:value="175504" calcext:value-type="float">
            <text:p>175504</text:p>
          </table:table-cell>
          <table:table-cell office:value-type="float" office:value="79625" calcext:value-type="float">
            <text:p>79625</text:p>
          </table:table-cell>
          <table:table-cell office:value-type="float" office:value="77563" calcext:value-type="float">
            <text:p>7756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08916" calcext:value-type="float">
            <text:p>108916</text:p>
          </table:table-cell>
          <table:table-cell office:value-type="float" office:value="278795" calcext:value-type="float">
            <text:p>278795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387711" calcext:value-type="float">
            <text:p>387711</text:p>
          </table:table-cell>
          <table:table-cell office:value-type="float" office:value="176402" calcext:value-type="float">
            <text:p>176402</text:p>
          </table:table-cell>
          <table:table-cell office:value-type="float" office:value="80501" calcext:value-type="float">
            <text:p>80501</text:p>
          </table:table-cell>
          <table:table-cell office:value-type="float" office:value="77563" calcext:value-type="float">
            <text:p>77563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110655" calcext:value-type="float">
            <text:p>110655</text:p>
          </table:table-cell>
          <table:table-cell office:value-type="float" office:value="285716" calcext:value-type="float">
            <text:p>285716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396371" calcext:value-type="float">
            <text:p>396371</text:p>
          </table:table-cell>
          <table:table-cell office:value-type="float" office:value="178631" calcext:value-type="float">
            <text:p>178631</text:p>
          </table:table-cell>
          <table:table-cell office:value-type="float" office:value="81574" calcext:value-type="float">
            <text:p>81574</text:p>
          </table:table-cell>
          <table:table-cell office:value-type="float" office:value="83991" calcext:value-type="float">
            <text:p>83991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12266" calcext:value-type="float">
            <text:p>112266</text:p>
          </table:table-cell>
          <table:table-cell office:value-type="float" office:value="292400" calcext:value-type="float">
            <text:p>292400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404666" calcext:value-type="float">
            <text:p>404666</text:p>
          </table:table-cell>
          <table:table-cell office:value-type="float" office:value="180653" calcext:value-type="float">
            <text:p>180653</text:p>
          </table:table-cell>
          <table:table-cell office:value-type="float" office:value="82582" calcext:value-type="float">
            <text:p>82582</text:p>
          </table:table-cell>
          <table:table-cell office:value-type="float" office:value="83991" calcext:value-type="float">
            <text:p>83991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13794" calcext:value-type="float">
            <text:p>113794</text:p>
          </table:table-cell>
          <table:table-cell office:value-type="float" office:value="298799" calcext:value-type="float">
            <text:p>298799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412593" calcext:value-type="float">
            <text:p>412593</text:p>
          </table:table-cell>
          <table:table-cell office:value-type="float" office:value="182748" calcext:value-type="float">
            <text:p>182748</text:p>
          </table:table-cell>
          <table:table-cell office:value-type="float" office:value="83543" calcext:value-type="float">
            <text:p>83543</text:p>
          </table:table-cell>
          <table:table-cell office:value-type="float" office:value="83991" calcext:value-type="float">
            <text:p>8399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15339" calcext:value-type="float">
            <text:p>115339</text:p>
          </table:table-cell>
          <table:table-cell office:value-type="float" office:value="304983" calcext:value-type="float">
            <text:p>304983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420322" calcext:value-type="float">
            <text:p>420322</text:p>
          </table:table-cell>
          <table:table-cell office:value-type="float" office:value="184869" calcext:value-type="float">
            <text:p>184869</text:p>
          </table:table-cell>
          <table:table-cell office:value-type="float" office:value="84503" calcext:value-type="float">
            <text:p>84503</text:p>
          </table:table-cell>
          <table:table-cell office:value-type="float" office:value="83991" calcext:value-type="float">
            <text:p>83991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16784" calcext:value-type="float">
            <text:p>116784</text:p>
          </table:table-cell>
          <table:table-cell office:value-type="float" office:value="311141" calcext:value-type="float">
            <text:p>311141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427925" calcext:value-type="float">
            <text:p>427925</text:p>
          </table:table-cell>
          <table:table-cell office:value-type="float" office:value="187156" calcext:value-type="float">
            <text:p>187156</text:p>
          </table:table-cell>
          <table:table-cell office:value-type="float" office:value="85441" calcext:value-type="float">
            <text:p>85441</text:p>
          </table:table-cell>
          <table:table-cell office:value-type="float" office:value="83991" calcext:value-type="float">
            <text:p>83991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18022" calcext:value-type="float">
            <text:p>118022</text:p>
          </table:table-cell>
          <table:table-cell office:value-type="float" office:value="313745" calcext:value-type="float">
            <text:p>313745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431767" calcext:value-type="float">
            <text:p>431767</text:p>
          </table:table-cell>
          <table:table-cell office:value-type="float" office:value="188265" calcext:value-type="float">
            <text:p>188265</text:p>
          </table:table-cell>
          <table:table-cell office:value-type="float" office:value="86262" calcext:value-type="float">
            <text:p>86262</text:p>
          </table:table-cell>
          <table:table-cell office:value-type="float" office:value="83991" calcext:value-type="float">
            <text:p>83991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19231" calcext:value-type="float">
            <text:p>119231</text:p>
          </table:table-cell>
          <table:table-cell office:value-type="float" office:value="315353" calcext:value-type="float">
            <text:p>315353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434584" calcext:value-type="float">
            <text:p>434584</text:p>
          </table:table-cell>
          <table:table-cell office:value-type="float" office:value="189143" calcext:value-type="float">
            <text:p>189143</text:p>
          </table:table-cell>
          <table:table-cell office:value-type="float" office:value="87031" calcext:value-type="float">
            <text:p>87031</text:p>
          </table:table-cell>
          <table:table-cell office:value-type="float" office:value="83991" calcext:value-type="float">
            <text:p>83991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20877" calcext:value-type="float">
            <text:p>120877</text:p>
          </table:table-cell>
          <table:table-cell office:value-type="float" office:value="321682" calcext:value-type="float">
            <text:p>321682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442559" calcext:value-type="float">
            <text:p>442559</text:p>
          </table:table-cell>
          <table:table-cell office:value-type="float" office:value="191187" calcext:value-type="float">
            <text:p>191187</text:p>
          </table:table-cell>
          <table:table-cell office:value-type="float" office:value="88063" calcext:value-type="float">
            <text:p>88063</text:p>
          </table:table-cell>
          <table:table-cell office:value-type="float" office:value="89679" calcext:value-type="float">
            <text:p>89679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22353" calcext:value-type="float">
            <text:p>122353</text:p>
          </table:table-cell>
          <table:table-cell office:value-type="float" office:value="327840" calcext:value-type="float">
            <text:p>32784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450193" calcext:value-type="float">
            <text:p>450193</text:p>
          </table:table-cell>
          <table:table-cell office:value-type="float" office:value="193190" calcext:value-type="float">
            <text:p>193190</text:p>
          </table:table-cell>
          <table:table-cell office:value-type="float" office:value="89018" calcext:value-type="float">
            <text:p>89018</text:p>
          </table:table-cell>
          <table:table-cell office:value-type="float" office:value="89679" calcext:value-type="float">
            <text:p>89679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23819" calcext:value-type="float">
            <text:p>123819</text:p>
          </table:table-cell>
          <table:table-cell office:value-type="float" office:value="333606" calcext:value-type="float">
            <text:p>333606</text:p>
          </table:table-cell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 office:value-type="float" office:value="457425" calcext:value-type="float">
            <text:p>457425</text:p>
          </table:table-cell>
          <table:table-cell office:value-type="float" office:value="195246" calcext:value-type="float">
            <text:p>195246</text:p>
          </table:table-cell>
          <table:table-cell office:value-type="float" office:value="89945" calcext:value-type="float">
            <text:p>89945</text:p>
          </table:table-cell>
          <table:table-cell office:value-type="float" office:value="89679" calcext:value-type="float">
            <text:p>89679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25233" calcext:value-type="float">
            <text:p>125233</text:p>
          </table:table-cell>
          <table:table-cell office:value-type="float" office:value="339301" calcext:value-type="float">
            <text:p>339301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float" office:value="464534" calcext:value-type="float">
            <text:p>464534</text:p>
          </table:table-cell>
          <table:table-cell office:value-type="float" office:value="197291" calcext:value-type="float">
            <text:p>197291</text:p>
          </table:table-cell>
          <table:table-cell office:value-type="float" office:value="90853" calcext:value-type="float">
            <text:p>90853</text:p>
          </table:table-cell>
          <table:table-cell office:value-type="float" office:value="89679" calcext:value-type="float">
            <text:p>8967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26503" calcext:value-type="float">
            <text:p>126503</text:p>
          </table:table-cell>
          <table:table-cell office:value-type="float" office:value="344340" calcext:value-type="float">
            <text:p>344340</text:p>
          </table:table-cell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 office:value-type="float" office:value="470843" calcext:value-type="float">
            <text:p>470843</text:p>
          </table:table-cell>
          <table:table-cell office:value-type="float" office:value="199347" calcext:value-type="float">
            <text:p>199347</text:p>
          </table:table-cell>
          <table:table-cell office:value-type="float" office:value="91705" calcext:value-type="float">
            <text:p>91705</text:p>
          </table:table-cell>
          <table:table-cell office:value-type="float" office:value="89679" calcext:value-type="float">
            <text:p>89679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27656" calcext:value-type="float">
            <text:p>127656</text:p>
          </table:table-cell>
          <table:table-cell office:value-type="float" office:value="346762" calcext:value-type="float">
            <text:p>346762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474418" calcext:value-type="float">
            <text:p>474418</text:p>
          </table:table-cell>
          <table:table-cell office:value-type="float" office:value="200150" calcext:value-type="float">
            <text:p>200150</text:p>
          </table:table-cell>
          <table:table-cell office:value-type="float" office:value="92466" calcext:value-type="float">
            <text:p>92466</text:p>
          </table:table-cell>
          <table:table-cell office:value-type="float" office:value="89679" calcext:value-type="float">
            <text:p>8967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28730" calcext:value-type="float">
            <text:p>128730</text:p>
          </table:table-cell>
          <table:table-cell office:value-type="float" office:value="348058" calcext:value-type="float">
            <text:p>348058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float" office:value="476788" calcext:value-type="float">
            <text:p>476788</text:p>
          </table:table-cell>
          <table:table-cell office:value-type="float" office:value="200690" calcext:value-type="float">
            <text:p>200690</text:p>
          </table:table-cell>
          <table:table-cell office:value-type="float" office:value="93174" calcext:value-type="float">
            <text:p>93174</text:p>
          </table:table-cell>
          <table:table-cell office:value-type="float" office:value="89679" calcext:value-type="float">
            <text:p>89679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30122" calcext:value-type="float">
            <text:p>130122</text:p>
          </table:table-cell>
          <table:table-cell office:value-type="float" office:value="353773" calcext:value-type="float">
            <text:p>353773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float" office:value="483895" calcext:value-type="float">
            <text:p>483895</text:p>
          </table:table-cell>
          <table:table-cell office:value-type="float" office:value="202502" calcext:value-type="float">
            <text:p>202502</text:p>
          </table:table-cell>
          <table:table-cell office:value-type="float" office:value="94004" calcext:value-type="float">
            <text:p>94004</text:p>
          </table:table-cell>
          <table:table-cell office:value-type="float" office:value="94748" calcext:value-type="float">
            <text:p>94748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1460" calcext:value-type="float">
            <text:p>131460</text:p>
          </table:table-cell>
          <table:table-cell office:value-type="float" office:value="359422" calcext:value-type="float">
            <text:p>359422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office:value-type="float" office:value="490882" calcext:value-type="float">
            <text:p>490882</text:p>
          </table:table-cell>
          <table:table-cell office:value-type="float" office:value="204342" calcext:value-type="float">
            <text:p>204342</text:p>
          </table:table-cell>
          <table:table-cell office:value-type="float" office:value="94863" calcext:value-type="float">
            <text:p>94863</text:p>
          </table:table-cell>
          <table:table-cell office:value-type="float" office:value="94748" calcext:value-type="float">
            <text:p>94748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2675" calcext:value-type="float">
            <text:p>132675</text:p>
          </table:table-cell>
          <table:table-cell office:value-type="float" office:value="364915" calcext:value-type="float">
            <text:p>364915</text:p>
          </table:table-cell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office:value-type="float" office:value="497590" calcext:value-type="float">
            <text:p>497590</text:p>
          </table:table-cell>
          <table:table-cell office:value-type="float" office:value="206309" calcext:value-type="float">
            <text:p>206309</text:p>
          </table:table-cell>
          <table:table-cell office:value-type="float" office:value="95653" calcext:value-type="float">
            <text:p>95653</text:p>
          </table:table-cell>
          <table:table-cell office:value-type="float" office:value="94748" calcext:value-type="float">
            <text:p>94748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33934" calcext:value-type="float">
            <text:p>133934</text:p>
          </table:table-cell>
          <table:table-cell office:value-type="float" office:value="370002" calcext:value-type="float">
            <text:p>370002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office:value-type="float" office:value="503936" calcext:value-type="float">
            <text:p>503936</text:p>
          </table:table-cell>
          <table:table-cell office:value-type="float" office:value="208161" calcext:value-type="float">
            <text:p>208161</text:p>
          </table:table-cell>
          <table:table-cell office:value-type="float" office:value="96438" calcext:value-type="float">
            <text:p>96438</text:p>
          </table:table-cell>
          <table:table-cell office:value-type="float" office:value="94748" calcext:value-type="float">
            <text:p>94748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5101" calcext:value-type="float">
            <text:p>135101</text:p>
          </table:table-cell>
          <table:table-cell office:value-type="float" office:value="375033" calcext:value-type="float">
            <text:p>375033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510134" calcext:value-type="float">
            <text:p>510134</text:p>
          </table:table-cell>
          <table:table-cell office:value-type="float" office:value="210031" calcext:value-type="float">
            <text:p>210031</text:p>
          </table:table-cell>
          <table:table-cell office:value-type="float" office:value="97177" calcext:value-type="float">
            <text:p>97177</text:p>
          </table:table-cell>
          <table:table-cell office:value-type="float" office:value="94748" calcext:value-type="float">
            <text:p>94748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6125" calcext:value-type="float">
            <text:p>136125</text:p>
          </table:table-cell>
          <table:table-cell office:value-type="float" office:value="377395" calcext:value-type="float">
            <text:p>377395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513520" calcext:value-type="float">
            <text:p>513520</text:p>
          </table:table-cell>
          <table:table-cell office:value-type="float" office:value="210857" calcext:value-type="float">
            <text:p>210857</text:p>
          </table:table-cell>
          <table:table-cell office:value-type="float" office:value="97832" calcext:value-type="float">
            <text:p>97832</text:p>
          </table:table-cell>
          <table:table-cell office:value-type="float" office:value="94748" calcext:value-type="float">
            <text:p>94748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37094" calcext:value-type="float">
            <text:p>137094</text:p>
          </table:table-cell>
          <table:table-cell office:value-type="float" office:value="378660" calcext:value-type="float">
            <text:p>378660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515754" calcext:value-type="float">
            <text:p>515754</text:p>
          </table:table-cell>
          <table:table-cell office:value-type="float" office:value="211393" calcext:value-type="float">
            <text:p>211393</text:p>
          </table:table-cell>
          <table:table-cell office:value-type="float" office:value="98458" calcext:value-type="float">
            <text:p>98458</text:p>
          </table:table-cell>
          <table:table-cell office:value-type="float" office:value="94748" calcext:value-type="float">
            <text:p>94748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38382" calcext:value-type="float">
            <text:p>138382</text:p>
          </table:table-cell>
          <table:table-cell office:value-type="float" office:value="384225" calcext:value-type="float">
            <text:p>384225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522607" calcext:value-type="float">
            <text:p>522607</text:p>
          </table:table-cell>
          <table:table-cell office:value-type="float" office:value="213161" calcext:value-type="float">
            <text:p>213161</text:p>
          </table:table-cell>
          <table:table-cell office:value-type="float" office:value="99280" calcext:value-type="float">
            <text:p>99280</text:p>
          </table:table-cell>
          <table:table-cell office:value-type="float" office:value="99511" calcext:value-type="float">
            <text:p>99511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39592" calcext:value-type="float">
            <text:p>139592</text:p>
          </table:table-cell>
          <table:table-cell office:value-type="float" office:value="389622" calcext:value-type="float">
            <text:p>389622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529214" calcext:value-type="float">
            <text:p>529214</text:p>
          </table:table-cell>
          <table:table-cell office:value-type="float" office:value="214833" calcext:value-type="float">
            <text:p>214833</text:p>
          </table:table-cell>
          <table:table-cell office:value-type="float" office:value="100034" calcext:value-type="float">
            <text:p>100034</text:p>
          </table:table-cell>
          <table:table-cell office:value-type="float" office:value="99511" calcext:value-type="float">
            <text:p>99511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40709" calcext:value-type="float">
            <text:p>140709</text:p>
          </table:table-cell>
          <table:table-cell office:value-type="float" office:value="394665" calcext:value-type="float">
            <text:p>394665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535374" calcext:value-type="float">
            <text:p>535374</text:p>
          </table:table-cell>
          <table:table-cell office:value-type="float" office:value="216617" calcext:value-type="float">
            <text:p>216617</text:p>
          </table:table-cell>
          <table:table-cell office:value-type="float" office:value="100711" calcext:value-type="float">
            <text:p>100711</text:p>
          </table:table-cell>
          <table:table-cell office:value-type="float" office:value="99511" calcext:value-type="float">
            <text:p>99511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41934" calcext:value-type="float">
            <text:p>141934</text:p>
          </table:table-cell>
          <table:table-cell office:value-type="float" office:value="399611" calcext:value-type="float">
            <text:p>399611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541545" calcext:value-type="float">
            <text:p>541545</text:p>
          </table:table-cell>
          <table:table-cell office:value-type="float" office:value="218249" calcext:value-type="float">
            <text:p>218249</text:p>
          </table:table-cell>
          <table:table-cell office:value-type="float" office:value="101449" calcext:value-type="float">
            <text:p>101449</text:p>
          </table:table-cell>
          <table:table-cell office:value-type="float" office:value="99511" calcext:value-type="float">
            <text:p>99511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43004" calcext:value-type="float">
            <text:p>143004</text:p>
          </table:table-cell>
          <table:table-cell office:value-type="float" office:value="404385" calcext:value-type="float">
            <text:p>404385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float" office:value="547389" calcext:value-type="float">
            <text:p>547389</text:p>
          </table:table-cell>
          <table:table-cell office:value-type="float" office:value="219977" calcext:value-type="float">
            <text:p>219977</text:p>
          </table:table-cell>
          <table:table-cell office:value-type="float" office:value="102132" calcext:value-type="float">
            <text:p>102132</text:p>
          </table:table-cell>
          <table:table-cell office:value-type="float" office:value="99511" calcext:value-type="float">
            <text:p>99511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43967" calcext:value-type="float">
            <text:p>143967</text:p>
          </table:table-cell>
          <table:table-cell office:value-type="float" office:value="406484" calcext:value-type="float">
            <text:p>406484</text:p>
          </table:table-cell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  <table:table-cell office:value-type="float" office:value="550451" calcext:value-type="float">
            <text:p>550451</text:p>
          </table:table-cell>
          <table:table-cell office:value-type="float" office:value="220759" calcext:value-type="float">
            <text:p>220759</text:p>
          </table:table-cell>
          <table:table-cell office:value-type="float" office:value="102742" calcext:value-type="float">
            <text:p>102742</text:p>
          </table:table-cell>
          <table:table-cell office:value-type="float" office:value="99511" calcext:value-type="float">
            <text:p>99511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44855" calcext:value-type="float">
            <text:p>144855</text:p>
          </table:table-cell>
          <table:table-cell office:value-type="float" office:value="407805" calcext:value-type="float">
            <text:p>407805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float" office:value="552660" calcext:value-type="float">
            <text:p>552660</text:p>
          </table:table-cell>
          <table:table-cell office:value-type="float" office:value="221303" calcext:value-type="float">
            <text:p>221303</text:p>
          </table:table-cell>
          <table:table-cell office:value-type="float" office:value="103321" calcext:value-type="float">
            <text:p>103321</text:p>
          </table:table-cell>
          <table:table-cell office:value-type="float" office:value="99511" calcext:value-type="float">
            <text:p>99511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46049" calcext:value-type="float">
            <text:p>146049</text:p>
          </table:table-cell>
          <table:table-cell office:value-type="float" office:value="413222" calcext:value-type="float">
            <text:p>413222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office:value-type="float" office:value="559271" calcext:value-type="float">
            <text:p>559271</text:p>
          </table:table-cell>
          <table:table-cell office:value-type="float" office:value="222941" calcext:value-type="float">
            <text:p>222941</text:p>
          </table:table-cell>
          <table:table-cell office:value-type="float" office:value="104052" calcext:value-type="float">
            <text:p>104052</text:p>
          </table:table-cell>
          <table:table-cell office:value-type="float" office:value="104095" calcext:value-type="float">
            <text:p>104095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47175" calcext:value-type="float">
            <text:p>147175</text:p>
          </table:table-cell>
          <table:table-cell office:value-type="float" office:value="418483" calcext:value-type="float">
            <text:p>418483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 office:value-type="float" office:value="565658" calcext:value-type="float">
            <text:p>565658</text:p>
          </table:table-cell>
          <table:table-cell office:value-type="float" office:value="224776" calcext:value-type="float">
            <text:p>224776</text:p>
          </table:table-cell>
          <table:table-cell office:value-type="float" office:value="104736" calcext:value-type="float">
            <text:p>104736</text:p>
          </table:table-cell>
          <table:table-cell office:value-type="float" office:value="104095" calcext:value-type="float">
            <text:p>104095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48278" calcext:value-type="float">
            <text:p>148278</text:p>
          </table:table-cell>
          <table:table-cell office:value-type="float" office:value="423408" calcext:value-type="float">
            <text:p>423408</text:p>
          </table:table-cell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office:value-type="float" office:value="571686" calcext:value-type="float">
            <text:p>571686</text:p>
          </table:table-cell>
          <table:table-cell office:value-type="float" office:value="226302" calcext:value-type="float">
            <text:p>226302</text:p>
          </table:table-cell>
          <table:table-cell office:value-type="float" office:value="105413" calcext:value-type="float">
            <text:p>105413</text:p>
          </table:table-cell>
          <table:table-cell office:value-type="float" office:value="104095" calcext:value-type="float">
            <text:p>104095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49400" calcext:value-type="float">
            <text:p>149400</text:p>
          </table:table-cell>
          <table:table-cell office:value-type="float" office:value="427983" calcext:value-type="float">
            <text:p>427983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577383" calcext:value-type="float">
            <text:p>577383</text:p>
          </table:table-cell>
          <table:table-cell office:value-type="float" office:value="227886" calcext:value-type="float">
            <text:p>227886</text:p>
          </table:table-cell>
          <table:table-cell office:value-type="float" office:value="106067" calcext:value-type="float">
            <text:p>106067</text:p>
          </table:table-cell>
          <table:table-cell office:value-type="float" office:value="104095" calcext:value-type="float">
            <text:p>104095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50405" calcext:value-type="float">
            <text:p>150405</text:p>
          </table:table-cell>
          <table:table-cell office:value-type="float" office:value="433011" calcext:value-type="float">
            <text:p>433011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583416" calcext:value-type="float">
            <text:p>583416</text:p>
          </table:table-cell>
          <table:table-cell office:value-type="float" office:value="229447" calcext:value-type="float">
            <text:p>229447</text:p>
          </table:table-cell>
          <table:table-cell office:value-type="float" office:value="106714" calcext:value-type="float">
            <text:p>106714</text:p>
          </table:table-cell>
          <table:table-cell office:value-type="float" office:value="104095" calcext:value-type="float">
            <text:p>104095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51274" calcext:value-type="float">
            <text:p>151274</text:p>
          </table:table-cell>
          <table:table-cell office:value-type="float" office:value="435057" calcext:value-type="float">
            <text:p>435057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586331" calcext:value-type="float">
            <text:p>586331</text:p>
          </table:table-cell>
          <table:table-cell office:value-type="float" office:value="230156" calcext:value-type="float">
            <text:p>230156</text:p>
          </table:table-cell>
          <table:table-cell office:value-type="float" office:value="107263" calcext:value-type="float">
            <text:p>107263</text:p>
          </table:table-cell>
          <table:table-cell office:value-type="float" office:value="104095" calcext:value-type="float">
            <text:p>104095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52206" calcext:value-type="float">
            <text:p>152206</text:p>
          </table:table-cell>
          <table:table-cell office:value-type="float" office:value="436355" calcext:value-type="float">
            <text:p>436355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588561" calcext:value-type="float">
            <text:p>588561</text:p>
          </table:table-cell>
          <table:table-cell office:value-type="float" office:value="230677" calcext:value-type="float">
            <text:p>230677</text:p>
          </table:table-cell>
          <table:table-cell office:value-type="float" office:value="107800" calcext:value-type="float">
            <text:p>107800</text:p>
          </table:table-cell>
          <table:table-cell office:value-type="float" office:value="104095" calcext:value-type="float">
            <text:p>10409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3358" calcext:value-type="float">
            <text:p>153358</text:p>
          </table:table-cell>
          <table:table-cell office:value-type="float" office:value="441956" calcext:value-type="float">
            <text:p>4419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595314" calcext:value-type="float">
            <text:p>595314</text:p>
          </table:table-cell>
          <table:table-cell office:value-type="float" office:value="232157" calcext:value-type="float">
            <text:p>232157</text:p>
          </table:table-cell>
          <table:table-cell office:value-type="float" office:value="108497" calcext:value-type="float">
            <text:p>108497</text:p>
          </table:table-cell>
          <table:table-cell office:value-type="float" office:value="108457" calcext:value-type="float">
            <text:p>10845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54433" calcext:value-type="float">
            <text:p>154433</text:p>
          </table:table-cell>
          <table:table-cell office:value-type="float" office:value="447276" calcext:value-type="float">
            <text:p>447276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01709" calcext:value-type="float">
            <text:p>601709</text:p>
          </table:table-cell>
          <table:table-cell office:value-type="float" office:value="233902" calcext:value-type="float">
            <text:p>233902</text:p>
          </table:table-cell>
          <table:table-cell office:value-type="float" office:value="109191" calcext:value-type="float">
            <text:p>109191</text:p>
          </table:table-cell>
          <table:table-cell office:value-type="float" office:value="108457" calcext:value-type="float">
            <text:p>108457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55462" calcext:value-type="float">
            <text:p>155462</text:p>
          </table:table-cell>
          <table:table-cell office:value-type="float" office:value="452939" calcext:value-type="float">
            <text:p>452939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608401" calcext:value-type="float">
            <text:p>608401</text:p>
          </table:table-cell>
          <table:table-cell office:value-type="float" office:value="235800" calcext:value-type="float">
            <text:p>235800</text:p>
          </table:table-cell>
          <table:table-cell office:value-type="float" office:value="109856" calcext:value-type="float">
            <text:p>109856</text:p>
          </table:table-cell>
          <table:table-cell office:value-type="float" office:value="108457" calcext:value-type="float">
            <text:p>108457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56432" calcext:value-type="float">
            <text:p>156432</text:p>
          </table:table-cell>
          <table:table-cell office:value-type="float" office:value="458192" calcext:value-type="float">
            <text:p>458192</text:p>
          </table:table-cell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  <table:table-cell office:value-type="float" office:value="614624" calcext:value-type="float">
            <text:p>614624</text:p>
          </table:table-cell>
          <table:table-cell office:value-type="float" office:value="237441" calcext:value-type="float">
            <text:p>237441</text:p>
          </table:table-cell>
          <table:table-cell office:value-type="float" office:value="110462" calcext:value-type="float">
            <text:p>110462</text:p>
          </table:table-cell>
          <table:table-cell office:value-type="float" office:value="108457" calcext:value-type="float">
            <text:p>108457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57440" calcext:value-type="float">
            <text:p>157440</text:p>
          </table:table-cell>
          <table:table-cell office:value-type="float" office:value="463255" calcext:value-type="float">
            <text:p>463255</text:p>
          </table:table-cell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  <table:table-cell office:value-type="float" office:value="620695" calcext:value-type="float">
            <text:p>620695</text:p>
          </table:table-cell>
          <table:table-cell office:value-type="float" office:value="239089" calcext:value-type="float">
            <text:p>239089</text:p>
          </table:table-cell>
          <table:table-cell office:value-type="float" office:value="111078" calcext:value-type="float">
            <text:p>111078</text:p>
          </table:table-cell>
          <table:table-cell office:value-type="float" office:value="108457" calcext:value-type="float">
            <text:p>108457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58307" calcext:value-type="float">
            <text:p>158307</text:p>
          </table:table-cell>
          <table:table-cell office:value-type="float" office:value="465361" calcext:value-type="float">
            <text:p>465361</text:p>
          </table:table-cell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office:value-type="float" office:value="623668" calcext:value-type="float">
            <text:p>623668</text:p>
          </table:table-cell>
          <table:table-cell office:value-type="float" office:value="239974" calcext:value-type="float">
            <text:p>239974</text:p>
          </table:table-cell>
          <table:table-cell office:value-type="float" office:value="111606" calcext:value-type="float">
            <text:p>111606</text:p>
          </table:table-cell>
          <table:table-cell office:value-type="float" office:value="108457" calcext:value-type="float">
            <text:p>108457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59111" calcext:value-type="float">
            <text:p>159111</text:p>
          </table:table-cell>
          <table:table-cell office:value-type="float" office:value="466650" calcext:value-type="float">
            <text:p>466650</text:p>
          </table:table-cell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  <table:table-cell office:value-type="float" office:value="625761" calcext:value-type="float">
            <text:p>625761</text:p>
          </table:table-cell>
          <table:table-cell office:value-type="float" office:value="240460" calcext:value-type="float">
            <text:p>240460</text:p>
          </table:table-cell>
          <table:table-cell office:value-type="float" office:value="112117" calcext:value-type="float">
            <text:p>112117</text:p>
          </table:table-cell>
          <table:table-cell office:value-type="float" office:value="108457" calcext:value-type="float">
            <text:p>108457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0203" calcext:value-type="float">
            <text:p>160203</text:p>
          </table:table-cell>
          <table:table-cell office:value-type="float" office:value="472268" calcext:value-type="float">
            <text:p>472268</text:p>
          </table:table-cell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  <table:table-cell office:value-type="float" office:value="632471" calcext:value-type="float">
            <text:p>632471</text:p>
          </table:table-cell>
          <table:table-cell office:value-type="float" office:value="242162" calcext:value-type="float">
            <text:p>242162</text:p>
          </table:table-cell>
          <table:table-cell office:value-type="float" office:value="112775" calcext:value-type="float">
            <text:p>112775</text:p>
          </table:table-cell>
          <table:table-cell office:value-type="float" office:value="112776" calcext:value-type="float">
            <text:p>112776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1187" calcext:value-type="float">
            <text:p>161187</text:p>
          </table:table-cell>
          <table:table-cell office:value-type="float" office:value="478093" calcext:value-type="float">
            <text:p>478093</text:p>
          </table:table-cell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  <table:table-cell office:value-type="float" office:value="639280" calcext:value-type="float">
            <text:p>639280</text:p>
          </table:table-cell>
          <table:table-cell office:value-type="float" office:value="243977" calcext:value-type="float">
            <text:p>243977</text:p>
          </table:table-cell>
          <table:table-cell office:value-type="float" office:value="113358" calcext:value-type="float">
            <text:p>113358</text:p>
          </table:table-cell>
          <table:table-cell office:value-type="float" office:value="112776" calcext:value-type="float">
            <text:p>112776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62183" calcext:value-type="float">
            <text:p>162183</text:p>
          </table:table-cell>
          <table:table-cell office:value-type="float" office:value="483857" calcext:value-type="float">
            <text:p>483857</text:p>
          </table:table-cell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  <table:table-cell office:value-type="float" office:value="646040" calcext:value-type="float">
            <text:p>646040</text:p>
          </table:table-cell>
          <table:table-cell office:value-type="float" office:value="245440" calcext:value-type="float">
            <text:p>245440</text:p>
          </table:table-cell>
          <table:table-cell office:value-type="float" office:value="113953" calcext:value-type="float">
            <text:p>113953</text:p>
          </table:table-cell>
          <table:table-cell office:value-type="float" office:value="112776" calcext:value-type="float">
            <text:p>112776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63124" calcext:value-type="float">
            <text:p>163124</text:p>
          </table:table-cell>
          <table:table-cell office:value-type="float" office:value="488996" calcext:value-type="float">
            <text:p>488996</text:p>
          </table:table-cell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  <table:table-cell office:value-type="float" office:value="652120" calcext:value-type="float">
            <text:p>652120</text:p>
          </table:table-cell>
          <table:table-cell office:value-type="float" office:value="246880" calcext:value-type="float">
            <text:p>246880</text:p>
          </table:table-cell>
          <table:table-cell office:value-type="float" office:value="114595" calcext:value-type="float">
            <text:p>114595</text:p>
          </table:table-cell>
          <table:table-cell office:value-type="float" office:value="112776" calcext:value-type="float">
            <text:p>11277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63982" calcext:value-type="float">
            <text:p>163982</text:p>
          </table:table-cell>
          <table:table-cell office:value-type="float" office:value="493991" calcext:value-type="float">
            <text:p>493991</text:p>
          </table:table-cell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  <table:table-cell office:value-type="float" office:value="657973" calcext:value-type="float">
            <text:p>657973</text:p>
          </table:table-cell>
          <table:table-cell office:value-type="float" office:value="248344" calcext:value-type="float">
            <text:p>248344</text:p>
          </table:table-cell>
          <table:table-cell office:value-type="float" office:value="115164" calcext:value-type="float">
            <text:p>115164</text:p>
          </table:table-cell>
          <table:table-cell office:value-type="float" office:value="112776" calcext:value-type="float">
            <text:p>112776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164723" calcext:value-type="float">
            <text:p>164723</text:p>
          </table:table-cell>
          <table:table-cell office:value-type="float" office:value="495953" calcext:value-type="float">
            <text:p>495953</text:p>
          </table:table-cell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  <table:table-cell office:value-type="float" office:value="660676" calcext:value-type="float">
            <text:p>660676</text:p>
          </table:table-cell>
          <table:table-cell office:value-type="float" office:value="249059" calcext:value-type="float">
            <text:p>249059</text:p>
          </table:table-cell>
          <table:table-cell office:value-type="float" office:value="115637" calcext:value-type="float">
            <text:p>115637</text:p>
          </table:table-cell>
          <table:table-cell office:value-type="float" office:value="112776" calcext:value-type="float">
            <text:p>112776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165532" calcext:value-type="float">
            <text:p>165532</text:p>
          </table:table-cell>
          <table:table-cell office:value-type="float" office:value="497109" calcext:value-type="float">
            <text:p>497109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office:value-type="float" office:value="662641" calcext:value-type="float">
            <text:p>662641</text:p>
          </table:table-cell>
          <table:table-cell office:value-type="float" office:value="249489" calcext:value-type="float">
            <text:p>249489</text:p>
          </table:table-cell>
          <table:table-cell office:value-type="float" office:value="116123" calcext:value-type="float">
            <text:p>116123</text:p>
          </table:table-cell>
          <table:table-cell office:value-type="float" office:value="112776" calcext:value-type="float">
            <text:p>112776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166502" calcext:value-type="float">
            <text:p>166502</text:p>
          </table:table-cell>
          <table:table-cell office:value-type="float" office:value="502293" calcext:value-type="float">
            <text:p>502293</text:p>
          </table:table-cell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  <table:table-cell office:value-type="float" office:value="668795" calcext:value-type="float">
            <text:p>668795</text:p>
          </table:table-cell>
          <table:table-cell office:value-type="float" office:value="251015" calcext:value-type="float">
            <text:p>251015</text:p>
          </table:table-cell>
          <table:table-cell office:value-type="float" office:value="116722" calcext:value-type="float">
            <text:p>116722</text:p>
          </table:table-cell>
          <table:table-cell office:value-type="float" office:value="116542" calcext:value-type="float">
            <text:p>116542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167421" calcext:value-type="float">
            <text:p>167421</text:p>
          </table:table-cell>
          <table:table-cell office:value-type="float" office:value="507765" calcext:value-type="float">
            <text:p>507765</text:p>
          </table:table-cell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  <table:table-cell office:value-type="float" office:value="675186" calcext:value-type="float">
            <text:p>675186</text:p>
          </table:table-cell>
          <table:table-cell office:value-type="float" office:value="252389" calcext:value-type="float">
            <text:p>252389</text:p>
          </table:table-cell>
          <table:table-cell office:value-type="float" office:value="117295" calcext:value-type="float">
            <text:p>117295</text:p>
          </table:table-cell>
          <table:table-cell office:value-type="float" office:value="116542" calcext:value-type="float">
            <text:p>116542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168327" calcext:value-type="float">
            <text:p>168327</text:p>
          </table:table-cell>
          <table:table-cell office:value-type="float" office:value="512728" calcext:value-type="float">
            <text:p>512728</text:p>
          </table:table-cell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  <table:table-cell office:value-type="float" office:value="681055" calcext:value-type="float">
            <text:p>681055</text:p>
          </table:table-cell>
          <table:table-cell office:value-type="float" office:value="253810" calcext:value-type="float">
            <text:p>253810</text:p>
          </table:table-cell>
          <table:table-cell office:value-type="float" office:value="117889" calcext:value-type="float">
            <text:p>117889</text:p>
          </table:table-cell>
          <table:table-cell office:value-type="float" office:value="116542" calcext:value-type="float">
            <text:p>116542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169164" calcext:value-type="float">
            <text:p>169164</text:p>
          </table:table-cell>
          <table:table-cell office:value-type="float" office:value="517394" calcext:value-type="float">
            <text:p>517394</text:p>
          </table:table-cell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  <table:table-cell office:value-type="float" office:value="686558" calcext:value-type="float">
            <text:p>686558</text:p>
          </table:table-cell>
          <table:table-cell office:value-type="float" office:value="255223" calcext:value-type="float">
            <text:p>255223</text:p>
          </table:table-cell>
          <table:table-cell office:value-type="float" office:value="118393" calcext:value-type="float">
            <text:p>118393</text:p>
          </table:table-cell>
          <table:table-cell office:value-type="float" office:value="116542" calcext:value-type="float">
            <text:p>116542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170005" calcext:value-type="float">
            <text:p>170005</text:p>
          </table:table-cell>
          <table:table-cell office:value-type="float" office:value="521876" calcext:value-type="float">
            <text:p>521876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office:value-type="float" office:value="691881" calcext:value-type="float">
            <text:p>691881</text:p>
          </table:table-cell>
          <table:table-cell office:value-type="float" office:value="256552" calcext:value-type="float">
            <text:p>256552</text:p>
          </table:table-cell>
          <table:table-cell office:value-type="float" office:value="118919" calcext:value-type="float">
            <text:p>118919</text:p>
          </table:table-cell>
          <table:table-cell office:value-type="float" office:value="116542" calcext:value-type="float">
            <text:p>116542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170695" calcext:value-type="float">
            <text:p>170695</text:p>
          </table:table-cell>
          <table:table-cell office:value-type="float" office:value="523830" calcext:value-type="float">
            <text:p>523830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float" office:value="694525" calcext:value-type="float">
            <text:p>694525</text:p>
          </table:table-cell>
          <table:table-cell office:value-type="float" office:value="257113" calcext:value-type="float">
            <text:p>257113</text:p>
          </table:table-cell>
          <table:table-cell office:value-type="float" office:value="119388" calcext:value-type="float">
            <text:p>119388</text:p>
          </table:table-cell>
          <table:table-cell office:value-type="float" office:value="116542" calcext:value-type="float">
            <text:p>11654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171431" calcext:value-type="float">
            <text:p>171431</text:p>
          </table:table-cell>
          <table:table-cell office:value-type="float" office:value="524872" calcext:value-type="float">
            <text:p>524872</text:p>
          </table:table-cell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office:value-type="float" office:value="696303" calcext:value-type="float">
            <text:p>696303</text:p>
          </table:table-cell>
          <table:table-cell office:value-type="float" office:value="257535" calcext:value-type="float">
            <text:p>257535</text:p>
          </table:table-cell>
          <table:table-cell office:value-type="float" office:value="119825" calcext:value-type="float">
            <text:p>119825</text:p>
          </table:table-cell>
          <table:table-cell office:value-type="float" office:value="116542" calcext:value-type="float">
            <text:p>116542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172320" calcext:value-type="float">
            <text:p>172320</text:p>
          </table:table-cell>
          <table:table-cell office:value-type="float" office:value="530007" calcext:value-type="float">
            <text:p>530007</text:p>
          </table:table-cell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  <table:table-cell office:value-type="float" office:value="702327" calcext:value-type="float">
            <text:p>702327</text:p>
          </table:table-cell>
          <table:table-cell office:value-type="float" office:value="258810" calcext:value-type="float">
            <text:p>258810</text:p>
          </table:table-cell>
          <table:table-cell office:value-type="float" office:value="120404" calcext:value-type="float">
            <text:p>120404</text:p>
          </table:table-cell>
          <table:table-cell office:value-type="float" office:value="120299" calcext:value-type="float">
            <text:p>120299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73072" calcext:value-type="float">
            <text:p>173072</text:p>
          </table:table-cell>
          <table:table-cell office:value-type="float" office:value="533376" calcext:value-type="float">
            <text:p>533376</text:p>
          </table:table-cell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  <table:table-cell office:value-type="float" office:value="706448" calcext:value-type="float">
            <text:p>706448</text:p>
          </table:table-cell>
          <table:table-cell office:value-type="float" office:value="259726" calcext:value-type="float">
            <text:p>259726</text:p>
          </table:table-cell>
          <table:table-cell office:value-type="float" office:value="120868" calcext:value-type="float">
            <text:p>120868</text:p>
          </table:table-cell>
          <table:table-cell office:value-type="float" office:value="120299" calcext:value-type="float">
            <text:p>120299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73752" calcext:value-type="float">
            <text:p>173752</text:p>
          </table:table-cell>
          <table:table-cell office:value-type="float" office:value="534788" calcext:value-type="float">
            <text:p>534788</text:p>
          </table:table-cell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  <table:table-cell office:value-type="float" office:value="708540" calcext:value-type="float">
            <text:p>708540</text:p>
          </table:table-cell>
          <table:table-cell office:value-type="float" office:value="260145" calcext:value-type="float">
            <text:p>260145</text:p>
          </table:table-cell>
          <table:table-cell office:value-type="float" office:value="121298" calcext:value-type="float">
            <text:p>121298</text:p>
          </table:table-cell>
          <table:table-cell office:value-type="float" office:value="120299" calcext:value-type="float">
            <text:p>120299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74662" calcext:value-type="float">
            <text:p>174662</text:p>
          </table:table-cell>
          <table:table-cell office:value-type="float" office:value="540021" calcext:value-type="float">
            <text:p>540021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714683" calcext:value-type="float">
            <text:p>714683</text:p>
          </table:table-cell>
          <table:table-cell office:value-type="float" office:value="261619" calcext:value-type="float">
            <text:p>261619</text:p>
          </table:table-cell>
          <table:table-cell office:value-type="float" office:value="121876" calcext:value-type="float">
            <text:p>121876</text:p>
          </table:table-cell>
          <table:table-cell office:value-type="float" office:value="120299" calcext:value-type="float">
            <text:p>120299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75503" calcext:value-type="float">
            <text:p>175503</text:p>
          </table:table-cell>
          <table:table-cell office:value-type="float" office:value="544688" calcext:value-type="float">
            <text:p>544688</text:p>
          </table:table-cell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  <table:table-cell office:value-type="float" office:value="720191" calcext:value-type="float">
            <text:p>720191</text:p>
          </table:table-cell>
          <table:table-cell office:value-type="float" office:value="263061" calcext:value-type="float">
            <text:p>263061</text:p>
          </table:table-cell>
          <table:table-cell office:value-type="float" office:value="122378" calcext:value-type="float">
            <text:p>122378</text:p>
          </table:table-cell>
          <table:table-cell office:value-type="float" office:value="120299" calcext:value-type="float">
            <text:p>120299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76240" calcext:value-type="float">
            <text:p>176240</text:p>
          </table:table-cell>
          <table:table-cell office:value-type="float" office:value="546623" calcext:value-type="float">
            <text:p>546623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float" office:value="722863" calcext:value-type="float">
            <text:p>722863</text:p>
          </table:table-cell>
          <table:table-cell office:value-type="float" office:value="263623" calcext:value-type="float">
            <text:p>263623</text:p>
          </table:table-cell>
          <table:table-cell office:value-type="float" office:value="122819" calcext:value-type="float">
            <text:p>122819</text:p>
          </table:table-cell>
          <table:table-cell office:value-type="float" office:value="120299" calcext:value-type="float">
            <text:p>120299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76889" calcext:value-type="float">
            <text:p>176889</text:p>
          </table:table-cell>
          <table:table-cell office:value-type="float" office:value="547667" calcext:value-type="float">
            <text:p>547667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724556" calcext:value-type="float">
            <text:p>724556</text:p>
          </table:table-cell>
          <table:table-cell office:value-type="float" office:value="264012" calcext:value-type="float">
            <text:p>264012</text:p>
          </table:table-cell>
          <table:table-cell office:value-type="float" office:value="123230" calcext:value-type="float">
            <text:p>123230</text:p>
          </table:table-cell>
          <table:table-cell office:value-type="float" office:value="120299" calcext:value-type="float">
            <text:p>120299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77782" calcext:value-type="float">
            <text:p>177782</text:p>
          </table:table-cell>
          <table:table-cell office:value-type="float" office:value="552873" calcext:value-type="float">
            <text:p>552873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730655" calcext:value-type="float">
            <text:p>730655</text:p>
          </table:table-cell>
          <table:table-cell office:value-type="float" office:value="265416" calcext:value-type="float">
            <text:p>265416</text:p>
          </table:table-cell>
          <table:table-cell office:value-type="float" office:value="123769" calcext:value-type="float">
            <text:p>123769</text:p>
          </table:table-cell>
          <table:table-cell office:value-type="float" office:value="123981" calcext:value-type="float">
            <text:p>123981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78597" calcext:value-type="float">
            <text:p>178597</text:p>
          </table:table-cell>
          <table:table-cell office:value-type="float" office:value="558020" calcext:value-type="float">
            <text:p>558020</text:p>
          </table:table-cell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  <table:table-cell office:value-type="float" office:value="736617" calcext:value-type="float">
            <text:p>736617</text:p>
          </table:table-cell>
          <table:table-cell office:value-type="float" office:value="266748" calcext:value-type="float">
            <text:p>266748</text:p>
          </table:table-cell>
          <table:table-cell office:value-type="float" office:value="124262" calcext:value-type="float">
            <text:p>124262</text:p>
          </table:table-cell>
          <table:table-cell office:value-type="float" office:value="123981" calcext:value-type="float">
            <text:p>123981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79405" calcext:value-type="float">
            <text:p>179405</text:p>
          </table:table-cell>
          <table:table-cell office:value-type="float" office:value="562843" calcext:value-type="float">
            <text:p>562843</text:p>
          </table:table-cell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  <table:table-cell office:value-type="float" office:value="742248" calcext:value-type="float">
            <text:p>742248</text:p>
          </table:table-cell>
          <table:table-cell office:value-type="float" office:value="268061" calcext:value-type="float">
            <text:p>268061</text:p>
          </table:table-cell>
          <table:table-cell office:value-type="float" office:value="124740" calcext:value-type="float">
            <text:p>124740</text:p>
          </table:table-cell>
          <table:table-cell office:value-type="float" office:value="123981" calcext:value-type="float">
            <text:p>123981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80148" calcext:value-type="float">
            <text:p>180148</text:p>
          </table:table-cell>
          <table:table-cell office:value-type="float" office:value="567287" calcext:value-type="float">
            <text:p>567287</text:p>
          </table:table-cell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 office:value-type="float" office:value="747435" calcext:value-type="float">
            <text:p>747435</text:p>
          </table:table-cell>
          <table:table-cell office:value-type="float" office:value="269441" calcext:value-type="float">
            <text:p>269441</text:p>
          </table:table-cell>
          <table:table-cell office:value-type="float" office:value="125193" calcext:value-type="float">
            <text:p>125193</text:p>
          </table:table-cell>
          <table:table-cell office:value-type="float" office:value="123981" calcext:value-type="float">
            <text:p>123981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80890" calcext:value-type="float">
            <text:p>180890</text:p>
          </table:table-cell>
          <table:table-cell office:value-type="float" office:value="571623" calcext:value-type="float">
            <text:p>571623</text:p>
          </table:table-cell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  <table:table-cell office:value-type="float" office:value="752513" calcext:value-type="float">
            <text:p>752513</text:p>
          </table:table-cell>
          <table:table-cell office:value-type="float" office:value="270649" calcext:value-type="float">
            <text:p>270649</text:p>
          </table:table-cell>
          <table:table-cell office:value-type="float" office:value="125662" calcext:value-type="float">
            <text:p>125662</text:p>
          </table:table-cell>
          <table:table-cell office:value-type="float" office:value="123981" calcext:value-type="float">
            <text:p>123981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81467" calcext:value-type="float">
            <text:p>181467</text:p>
          </table:table-cell>
          <table:table-cell office:value-type="float" office:value="573562" calcext:value-type="float">
            <text:p>573562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755029" calcext:value-type="float">
            <text:p>755029</text:p>
          </table:table-cell>
          <table:table-cell office:value-type="float" office:value="271237" calcext:value-type="float">
            <text:p>271237</text:p>
          </table:table-cell>
          <table:table-cell office:value-type="float" office:value="126029" calcext:value-type="float">
            <text:p>126029</text:p>
          </table:table-cell>
          <table:table-cell office:value-type="float" office:value="123981" calcext:value-type="float">
            <text:p>123981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82096" calcext:value-type="float">
            <text:p>182096</text:p>
          </table:table-cell>
          <table:table-cell office:value-type="float" office:value="574624" calcext:value-type="float">
            <text:p>574624</text:p>
          </table:table-cell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  <table:table-cell office:value-type="float" office:value="756720" calcext:value-type="float">
            <text:p>756720</text:p>
          </table:table-cell>
          <table:table-cell office:value-type="float" office:value="271625" calcext:value-type="float">
            <text:p>271625</text:p>
          </table:table-cell>
          <table:table-cell office:value-type="float" office:value="126439" calcext:value-type="float">
            <text:p>126439</text:p>
          </table:table-cell>
          <table:table-cell office:value-type="float" office:value="123981" calcext:value-type="float">
            <text:p>123981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82941" calcext:value-type="float">
            <text:p>182941</text:p>
          </table:table-cell>
          <table:table-cell office:value-type="float" office:value="579784" calcext:value-type="float">
            <text:p>579784</text:p>
          </table:table-cell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  <table:table-cell office:value-type="float" office:value="762725" calcext:value-type="float">
            <text:p>762725</text:p>
          </table:table-cell>
          <table:table-cell office:value-type="float" office:value="273051" calcext:value-type="float">
            <text:p>273051</text:p>
          </table:table-cell>
          <table:table-cell office:value-type="float" office:value="126960" calcext:value-type="float">
            <text:p>126960</text:p>
          </table:table-cell>
          <table:table-cell office:value-type="float" office:value="127516" calcext:value-type="float">
            <text:p>127516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83711" calcext:value-type="float">
            <text:p>183711</text:p>
          </table:table-cell>
          <table:table-cell office:value-type="float" office:value="584808" calcext:value-type="float">
            <text:p>584808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 office:value-type="float" office:value="768519" calcext:value-type="float">
            <text:p>768519</text:p>
          </table:table-cell>
          <table:table-cell office:value-type="float" office:value="274477" calcext:value-type="float">
            <text:p>274477</text:p>
          </table:table-cell>
          <table:table-cell office:value-type="float" office:value="127478" calcext:value-type="float">
            <text:p>127478</text:p>
          </table:table-cell>
          <table:table-cell office:value-type="float" office:value="127516" calcext:value-type="float">
            <text:p>127516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84454" calcext:value-type="float">
            <text:p>184454</text:p>
          </table:table-cell>
          <table:table-cell office:value-type="float" office:value="589385" calcext:value-type="float">
            <text:p>589385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773839" calcext:value-type="float">
            <text:p>773839</text:p>
          </table:table-cell>
          <table:table-cell office:value-type="float" office:value="275787" calcext:value-type="float">
            <text:p>275787</text:p>
          </table:table-cell>
          <table:table-cell office:value-type="float" office:value="127960" calcext:value-type="float">
            <text:p>127960</text:p>
          </table:table-cell>
          <table:table-cell office:value-type="float" office:value="127516" calcext:value-type="float">
            <text:p>127516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85221" calcext:value-type="float">
            <text:p>185221</text:p>
          </table:table-cell>
          <table:table-cell office:value-type="float" office:value="593713" calcext:value-type="float">
            <text:p>593713</text:p>
          </table:table-cell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  <table:table-cell office:value-type="float" office:value="778934" calcext:value-type="float">
            <text:p>778934</text:p>
          </table:table-cell>
          <table:table-cell office:value-type="float" office:value="276949" calcext:value-type="float">
            <text:p>276949</text:p>
          </table:table-cell>
          <table:table-cell office:value-type="float" office:value="128458" calcext:value-type="float">
            <text:p>128458</text:p>
          </table:table-cell>
          <table:table-cell office:value-type="float" office:value="127516" calcext:value-type="float">
            <text:p>127516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85974" calcext:value-type="float">
            <text:p>185974</text:p>
          </table:table-cell>
          <table:table-cell office:value-type="float" office:value="597792" calcext:value-type="float">
            <text:p>597792</text:p>
          </table:table-cell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  <table:table-cell office:value-type="float" office:value="783766" calcext:value-type="float">
            <text:p>783766</text:p>
          </table:table-cell>
          <table:table-cell office:value-type="float" office:value="278049" calcext:value-type="float">
            <text:p>278049</text:p>
          </table:table-cell>
          <table:table-cell office:value-type="float" office:value="128905" calcext:value-type="float">
            <text:p>128905</text:p>
          </table:table-cell>
          <table:table-cell office:value-type="float" office:value="127516" calcext:value-type="float">
            <text:p>127516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86586" calcext:value-type="float">
            <text:p>186586</text:p>
          </table:table-cell>
          <table:table-cell office:value-type="float" office:value="599495" calcext:value-type="float">
            <text:p>599495</text:p>
          </table:table-cell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  <table:table-cell office:value-type="float" office:value="786081" calcext:value-type="float">
            <text:p>786081</text:p>
          </table:table-cell>
          <table:table-cell office:value-type="float" office:value="278694" calcext:value-type="float">
            <text:p>278694</text:p>
          </table:table-cell>
          <table:table-cell office:value-type="float" office:value="129330" calcext:value-type="float">
            <text:p>129330</text:p>
          </table:table-cell>
          <table:table-cell office:value-type="float" office:value="127516" calcext:value-type="float">
            <text:p>127516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7193" calcext:value-type="float">
            <text:p>187193</text:p>
          </table:table-cell>
          <table:table-cell office:value-type="float" office:value="600508" calcext:value-type="float">
            <text:p>600508</text:p>
          </table:table-cell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  <table:table-cell office:value-type="float" office:value="787701" calcext:value-type="float">
            <text:p>787701</text:p>
          </table:table-cell>
          <table:table-cell office:value-type="float" office:value="279127" calcext:value-type="float">
            <text:p>279127</text:p>
          </table:table-cell>
          <table:table-cell office:value-type="float" office:value="129721" calcext:value-type="float">
            <text:p>129721</text:p>
          </table:table-cell>
          <table:table-cell office:value-type="float" office:value="127516" calcext:value-type="float">
            <text:p>127516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8068" calcext:value-type="float">
            <text:p>188068</text:p>
          </table:table-cell>
          <table:table-cell office:value-type="float" office:value="605209" calcext:value-type="float">
            <text:p>605209</text:p>
          </table:table-cell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  <table:table-cell office:value-type="float" office:value="793277" calcext:value-type="float">
            <text:p>793277</text:p>
          </table:table-cell>
          <table:table-cell office:value-type="float" office:value="280482" calcext:value-type="float">
            <text:p>280482</text:p>
          </table:table-cell>
          <table:table-cell office:value-type="float" office:value="130272" calcext:value-type="float">
            <text:p>130272</text:p>
          </table:table-cell>
          <table:table-cell office:value-type="float" office:value="131731" calcext:value-type="float">
            <text:p>131731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88944" calcext:value-type="float">
            <text:p>188944</text:p>
          </table:table-cell>
          <table:table-cell office:value-type="float" office:value="610111" calcext:value-type="float">
            <text:p>610111</text:p>
          </table:table-cell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  <table:table-cell office:value-type="float" office:value="799055" calcext:value-type="float">
            <text:p>799055</text:p>
          </table:table-cell>
          <table:table-cell office:value-type="float" office:value="281933" calcext:value-type="float">
            <text:p>281933</text:p>
          </table:table-cell>
          <table:table-cell office:value-type="float" office:value="130816" calcext:value-type="float">
            <text:p>130816</text:p>
          </table:table-cell>
          <table:table-cell office:value-type="float" office:value="131731" calcext:value-type="float">
            <text:p>131731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89787" calcext:value-type="float">
            <text:p>189787</text:p>
          </table:table-cell>
          <table:table-cell office:value-type="float" office:value="614810" calcext:value-type="float">
            <text:p>61481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804597" calcext:value-type="float">
            <text:p>804597</text:p>
          </table:table-cell>
          <table:table-cell office:value-type="float" office:value="283205" calcext:value-type="float">
            <text:p>283205</text:p>
          </table:table-cell>
          <table:table-cell office:value-type="float" office:value="131329" calcext:value-type="float">
            <text:p>131329</text:p>
          </table:table-cell>
          <table:table-cell office:value-type="float" office:value="131731" calcext:value-type="float">
            <text:p>131731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190570" calcext:value-type="float">
            <text:p>190570</text:p>
          </table:table-cell>
          <table:table-cell office:value-type="float" office:value="619380" calcext:value-type="float">
            <text:p>619380</text:p>
          </table:table-cell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  <table:table-cell office:value-type="float" office:value="809950" calcext:value-type="float">
            <text:p>809950</text:p>
          </table:table-cell>
          <table:table-cell office:value-type="float" office:value="284515" calcext:value-type="float">
            <text:p>284515</text:p>
          </table:table-cell>
          <table:table-cell office:value-type="float" office:value="131813" calcext:value-type="float">
            <text:p>131813</text:p>
          </table:table-cell>
          <table:table-cell office:value-type="float" office:value="131731" calcext:value-type="float">
            <text:p>131731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191327" calcext:value-type="float">
            <text:p>191327</text:p>
          </table:table-cell>
          <table:table-cell office:value-type="float" office:value="624192" calcext:value-type="float">
            <text:p>624192</text:p>
          </table:table-cell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  <table:table-cell office:value-type="float" office:value="815519" calcext:value-type="float">
            <text:p>815519</text:p>
          </table:table-cell>
          <table:table-cell office:value-type="float" office:value="285757" calcext:value-type="float">
            <text:p>285757</text:p>
          </table:table-cell>
          <table:table-cell office:value-type="float" office:value="132305" calcext:value-type="float">
            <text:p>132305</text:p>
          </table:table-cell>
          <table:table-cell office:value-type="float" office:value="131731" calcext:value-type="float">
            <text:p>13173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192075" calcext:value-type="float">
            <text:p>192075</text:p>
          </table:table-cell>
          <table:table-cell office:value-type="float" office:value="626340" calcext:value-type="float">
            <text:p>626340</text:p>
          </table:table-cell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  <table:table-cell office:value-type="float" office:value="818415" calcext:value-type="float">
            <text:p>818415</text:p>
          </table:table-cell>
          <table:table-cell office:value-type="float" office:value="286378" calcext:value-type="float">
            <text:p>286378</text:p>
          </table:table-cell>
          <table:table-cell office:value-type="float" office:value="132783" calcext:value-type="float">
            <text:p>132783</text:p>
          </table:table-cell>
          <table:table-cell office:value-type="float" office:value="131731" calcext:value-type="float">
            <text:p>131731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192868" calcext:value-type="float">
            <text:p>192868</text:p>
          </table:table-cell>
          <table:table-cell office:value-type="float" office:value="627638" calcext:value-type="float">
            <text:p>627638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820506" calcext:value-type="float">
            <text:p>820506</text:p>
          </table:table-cell>
          <table:table-cell office:value-type="float" office:value="286706" calcext:value-type="float">
            <text:p>286706</text:p>
          </table:table-cell>
          <table:table-cell office:value-type="float" office:value="133268" calcext:value-type="float">
            <text:p>133268</text:p>
          </table:table-cell>
          <table:table-cell office:value-type="float" office:value="131731" calcext:value-type="float">
            <text:p>131731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193827" calcext:value-type="float">
            <text:p>193827</text:p>
          </table:table-cell>
          <table:table-cell office:value-type="float" office:value="633262" calcext:value-type="float">
            <text:p>633262</text:p>
          </table:table-cell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  <table:table-cell office:value-type="float" office:value="827089" calcext:value-type="float">
            <text:p>827089</text:p>
          </table:table-cell>
          <table:table-cell office:value-type="float" office:value="288141" calcext:value-type="float">
            <text:p>288141</text:p>
          </table:table-cell>
          <table:table-cell office:value-type="float" office:value="133839" calcext:value-type="float">
            <text:p>133839</text:p>
          </table:table-cell>
          <table:table-cell office:value-type="float" office:value="136090" calcext:value-type="float">
            <text:p>136090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194718" calcext:value-type="float">
            <text:p>194718</text:p>
          </table:table-cell>
          <table:table-cell office:value-type="float" office:value="639270" calcext:value-type="float">
            <text:p>639270</text:p>
          </table:table-cell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  <table:table-cell office:value-type="float" office:value="833988" calcext:value-type="float">
            <text:p>833988</text:p>
          </table:table-cell>
          <table:table-cell office:value-type="float" office:value="289547" calcext:value-type="float">
            <text:p>289547</text:p>
          </table:table-cell>
          <table:table-cell office:value-type="float" office:value="134403" calcext:value-type="float">
            <text:p>134403</text:p>
          </table:table-cell>
          <table:table-cell office:value-type="float" office:value="136090" calcext:value-type="float">
            <text:p>136090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195562" calcext:value-type="float">
            <text:p>195562</text:p>
          </table:table-cell>
          <table:table-cell office:value-type="float" office:value="644730" calcext:value-type="float">
            <text:p>644730</text:p>
          </table:table-cell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  <table:table-cell office:value-type="float" office:value="840292" calcext:value-type="float">
            <text:p>840292</text:p>
          </table:table-cell>
          <table:table-cell office:value-type="float" office:value="290962" calcext:value-type="float">
            <text:p>290962</text:p>
          </table:table-cell>
          <table:table-cell office:value-type="float" office:value="135008" calcext:value-type="float">
            <text:p>135008</text:p>
          </table:table-cell>
          <table:table-cell office:value-type="float" office:value="136090" calcext:value-type="float">
            <text:p>136090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196423" calcext:value-type="float">
            <text:p>196423</text:p>
          </table:table-cell>
          <table:table-cell office:value-type="float" office:value="650148" calcext:value-type="float">
            <text:p>650148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office:value-type="float" office:value="846571" calcext:value-type="float">
            <text:p>846571</text:p>
          </table:table-cell>
          <table:table-cell office:value-type="float" office:value="292162" calcext:value-type="float">
            <text:p>292162</text:p>
          </table:table-cell>
          <table:table-cell office:value-type="float" office:value="135599" calcext:value-type="float">
            <text:p>135599</text:p>
          </table:table-cell>
          <table:table-cell office:value-type="float" office:value="136090" calcext:value-type="float">
            <text:p>136090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197306" calcext:value-type="float">
            <text:p>197306</text:p>
          </table:table-cell>
          <table:table-cell office:value-type="float" office:value="655722" calcext:value-type="float">
            <text:p>655722</text:p>
          </table:table-cell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  <table:table-cell office:value-type="float" office:value="853028" calcext:value-type="float">
            <text:p>853028</text:p>
          </table:table-cell>
          <table:table-cell office:value-type="float" office:value="293415" calcext:value-type="float">
            <text:p>293415</text:p>
          </table:table-cell>
          <table:table-cell office:value-type="float" office:value="136179" calcext:value-type="float">
            <text:p>136179</text:p>
          </table:table-cell>
          <table:table-cell office:value-type="float" office:value="136090" calcext:value-type="float">
            <text:p>136090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198071" calcext:value-type="float">
            <text:p>198071</text:p>
          </table:table-cell>
          <table:table-cell office:value-type="float" office:value="658152" calcext:value-type="float">
            <text:p>658152</text:p>
          </table:table-cell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office:value-type="float" office:value="856223" calcext:value-type="float">
            <text:p>856223</text:p>
          </table:table-cell>
          <table:table-cell office:value-type="float" office:value="294049" calcext:value-type="float">
            <text:p>294049</text:p>
          </table:table-cell>
          <table:table-cell office:value-type="float" office:value="136643" calcext:value-type="float">
            <text:p>136643</text:p>
          </table:table-cell>
          <table:table-cell office:value-type="float" office:value="136090" calcext:value-type="float">
            <text:p>136090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198913" calcext:value-type="float">
            <text:p>198913</text:p>
          </table:table-cell>
          <table:table-cell office:value-type="float" office:value="659505" calcext:value-type="float">
            <text:p>659505</text:p>
          </table:table-cell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  <table:table-cell office:value-type="float" office:value="858418" calcext:value-type="float">
            <text:p>858418</text:p>
          </table:table-cell>
          <table:table-cell office:value-type="float" office:value="294500" calcext:value-type="float">
            <text:p>294500</text:p>
          </table:table-cell>
          <table:table-cell office:value-type="float" office:value="137200" calcext:value-type="float">
            <text:p>137200</text:p>
          </table:table-cell>
          <table:table-cell office:value-type="float" office:value="136090" calcext:value-type="float">
            <text:p>136090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200006" calcext:value-type="float">
            <text:p>200006</text:p>
          </table:table-cell>
          <table:table-cell office:value-type="float" office:value="666347" calcext:value-type="float">
            <text:p>666347</text:p>
          </table:table-cell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 office:value-type="float" office:value="866353" calcext:value-type="float">
            <text:p>866353</text:p>
          </table:table-cell>
          <table:table-cell office:value-type="float" office:value="295884" calcext:value-type="float">
            <text:p>295884</text:p>
          </table:table-cell>
          <table:table-cell office:value-type="float" office:value="137881" calcext:value-type="float">
            <text:p>137881</text:p>
          </table:table-cell>
          <table:table-cell office:value-type="float" office:value="140757" calcext:value-type="float">
            <text:p>140757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201011" calcext:value-type="float">
            <text:p>201011</text:p>
          </table:table-cell>
          <table:table-cell office:value-type="float" office:value="673581" calcext:value-type="float">
            <text:p>673581</text:p>
          </table:table-cell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  <table:table-cell office:value-type="float" office:value="874592" calcext:value-type="float">
            <text:p>874592</text:p>
          </table:table-cell>
          <table:table-cell office:value-type="float" office:value="297352" calcext:value-type="float">
            <text:p>297352</text:p>
          </table:table-cell>
          <table:table-cell office:value-type="float" office:value="138537" calcext:value-type="float">
            <text:p>138537</text:p>
          </table:table-cell>
          <table:table-cell office:value-type="float" office:value="140757" calcext:value-type="float">
            <text:p>140757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201933" calcext:value-type="float">
            <text:p>201933</text:p>
          </table:table-cell>
          <table:table-cell office:value-type="float" office:value="679858" calcext:value-type="float">
            <text:p>679858</text:p>
          </table:table-cell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  <table:table-cell office:value-type="float" office:value="881791" calcext:value-type="float">
            <text:p>881791</text:p>
          </table:table-cell>
          <table:table-cell office:value-type="float" office:value="298860" calcext:value-type="float">
            <text:p>298860</text:p>
          </table:table-cell>
          <table:table-cell office:value-type="float" office:value="139113" calcext:value-type="float">
            <text:p>139113</text:p>
          </table:table-cell>
          <table:table-cell office:value-type="float" office:value="140757" calcext:value-type="float">
            <text:p>140757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202857" calcext:value-type="float">
            <text:p>202857</text:p>
          </table:table-cell>
          <table:table-cell office:value-type="float" office:value="686019" calcext:value-type="float">
            <text:p>686019</text:p>
          </table:table-cell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  <table:table-cell office:value-type="float" office:value="888876" calcext:value-type="float">
            <text:p>888876</text:p>
          </table:table-cell>
          <table:table-cell office:value-type="float" office:value="300292" calcext:value-type="float">
            <text:p>300292</text:p>
          </table:table-cell>
          <table:table-cell office:value-type="float" office:value="139710" calcext:value-type="float">
            <text:p>139710</text:p>
          </table:table-cell>
          <table:table-cell office:value-type="float" office:value="140757" calcext:value-type="float">
            <text:p>140757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203784" calcext:value-type="float">
            <text:p>203784</text:p>
          </table:table-cell>
          <table:table-cell office:value-type="float" office:value="692175" calcext:value-type="float">
            <text:p>692175</text:p>
          </table:table-cell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  <table:table-cell office:value-type="float" office:value="895959" calcext:value-type="float">
            <text:p>895959</text:p>
          </table:table-cell>
          <table:table-cell office:value-type="float" office:value="301671" calcext:value-type="float">
            <text:p>301671</text:p>
          </table:table-cell>
          <table:table-cell office:value-type="float" office:value="140277" calcext:value-type="float">
            <text:p>140277</text:p>
          </table:table-cell>
          <table:table-cell office:value-type="float" office:value="140757" calcext:value-type="float">
            <text:p>140757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204612" calcext:value-type="float">
            <text:p>204612</text:p>
          </table:table-cell>
          <table:table-cell office:value-type="float" office:value="694685" calcext:value-type="float">
            <text:p>694685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899297" calcext:value-type="float">
            <text:p>899297</text:p>
          </table:table-cell>
          <table:table-cell office:value-type="float" office:value="302443" calcext:value-type="float">
            <text:p>302443</text:p>
          </table:table-cell>
          <table:table-cell office:value-type="float" office:value="140839" calcext:value-type="float">
            <text:p>140839</text:p>
          </table:table-cell>
          <table:table-cell office:value-type="float" office:value="140757" calcext:value-type="float">
            <text:p>140757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205415" calcext:value-type="float">
            <text:p>205415</text:p>
          </table:table-cell>
          <table:table-cell office:value-type="float" office:value="696191" calcext:value-type="float">
            <text:p>696191</text:p>
          </table:table-cell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  <table:table-cell office:value-type="float" office:value="901606" calcext:value-type="float">
            <text:p>901606</text:p>
          </table:table-cell>
          <table:table-cell office:value-type="float" office:value="302963" calcext:value-type="float">
            <text:p>302963</text:p>
          </table:table-cell>
          <table:table-cell office:value-type="float" office:value="141385" calcext:value-type="float">
            <text:p>141385</text:p>
          </table:table-cell>
          <table:table-cell office:value-type="float" office:value="140757" calcext:value-type="float">
            <text:p>140757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206437" calcext:value-type="float">
            <text:p>206437</text:p>
          </table:table-cell>
          <table:table-cell office:value-type="float" office:value="703249" calcext:value-type="float">
            <text:p>703249</text:p>
          </table:table-cell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  <table:table-cell office:value-type="float" office:value="909686" calcext:value-type="float">
            <text:p>909686</text:p>
          </table:table-cell>
          <table:table-cell office:value-type="float" office:value="304653" calcext:value-type="float">
            <text:p>304653</text:p>
          </table:table-cell>
          <table:table-cell office:value-type="float" office:value="142074" calcext:value-type="float">
            <text:p>142074</text:p>
          </table:table-cell>
          <table:table-cell office:value-type="float" office:value="145078" calcext:value-type="float">
            <text:p>145078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207363" calcext:value-type="float">
            <text:p>207363</text:p>
          </table:table-cell>
          <table:table-cell office:value-type="float" office:value="710097" calcext:value-type="float">
            <text:p>710097</text:p>
          </table:table-cell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  <table:table-cell office:value-type="float" office:value="917460" calcext:value-type="float">
            <text:p>917460</text:p>
          </table:table-cell>
          <table:table-cell office:value-type="float" office:value="306286" calcext:value-type="float">
            <text:p>306286</text:p>
          </table:table-cell>
          <table:table-cell office:value-type="float" office:value="142677" calcext:value-type="float">
            <text:p>142677</text:p>
          </table:table-cell>
          <table:table-cell office:value-type="float" office:value="145078" calcext:value-type="float">
            <text:p>145078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208291" calcext:value-type="float">
            <text:p>208291</text:p>
          </table:table-cell>
          <table:table-cell office:value-type="float" office:value="716177" calcext:value-type="float">
            <text:p>716177</text:p>
          </table:table-cell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  <table:table-cell office:value-type="float" office:value="924468" calcext:value-type="float">
            <text:p>924468</text:p>
          </table:table-cell>
          <table:table-cell office:value-type="float" office:value="308029" calcext:value-type="float">
            <text:p>308029</text:p>
          </table:table-cell>
          <table:table-cell office:value-type="float" office:value="143302" calcext:value-type="float">
            <text:p>143302</text:p>
          </table:table-cell>
          <table:table-cell office:value-type="float" office:value="145078" calcext:value-type="float">
            <text:p>145078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209160" calcext:value-type="float">
            <text:p>209160</text:p>
          </table:table-cell>
          <table:table-cell office:value-type="float" office:value="721971" calcext:value-type="float">
            <text:p>721971</text:p>
          </table:table-cell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  <table:table-cell office:value-type="float" office:value="931131" calcext:value-type="float">
            <text:p>931131</text:p>
          </table:table-cell>
          <table:table-cell office:value-type="float" office:value="309609" calcext:value-type="float">
            <text:p>309609</text:p>
          </table:table-cell>
          <table:table-cell office:value-type="float" office:value="143883" calcext:value-type="float">
            <text:p>143883</text:p>
          </table:table-cell>
          <table:table-cell office:value-type="float" office:value="145078" calcext:value-type="float">
            <text:p>145078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209966" calcext:value-type="float">
            <text:p>209966</text:p>
          </table:table-cell>
          <table:table-cell office:value-type="float" office:value="727260" calcext:value-type="float">
            <text:p>727260</text:p>
          </table:table-cell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  <table:table-cell office:value-type="float" office:value="937226" calcext:value-type="float">
            <text:p>937226</text:p>
          </table:table-cell>
          <table:table-cell office:value-type="float" office:value="311153" calcext:value-type="float">
            <text:p>311153</text:p>
          </table:table-cell>
          <table:table-cell office:value-type="float" office:value="144461" calcext:value-type="float">
            <text:p>144461</text:p>
          </table:table-cell>
          <table:table-cell office:value-type="float" office:value="145078" calcext:value-type="float">
            <text:p>145078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210684" calcext:value-type="float">
            <text:p>210684</text:p>
          </table:table-cell>
          <table:table-cell office:value-type="float" office:value="729399" calcext:value-type="float">
            <text:p>729399</text:p>
          </table:table-cell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  <table:table-cell office:value-type="float" office:value="940083" calcext:value-type="float">
            <text:p>940083</text:p>
          </table:table-cell>
          <table:table-cell office:value-type="float" office:value="311831" calcext:value-type="float">
            <text:p>311831</text:p>
          </table:table-cell>
          <table:table-cell office:value-type="float" office:value="144978" calcext:value-type="float">
            <text:p>144978</text:p>
          </table:table-cell>
          <table:table-cell office:value-type="float" office:value="145078" calcext:value-type="float">
            <text:p>145078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211438" calcext:value-type="float">
            <text:p>211438</text:p>
          </table:table-cell>
          <table:table-cell office:value-type="float" office:value="730648" calcext:value-type="float">
            <text:p>730648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float" office:value="942086" calcext:value-type="float">
            <text:p>942086</text:p>
          </table:table-cell>
          <table:table-cell office:value-type="float" office:value="312278" calcext:value-type="float">
            <text:p>312278</text:p>
          </table:table-cell>
          <table:table-cell office:value-type="float" office:value="145514" calcext:value-type="float">
            <text:p>145514</text:p>
          </table:table-cell>
          <table:table-cell office:value-type="float" office:value="145078" calcext:value-type="float">
            <text:p>145078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212360" calcext:value-type="float">
            <text:p>212360</text:p>
          </table:table-cell>
          <table:table-cell office:value-type="float" office:value="734700" calcext:value-type="float">
            <text:p>734700</text:p>
          </table:table-cell>
          <table:table-cell office:value-type="float" office:value="3256" calcext:value-type="float">
            <text:p>3256</text:p>
          </table:table-cell>
          <table:table-cell office:value-type="float" office:value="0" calcext:value-type="float">
            <text:p>0</text:p>
          </table:table-cell>
          <table:table-cell office:value-type="float" office:value="947060" calcext:value-type="float">
            <text:p>947060</text:p>
          </table:table-cell>
          <table:table-cell office:value-type="float" office:value="313439" calcext:value-type="float">
            <text:p>313439</text:p>
          </table:table-cell>
          <table:table-cell office:value-type="float" office:value="146151" calcext:value-type="float">
            <text:p>146151</text:p>
          </table:table-cell>
          <table:table-cell office:value-type="float" office:value="149886" calcext:value-type="float">
            <text:p>149886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213320" calcext:value-type="float">
            <text:p>213320</text:p>
          </table:table-cell>
          <table:table-cell office:value-type="float" office:value="741624" calcext:value-type="float">
            <text:p>741624</text:p>
          </table:table-cell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  <table:table-cell office:value-type="float" office:value="954944" calcext:value-type="float">
            <text:p>954944</text:p>
          </table:table-cell>
          <table:table-cell office:value-type="float" office:value="315076" calcext:value-type="float">
            <text:p>315076</text:p>
          </table:table-cell>
          <table:table-cell office:value-type="float" office:value="146808" calcext:value-type="float">
            <text:p>146808</text:p>
          </table:table-cell>
          <table:table-cell office:value-type="float" office:value="149886" calcext:value-type="float">
            <text:p>149886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214333" calcext:value-type="float">
            <text:p>214333</text:p>
          </table:table-cell>
          <table:table-cell office:value-type="float" office:value="747909" calcext:value-type="float">
            <text:p>747909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962242" calcext:value-type="float">
            <text:p>962242</text:p>
          </table:table-cell>
          <table:table-cell office:value-type="float" office:value="316871" calcext:value-type="float">
            <text:p>316871</text:p>
          </table:table-cell>
          <table:table-cell office:value-type="float" office:value="147486" calcext:value-type="float">
            <text:p>147486</text:p>
          </table:table-cell>
          <table:table-cell office:value-type="float" office:value="149886" calcext:value-type="float">
            <text:p>149886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215236" calcext:value-type="float">
            <text:p>215236</text:p>
          </table:table-cell>
          <table:table-cell office:value-type="float" office:value="754274" calcext:value-type="float">
            <text:p>754274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969510" calcext:value-type="float">
            <text:p>969510</text:p>
          </table:table-cell>
          <table:table-cell office:value-type="float" office:value="318575" calcext:value-type="float">
            <text:p>318575</text:p>
          </table:table-cell>
          <table:table-cell office:value-type="float" office:value="148171" calcext:value-type="float">
            <text:p>148171</text:p>
          </table:table-cell>
          <table:table-cell office:value-type="float" office:value="149886" calcext:value-type="float">
            <text:p>149886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216240" calcext:value-type="float">
            <text:p>216240</text:p>
          </table:table-cell>
          <table:table-cell office:value-type="float" office:value="760121" calcext:value-type="float">
            <text:p>760121</text:p>
          </table:table-cell>
          <table:table-cell office:value-type="float" office:value="3385" calcext:value-type="float">
            <text:p>3385</text:p>
          </table:table-cell>
          <table:table-cell office:value-type="float" office:value="0" calcext:value-type="float">
            <text:p>0</text:p>
          </table:table-cell>
          <table:table-cell office:value-type="float" office:value="976361" calcext:value-type="float">
            <text:p>976361</text:p>
          </table:table-cell>
          <table:table-cell office:value-type="float" office:value="320169" calcext:value-type="float">
            <text:p>320169</text:p>
          </table:table-cell>
          <table:table-cell office:value-type="float" office:value="148816" calcext:value-type="float">
            <text:p>148816</text:p>
          </table:table-cell>
          <table:table-cell office:value-type="float" office:value="149886" calcext:value-type="float">
            <text:p>149886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217017" calcext:value-type="float">
            <text:p>217017</text:p>
          </table:table-cell>
          <table:table-cell office:value-type="float" office:value="762682" calcext:value-type="float">
            <text:p>762682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979699" calcext:value-type="float">
            <text:p>979699</text:p>
          </table:table-cell>
          <table:table-cell office:value-type="float" office:value="320943" calcext:value-type="float">
            <text:p>320943</text:p>
          </table:table-cell>
          <table:table-cell office:value-type="float" office:value="149371" calcext:value-type="float">
            <text:p>149371</text:p>
          </table:table-cell>
          <table:table-cell office:value-type="float" office:value="149886" calcext:value-type="float">
            <text:p>149886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217925" calcext:value-type="float">
            <text:p>217925</text:p>
          </table:table-cell>
          <table:table-cell office:value-type="float" office:value="764230" calcext:value-type="float">
            <text:p>764230</text:p>
          </table:table-cell>
          <table:table-cell office:value-type="float" office:value="3399" calcext:value-type="float">
            <text:p>3399</text:p>
          </table:table-cell>
          <table:table-cell office:value-type="float" office:value="0" calcext:value-type="float">
            <text:p>0</text:p>
          </table:table-cell>
          <table:table-cell office:value-type="float" office:value="982155" calcext:value-type="float">
            <text:p>982155</text:p>
          </table:table-cell>
          <table:table-cell office:value-type="float" office:value="321440" calcext:value-type="float">
            <text:p>321440</text:p>
          </table:table-cell>
          <table:table-cell office:value-type="float" office:value="149985" calcext:value-type="float">
            <text:p>149985</text:p>
          </table:table-cell>
          <table:table-cell office:value-type="float" office:value="149886" calcext:value-type="float">
            <text:p>149886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219062" calcext:value-type="float">
            <text:p>219062</text:p>
          </table:table-cell>
          <table:table-cell office:value-type="float" office:value="771459" calcext:value-type="float">
            <text:p>771459</text:p>
          </table:table-cell>
          <table:table-cell office:value-type="float" office:value="3419" calcext:value-type="float">
            <text:p>3419</text:p>
          </table:table-cell>
          <table:table-cell office:value-type="float" office:value="0" calcext:value-type="float">
            <text:p>0</text:p>
          </table:table-cell>
          <table:table-cell office:value-type="float" office:value="990521" calcext:value-type="float">
            <text:p>990521</text:p>
          </table:table-cell>
          <table:table-cell office:value-type="float" office:value="323543" calcext:value-type="float">
            <text:p>323543</text:p>
          </table:table-cell>
          <table:table-cell office:value-type="float" office:value="150747" calcext:value-type="float">
            <text:p>150747</text:p>
          </table:table-cell>
          <table:table-cell office:value-type="float" office:value="154482" calcext:value-type="float">
            <text:p>154482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220118" calcext:value-type="float">
            <text:p>220118</text:p>
          </table:table-cell>
          <table:table-cell office:value-type="float" office:value="778822" calcext:value-type="float">
            <text:p>778822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  <table:table-cell office:value-type="float" office:value="998940" calcext:value-type="float">
            <text:p>998940</text:p>
          </table:table-cell>
          <table:table-cell office:value-type="float" office:value="325867" calcext:value-type="float">
            <text:p>325867</text:p>
          </table:table-cell>
          <table:table-cell office:value-type="float" office:value="151436" calcext:value-type="float">
            <text:p>151436</text:p>
          </table:table-cell>
          <table:table-cell office:value-type="float" office:value="154482" calcext:value-type="float">
            <text:p>154482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221217" calcext:value-type="float">
            <text:p>221217</text:p>
          </table:table-cell>
          <table:table-cell office:value-type="float" office:value="785837" calcext:value-type="float">
            <text:p>785837</text:p>
          </table:table-cell>
          <table:table-cell office:value-type="float" office:value="3489" calcext:value-type="float">
            <text:p>3489</text:p>
          </table:table-cell>
          <table:table-cell office:value-type="float" office:value="0" calcext:value-type="float">
            <text:p>0</text:p>
          </table:table-cell>
          <table:table-cell office:value-type="float" office:value="1007054" calcext:value-type="float">
            <text:p>1007054</text:p>
          </table:table-cell>
          <table:table-cell office:value-type="float" office:value="327482" calcext:value-type="float">
            <text:p>327482</text:p>
          </table:table-cell>
          <table:table-cell office:value-type="float" office:value="152140" calcext:value-type="float">
            <text:p>152140</text:p>
          </table:table-cell>
          <table:table-cell office:value-type="float" office:value="154482" calcext:value-type="float">
            <text:p>154482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222261" calcext:value-type="float">
            <text:p>222261</text:p>
          </table:table-cell>
          <table:table-cell office:value-type="float" office:value="792748" calcext:value-type="float">
            <text:p>792748</text:p>
          </table:table-cell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office:value-type="float" office:value="1015009" calcext:value-type="float">
            <text:p>1015009</text:p>
          </table:table-cell>
          <table:table-cell office:value-type="float" office:value="329416" calcext:value-type="float">
            <text:p>329416</text:p>
          </table:table-cell>
          <table:table-cell office:value-type="float" office:value="152830" calcext:value-type="float">
            <text:p>152830</text:p>
          </table:table-cell>
          <table:table-cell office:value-type="float" office:value="154482" calcext:value-type="float">
            <text:p>154482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223247" calcext:value-type="float">
            <text:p>223247</text:p>
          </table:table-cell>
          <table:table-cell office:value-type="float" office:value="799122" calcext:value-type="float">
            <text:p>799122</text:p>
          </table:table-cell>
          <table:table-cell office:value-type="float" office:value="3544" calcext:value-type="float">
            <text:p>3544</text:p>
          </table:table-cell>
          <table:table-cell office:value-type="float" office:value="0" calcext:value-type="float">
            <text:p>0</text:p>
          </table:table-cell>
          <table:table-cell office:value-type="float" office:value="1022369" calcext:value-type="float">
            <text:p>1022369</text:p>
          </table:table-cell>
          <table:table-cell office:value-type="float" office:value="330873" calcext:value-type="float">
            <text:p>330873</text:p>
          </table:table-cell>
          <table:table-cell office:value-type="float" office:value="153533" calcext:value-type="float">
            <text:p>153533</text:p>
          </table:table-cell>
          <table:table-cell office:value-type="float" office:value="154482" calcext:value-type="float">
            <text:p>154482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224118" calcext:value-type="float">
            <text:p>224118</text:p>
          </table:table-cell>
          <table:table-cell office:value-type="float" office:value="802000" calcext:value-type="float">
            <text:p>802000</text:p>
          </table:table-cell>
          <table:table-cell office:value-type="float" office:value="3558" calcext:value-type="float">
            <text:p>3558</text:p>
          </table:table-cell>
          <table:table-cell office:value-type="float" office:value="0" calcext:value-type="float">
            <text:p>0</text:p>
          </table:table-cell>
          <table:table-cell office:value-type="float" office:value="1026118" calcext:value-type="float">
            <text:p>1026118</text:p>
          </table:table-cell>
          <table:table-cell office:value-type="float" office:value="331692" calcext:value-type="float">
            <text:p>331692</text:p>
          </table:table-cell>
          <table:table-cell office:value-type="float" office:value="154127" calcext:value-type="float">
            <text:p>154127</text:p>
          </table:table-cell>
          <table:table-cell office:value-type="float" office:value="154482" calcext:value-type="float">
            <text:p>154482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224970" calcext:value-type="float">
            <text:p>224970</text:p>
          </table:table-cell>
          <table:table-cell office:value-type="float" office:value="803676" calcext:value-type="float">
            <text:p>803676</text:p>
          </table:table-cell>
          <table:table-cell office:value-type="float" office:value="3570" calcext:value-type="float">
            <text:p>3570</text:p>
          </table:table-cell>
          <table:table-cell office:value-type="float" office:value="0" calcext:value-type="float">
            <text:p>0</text:p>
          </table:table-cell>
          <table:table-cell office:value-type="float" office:value="1028646" calcext:value-type="float">
            <text:p>1028646</text:p>
          </table:table-cell>
          <table:table-cell office:value-type="float" office:value="332194" calcext:value-type="float">
            <text:p>332194</text:p>
          </table:table-cell>
          <table:table-cell office:value-type="float" office:value="154737" calcext:value-type="float">
            <text:p>154737</text:p>
          </table:table-cell>
          <table:table-cell office:value-type="float" office:value="154482" calcext:value-type="float">
            <text:p>154482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225932" calcext:value-type="float">
            <text:p>225932</text:p>
          </table:table-cell>
          <table:table-cell office:value-type="float" office:value="805775" calcext:value-type="float">
            <text:p>805775</text:p>
          </table:table-cell>
          <table:table-cell office:value-type="float" office:value="3586" calcext:value-type="float">
            <text:p>3586</text:p>
          </table:table-cell>
          <table:table-cell office:value-type="float" office:value="0" calcext:value-type="float">
            <text:p>0</text:p>
          </table:table-cell>
          <table:table-cell office:value-type="float" office:value="1031707" calcext:value-type="float">
            <text:p>1031707</text:p>
          </table:table-cell>
          <table:table-cell office:value-type="float" office:value="332740" calcext:value-type="float">
            <text:p>332740</text:p>
          </table:table-cell>
          <table:table-cell office:value-type="float" office:value="155396" calcext:value-type="float">
            <text:p>155396</text:p>
          </table:table-cell>
          <table:table-cell office:value-type="float" office:value="159691" calcext:value-type="float">
            <text:p>15969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227116" calcext:value-type="float">
            <text:p>227116</text:p>
          </table:table-cell>
          <table:table-cell office:value-type="float" office:value="813959" calcext:value-type="float">
            <text:p>813959</text:p>
          </table:table-cell>
          <table:table-cell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 office:value-type="float" office:value="1041075" calcext:value-type="float">
            <text:p>1041075</text:p>
          </table:table-cell>
          <table:table-cell office:value-type="float" office:value="334863" calcext:value-type="float">
            <text:p>334863</text:p>
          </table:table-cell>
          <table:table-cell office:value-type="float" office:value="156238" calcext:value-type="float">
            <text:p>156238</text:p>
          </table:table-cell>
          <table:table-cell office:value-type="float" office:value="159691" calcext:value-type="float">
            <text:p>159691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228279" calcext:value-type="float">
            <text:p>228279</text:p>
          </table:table-cell>
          <table:table-cell office:value-type="float" office:value="821390" calcext:value-type="float">
            <text:p>821390</text:p>
          </table:table-cell>
          <table:table-cell office:value-type="float" office:value="3650" calcext:value-type="float">
            <text:p>3650</text:p>
          </table:table-cell>
          <table:table-cell office:value-type="float" office:value="0" calcext:value-type="float">
            <text:p>0</text:p>
          </table:table-cell>
          <table:table-cell office:value-type="float" office:value="1049669" calcext:value-type="float">
            <text:p>1049669</text:p>
          </table:table-cell>
          <table:table-cell office:value-type="float" office:value="336702" calcext:value-type="float">
            <text:p>336702</text:p>
          </table:table-cell>
          <table:table-cell office:value-type="float" office:value="156986" calcext:value-type="float">
            <text:p>156986</text:p>
          </table:table-cell>
          <table:table-cell office:value-type="float" office:value="159691" calcext:value-type="float">
            <text:p>15969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229401" calcext:value-type="float">
            <text:p>229401</text:p>
          </table:table-cell>
          <table:table-cell office:value-type="float" office:value="828423" calcext:value-type="float">
            <text:p>828423</text:p>
          </table:table-cell>
          <table:table-cell office:value-type="float" office:value="3688" calcext:value-type="float">
            <text:p>3688</text:p>
          </table:table-cell>
          <table:table-cell office:value-type="float" office:value="0" calcext:value-type="float">
            <text:p>0</text:p>
          </table:table-cell>
          <table:table-cell office:value-type="float" office:value="1057824" calcext:value-type="float">
            <text:p>1057824</text:p>
          </table:table-cell>
          <table:table-cell office:value-type="float" office:value="338240" calcext:value-type="float">
            <text:p>338240</text:p>
          </table:table-cell>
          <table:table-cell office:value-type="float" office:value="157700" calcext:value-type="float">
            <text:p>157700</text:p>
          </table:table-cell>
          <table:table-cell office:value-type="float" office:value="159691" calcext:value-type="float">
            <text:p>159691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30490" calcext:value-type="float">
            <text:p>230490</text:p>
          </table:table-cell>
          <table:table-cell office:value-type="float" office:value="835367" calcext:value-type="float">
            <text:p>835367</text:p>
          </table:table-cell>
          <table:table-cell office:value-type="float" office:value="3727" calcext:value-type="float">
            <text:p>3727</text:p>
          </table:table-cell>
          <table:table-cell office:value-type="float" office:value="0" calcext:value-type="float">
            <text:p>0</text:p>
          </table:table-cell>
          <table:table-cell office:value-type="float" office:value="1065857" calcext:value-type="float">
            <text:p>1065857</text:p>
          </table:table-cell>
          <table:table-cell office:value-type="float" office:value="340034" calcext:value-type="float">
            <text:p>340034</text:p>
          </table:table-cell>
          <table:table-cell office:value-type="float" office:value="158462" calcext:value-type="float">
            <text:p>158462</text:p>
          </table:table-cell>
          <table:table-cell office:value-type="float" office:value="159691" calcext:value-type="float">
            <text:p>159691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31429" calcext:value-type="float">
            <text:p>231429</text:p>
          </table:table-cell>
          <table:table-cell office:value-type="float" office:value="838330" calcext:value-type="float">
            <text:p>838330</text:p>
          </table:table-cell>
          <table:table-cell office:value-type="float" office:value="3752" calcext:value-type="float">
            <text:p>3752</text:p>
          </table:table-cell>
          <table:table-cell office:value-type="float" office:value="0" calcext:value-type="float">
            <text:p>0</text:p>
          </table:table-cell>
          <table:table-cell office:value-type="float" office:value="1069759" calcext:value-type="float">
            <text:p>1069759</text:p>
          </table:table-cell>
          <table:table-cell office:value-type="float" office:value="341111" calcext:value-type="float">
            <text:p>341111</text:p>
          </table:table-cell>
          <table:table-cell office:value-type="float" office:value="159142" calcext:value-type="float">
            <text:p>159142</text:p>
          </table:table-cell>
          <table:table-cell office:value-type="float" office:value="159691" calcext:value-type="float">
            <text:p>159691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32476" calcext:value-type="float">
            <text:p>232476</text:p>
          </table:table-cell>
          <table:table-cell office:value-type="float" office:value="839915" calcext:value-type="float">
            <text:p>839915</text:p>
          </table:table-cell>
          <table:table-cell office:value-type="float" office:value="3762" calcext:value-type="float">
            <text:p>3762</text:p>
          </table:table-cell>
          <table:table-cell office:value-type="float" office:value="0" calcext:value-type="float">
            <text:p>0</text:p>
          </table:table-cell>
          <table:table-cell office:value-type="float" office:value="1072391" calcext:value-type="float">
            <text:p>1072391</text:p>
          </table:table-cell>
          <table:table-cell office:value-type="float" office:value="341638" calcext:value-type="float">
            <text:p>341638</text:p>
          </table:table-cell>
          <table:table-cell office:value-type="float" office:value="159845" calcext:value-type="float">
            <text:p>159845</text:p>
          </table:table-cell>
          <table:table-cell office:value-type="float" office:value="159691" calcext:value-type="float">
            <text:p>159691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33782" calcext:value-type="float">
            <text:p>233782</text:p>
          </table:table-cell>
          <table:table-cell office:value-type="float" office:value="848382" calcext:value-type="float">
            <text:p>848382</text:p>
          </table:table-cell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office:value-type="float" office:value="1082164" calcext:value-type="float">
            <text:p>1082164</text:p>
          </table:table-cell>
          <table:table-cell office:value-type="float" office:value="343520" calcext:value-type="float">
            <text:p>343520</text:p>
          </table:table-cell>
          <table:table-cell office:value-type="float" office:value="160692" calcext:value-type="float">
            <text:p>160692</text:p>
          </table:table-cell>
          <table:table-cell office:value-type="float" office:value="164971" calcext:value-type="float">
            <text:p>164971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34964" calcext:value-type="float">
            <text:p>234964</text:p>
          </table:table-cell>
          <table:table-cell office:value-type="float" office:value="857039" calcext:value-type="float">
            <text:p>857039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345518" calcext:value-type="float">
            <text:p>345518</text:p>
          </table:table-cell>
          <table:table-cell office:value-type="float" office:value="161446" calcext:value-type="float">
            <text:p>161446</text:p>
          </table:table-cell>
          <table:table-cell office:value-type="float" office:value="164971" calcext:value-type="float">
            <text:p>164971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36165" calcext:value-type="float">
            <text:p>236165</text:p>
          </table:table-cell>
          <table:table-cell office:value-type="float" office:value="864862" calcext:value-type="float">
            <text:p>864862</text:p>
          </table:table-cell>
          <table:table-cell office:value-type="float" office:value="3867" calcext:value-type="float">
            <text:p>3867</text:p>
          </table:table-cell>
          <table:table-cell office:value-type="float" office:value="0" calcext:value-type="float">
            <text:p>0</text:p>
          </table:table-cell>
          <table:table-cell office:value-type="float" office:value="1101027" calcext:value-type="float">
            <text:p>1101027</text:p>
          </table:table-cell>
          <table:table-cell office:value-type="float" office:value="347536" calcext:value-type="float">
            <text:p>347536</text:p>
          </table:table-cell>
          <table:table-cell office:value-type="float" office:value="162229" calcext:value-type="float">
            <text:p>162229</text:p>
          </table:table-cell>
          <table:table-cell office:value-type="float" office:value="164971" calcext:value-type="float">
            <text:p>164971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237328" calcext:value-type="float">
            <text:p>237328</text:p>
          </table:table-cell>
          <table:table-cell office:value-type="float" office:value="872845" calcext:value-type="float">
            <text:p>872845</text:p>
          </table:table-cell>
          <table:table-cell office:value-type="float" office:value="3908" calcext:value-type="float">
            <text:p>3908</text:p>
          </table:table-cell>
          <table:table-cell office:value-type="float" office:value="0" calcext:value-type="float">
            <text:p>0</text:p>
          </table:table-cell>
          <table:table-cell office:value-type="float" office:value="1110173" calcext:value-type="float">
            <text:p>1110173</text:p>
          </table:table-cell>
          <table:table-cell office:value-type="float" office:value="349304" calcext:value-type="float">
            <text:p>349304</text:p>
          </table:table-cell>
          <table:table-cell office:value-type="float" office:value="163048" calcext:value-type="float">
            <text:p>163048</text:p>
          </table:table-cell>
          <table:table-cell office:value-type="float" office:value="164971" calcext:value-type="float">
            <text:p>164971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238439" calcext:value-type="float">
            <text:p>238439</text:p>
          </table:table-cell>
          <table:table-cell office:value-type="float" office:value="880630" calcext:value-type="float">
            <text:p>880630</text:p>
          </table:table-cell>
          <table:table-cell office:value-type="float" office:value="3937" calcext:value-type="float">
            <text:p>3937</text:p>
          </table:table-cell>
          <table:table-cell office:value-type="float" office:value="0" calcext:value-type="float">
            <text:p>0</text:p>
          </table:table-cell>
          <table:table-cell office:value-type="float" office:value="1119069" calcext:value-type="float">
            <text:p>1119069</text:p>
          </table:table-cell>
          <table:table-cell office:value-type="float" office:value="351284" calcext:value-type="float">
            <text:p>351284</text:p>
          </table:table-cell>
          <table:table-cell office:value-type="float" office:value="163843" calcext:value-type="float">
            <text:p>163843</text:p>
          </table:table-cell>
          <table:table-cell office:value-type="float" office:value="164971" calcext:value-type="float">
            <text:p>164971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239400" calcext:value-type="float">
            <text:p>239400</text:p>
          </table:table-cell>
          <table:table-cell office:value-type="float" office:value="884043" calcext:value-type="float">
            <text:p>884043</text:p>
          </table:table-cell>
          <table:table-cell office:value-type="float" office:value="3952" calcext:value-type="float">
            <text:p>3952</text:p>
          </table:table-cell>
          <table:table-cell office:value-type="float" office:value="0" calcext:value-type="float">
            <text:p>0</text:p>
          </table:table-cell>
          <table:table-cell office:value-type="float" office:value="1123443" calcext:value-type="float">
            <text:p>1123443</text:p>
          </table:table-cell>
          <table:table-cell office:value-type="float" office:value="352523" calcext:value-type="float">
            <text:p>352523</text:p>
          </table:table-cell>
          <table:table-cell office:value-type="float" office:value="164553" calcext:value-type="float">
            <text:p>164553</text:p>
          </table:table-cell>
          <table:table-cell office:value-type="float" office:value="164971" calcext:value-type="float">
            <text:p>164971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240371" calcext:value-type="float">
            <text:p>240371</text:p>
          </table:table-cell>
          <table:table-cell office:value-type="float" office:value="885852" calcext:value-type="float">
            <text:p>885852</text:p>
          </table:table-cell>
          <table:table-cell office:value-type="float" office:value="3956" calcext:value-type="float">
            <text:p>3956</text:p>
          </table:table-cell>
          <table:table-cell office:value-type="float" office:value="0" calcext:value-type="float">
            <text:p>0</text:p>
          </table:table-cell>
          <table:table-cell office:value-type="float" office:value="1126223" calcext:value-type="float">
            <text:p>1126223</text:p>
          </table:table-cell>
          <table:table-cell office:value-type="float" office:value="353119" calcext:value-type="float">
            <text:p>353119</text:p>
          </table:table-cell>
          <table:table-cell office:value-type="float" office:value="165242" calcext:value-type="float">
            <text:p>165242</text:p>
          </table:table-cell>
          <table:table-cell office:value-type="float" office:value="164971" calcext:value-type="float">
            <text:p>164971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241670" calcext:value-type="float">
            <text:p>241670</text:p>
          </table:table-cell>
          <table:table-cell office:value-type="float" office:value="894656" calcext:value-type="float">
            <text:p>894656</text:p>
          </table:table-cell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office:value-type="float" office:value="1136326" calcext:value-type="float">
            <text:p>1136326</text:p>
          </table:table-cell>
          <table:table-cell office:value-type="float" office:value="355277" calcext:value-type="float">
            <text:p>355277</text:p>
          </table:table-cell>
          <table:table-cell office:value-type="float" office:value="166043" calcext:value-type="float">
            <text:p>166043</text:p>
          </table:table-cell>
          <table:table-cell office:value-type="float" office:value="170957" calcext:value-type="float">
            <text:p>170957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243006" calcext:value-type="float">
            <text:p>243006</text:p>
          </table:table-cell>
          <table:table-cell office:value-type="float" office:value="903979" calcext:value-type="float">
            <text:p>903979</text:p>
          </table:table-cell>
          <table:table-cell office:value-type="float" office:value="4039" calcext:value-type="float">
            <text:p>4039</text:p>
          </table:table-cell>
          <table:table-cell office:value-type="float" office:value="0" calcext:value-type="float">
            <text:p>0</text:p>
          </table:table-cell>
          <table:table-cell office:value-type="float" office:value="1146985" calcext:value-type="float">
            <text:p>1146985</text:p>
          </table:table-cell>
          <table:table-cell office:value-type="float" office:value="357534" calcext:value-type="float">
            <text:p>357534</text:p>
          </table:table-cell>
          <table:table-cell office:value-type="float" office:value="166956" calcext:value-type="float">
            <text:p>166956</text:p>
          </table:table-cell>
          <table:table-cell office:value-type="float" office:value="170957" calcext:value-type="float">
            <text:p>170957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244283" calcext:value-type="float">
            <text:p>244283</text:p>
          </table:table-cell>
          <table:table-cell office:value-type="float" office:value="913092" calcext:value-type="float">
            <text:p>913092</text:p>
          </table:table-cell>
          <table:table-cell office:value-type="float" office:value="4084" calcext:value-type="float">
            <text:p>4084</text:p>
          </table:table-cell>
          <table:table-cell office:value-type="float" office:value="0" calcext:value-type="float">
            <text:p>0</text:p>
          </table:table-cell>
          <table:table-cell office:value-type="float" office:value="1157375" calcext:value-type="float">
            <text:p>1157375</text:p>
          </table:table-cell>
          <table:table-cell office:value-type="float" office:value="360015" calcext:value-type="float">
            <text:p>360015</text:p>
          </table:table-cell>
          <table:table-cell office:value-type="float" office:value="167841" calcext:value-type="float">
            <text:p>167841</text:p>
          </table:table-cell>
          <table:table-cell office:value-type="float" office:value="170957" calcext:value-type="float">
            <text:p>170957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245419" calcext:value-type="float">
            <text:p>245419</text:p>
          </table:table-cell>
          <table:table-cell office:value-type="float" office:value="922035" calcext:value-type="float">
            <text:p>922035</text:p>
          </table:table-cell>
          <table:table-cell office:value-type="float" office:value="4127" calcext:value-type="float">
            <text:p>4127</text:p>
          </table:table-cell>
          <table:table-cell office:value-type="float" office:value="0" calcext:value-type="float">
            <text:p>0</text:p>
          </table:table-cell>
          <table:table-cell office:value-type="float" office:value="1167454" calcext:value-type="float">
            <text:p>1167454</text:p>
          </table:table-cell>
          <table:table-cell office:value-type="float" office:value="362558" calcext:value-type="float">
            <text:p>362558</text:p>
          </table:table-cell>
          <table:table-cell office:value-type="float" office:value="168669" calcext:value-type="float">
            <text:p>168669</text:p>
          </table:table-cell>
          <table:table-cell office:value-type="float" office:value="170957" calcext:value-type="float">
            <text:p>170957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246555" calcext:value-type="float">
            <text:p>246555</text:p>
          </table:table-cell>
          <table:table-cell office:value-type="float" office:value="930739" calcext:value-type="float">
            <text:p>930739</text:p>
          </table:table-cell>
          <table:table-cell office:value-type="float" office:value="4162" calcext:value-type="float">
            <text:p>4162</text:p>
          </table:table-cell>
          <table:table-cell office:value-type="float" office:value="0" calcext:value-type="float">
            <text:p>0</text:p>
          </table:table-cell>
          <table:table-cell office:value-type="float" office:value="1177294" calcext:value-type="float">
            <text:p>1177294</text:p>
          </table:table-cell>
          <table:table-cell office:value-type="float" office:value="365000" calcext:value-type="float">
            <text:p>365000</text:p>
          </table:table-cell>
          <table:table-cell office:value-type="float" office:value="169391" calcext:value-type="float">
            <text:p>169391</text:p>
          </table:table-cell>
          <table:table-cell office:value-type="float" office:value="170957" calcext:value-type="float">
            <text:p>170957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247600" calcext:value-type="float">
            <text:p>247600</text:p>
          </table:table-cell>
          <table:table-cell office:value-type="float" office:value="934823" calcext:value-type="float">
            <text:p>934823</text:p>
          </table:table-cell>
          <table:table-cell office:value-type="float" office:value="4185" calcext:value-type="float">
            <text:p>4185</text:p>
          </table:table-cell>
          <table:table-cell office:value-type="float" office:value="0" calcext:value-type="float">
            <text:p>0</text:p>
          </table:table-cell>
          <table:table-cell office:value-type="float" office:value="1182423" calcext:value-type="float">
            <text:p>1182423</text:p>
          </table:table-cell>
          <table:table-cell office:value-type="float" office:value="366454" calcext:value-type="float">
            <text:p>366454</text:p>
          </table:table-cell>
          <table:table-cell office:value-type="float" office:value="170117" calcext:value-type="float">
            <text:p>170117</text:p>
          </table:table-cell>
          <table:table-cell office:value-type="float" office:value="170957" calcext:value-type="float">
            <text:p>170957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248729" calcext:value-type="float">
            <text:p>248729</text:p>
          </table:table-cell>
          <table:table-cell office:value-type="float" office:value="936571" calcext:value-type="float">
            <text:p>936571</text:p>
          </table:table-cell>
          <table:table-cell office:value-type="float" office:value="4192" calcext:value-type="float">
            <text:p>4192</text:p>
          </table:table-cell>
          <table:table-cell office:value-type="float" office:value="0" calcext:value-type="float">
            <text:p>0</text:p>
          </table:table-cell>
          <table:table-cell office:value-type="float" office:value="1185300" calcext:value-type="float">
            <text:p>1185300</text:p>
          </table:table-cell>
          <table:table-cell office:value-type="float" office:value="367122" calcext:value-type="float">
            <text:p>367122</text:p>
          </table:table-cell>
          <table:table-cell office:value-type="float" office:value="170901" calcext:value-type="float">
            <text:p>170901</text:p>
          </table:table-cell>
          <table:table-cell office:value-type="float" office:value="170957" calcext:value-type="float">
            <text:p>170957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250115" calcext:value-type="float">
            <text:p>250115</text:p>
          </table:table-cell>
          <table:table-cell office:value-type="float" office:value="946977" calcext:value-type="float">
            <text:p>946977</text:p>
          </table:table-cell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 office:value-type="float" office:value="1197092" calcext:value-type="float">
            <text:p>1197092</text:p>
          </table:table-cell>
          <table:table-cell office:value-type="float" office:value="369729" calcext:value-type="float">
            <text:p>369729</text:p>
          </table:table-cell>
          <table:table-cell office:value-type="float" office:value="171868" calcext:value-type="float">
            <text:p>171868</text:p>
          </table:table-cell>
          <table:table-cell office:value-type="float" office:value="177413" calcext:value-type="float">
            <text:p>177413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251575" calcext:value-type="float">
            <text:p>251575</text:p>
          </table:table-cell>
          <table:table-cell office:value-type="float" office:value="957390" calcext:value-type="float">
            <text:p>957390</text:p>
          </table:table-cell>
          <table:table-cell office:value-type="float" office:value="4251" calcext:value-type="float">
            <text:p>4251</text:p>
          </table:table-cell>
          <table:table-cell office:value-type="float" office:value="0" calcext:value-type="float">
            <text:p>0</text:p>
          </table:table-cell>
          <table:table-cell office:value-type="float" office:value="1208965" calcext:value-type="float">
            <text:p>1208965</text:p>
          </table:table-cell>
          <table:table-cell office:value-type="float" office:value="372342" calcext:value-type="float">
            <text:p>372342</text:p>
          </table:table-cell>
          <table:table-cell office:value-type="float" office:value="172841" calcext:value-type="float">
            <text:p>172841</text:p>
          </table:table-cell>
          <table:table-cell office:value-type="float" office:value="177413" calcext:value-type="float">
            <text:p>177413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252905" calcext:value-type="float">
            <text:p>252905</text:p>
          </table:table-cell>
          <table:table-cell office:value-type="float" office:value="967320" calcext:value-type="float">
            <text:p>967320</text:p>
          </table:table-cell>
          <table:table-cell office:value-type="float" office:value="4284" calcext:value-type="float">
            <text:p>4284</text:p>
          </table:table-cell>
          <table:table-cell office:value-type="float" office:value="0" calcext:value-type="float">
            <text:p>0</text:p>
          </table:table-cell>
          <table:table-cell office:value-type="float" office:value="1220225" calcext:value-type="float">
            <text:p>1220225</text:p>
          </table:table-cell>
          <table:table-cell office:value-type="float" office:value="375057" calcext:value-type="float">
            <text:p>375057</text:p>
          </table:table-cell>
          <table:table-cell office:value-type="float" office:value="173764" calcext:value-type="float">
            <text:p>173764</text:p>
          </table:table-cell>
          <table:table-cell office:value-type="float" office:value="177413" calcext:value-type="float">
            <text:p>177413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54283" calcext:value-type="float">
            <text:p>254283</text:p>
          </table:table-cell>
          <table:table-cell office:value-type="float" office:value="977246" calcext:value-type="float">
            <text:p>977246</text:p>
          </table:table-cell>
          <table:table-cell office:value-type="float" office:value="4326" calcext:value-type="float">
            <text:p>4326</text:p>
          </table:table-cell>
          <table:table-cell office:value-type="float" office:value="0" calcext:value-type="float">
            <text:p>0</text:p>
          </table:table-cell>
          <table:table-cell office:value-type="float" office:value="1231529" calcext:value-type="float">
            <text:p>1231529</text:p>
          </table:table-cell>
          <table:table-cell office:value-type="float" office:value="377836" calcext:value-type="float">
            <text:p>377836</text:p>
          </table:table-cell>
          <table:table-cell office:value-type="float" office:value="174700" calcext:value-type="float">
            <text:p>174700</text:p>
          </table:table-cell>
          <table:table-cell office:value-type="float" office:value="177413" calcext:value-type="float">
            <text:p>17741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55610" calcext:value-type="float">
            <text:p>255610</text:p>
          </table:table-cell>
          <table:table-cell office:value-type="float" office:value="987101" calcext:value-type="float">
            <text:p>987101</text:p>
          </table:table-cell>
          <table:table-cell office:value-type="float" office:value="4355" calcext:value-type="float">
            <text:p>4355</text:p>
          </table:table-cell>
          <table:table-cell office:value-type="float" office:value="0" calcext:value-type="float">
            <text:p>0</text:p>
          </table:table-cell>
          <table:table-cell office:value-type="float" office:value="1242711" calcext:value-type="float">
            <text:p>1242711</text:p>
          </table:table-cell>
          <table:table-cell office:value-type="float" office:value="380619" calcext:value-type="float">
            <text:p>380619</text:p>
          </table:table-cell>
          <table:table-cell office:value-type="float" office:value="175642" calcext:value-type="float">
            <text:p>175642</text:p>
          </table:table-cell>
          <table:table-cell office:value-type="float" office:value="177413" calcext:value-type="float">
            <text:p>177413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56851" calcext:value-type="float">
            <text:p>256851</text:p>
          </table:table-cell>
          <table:table-cell office:value-type="float" office:value="991971" calcext:value-type="float">
            <text:p>991971</text:p>
          </table:table-cell>
          <table:table-cell office:value-type="float" office:value="4376" calcext:value-type="float">
            <text:p>4376</text:p>
          </table:table-cell>
          <table:table-cell office:value-type="float" office:value="0" calcext:value-type="float">
            <text:p>0</text:p>
          </table:table-cell>
          <table:table-cell office:value-type="float" office:value="1248822" calcext:value-type="float">
            <text:p>1248822</text:p>
          </table:table-cell>
          <table:table-cell office:value-type="float" office:value="381934" calcext:value-type="float">
            <text:p>381934</text:p>
          </table:table-cell>
          <table:table-cell office:value-type="float" office:value="176509" calcext:value-type="float">
            <text:p>176509</text:p>
          </table:table-cell>
          <table:table-cell office:value-type="float" office:value="177413" calcext:value-type="float">
            <text:p>177413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58012" calcext:value-type="float">
            <text:p>258012</text:p>
          </table:table-cell>
          <table:table-cell office:value-type="float" office:value="993961" calcext:value-type="float">
            <text:p>993961</text:p>
          </table:table-cell>
          <table:table-cell office:value-type="float" office:value="4386" calcext:value-type="float">
            <text:p>4386</text:p>
          </table:table-cell>
          <table:table-cell office:value-type="float" office:value="0" calcext:value-type="float">
            <text:p>0</text:p>
          </table:table-cell>
          <table:table-cell office:value-type="float" office:value="1251973" calcext:value-type="float">
            <text:p>1251973</text:p>
          </table:table-cell>
          <table:table-cell office:value-type="float" office:value="382558" calcext:value-type="float">
            <text:p>382558</text:p>
          </table:table-cell>
          <table:table-cell office:value-type="float" office:value="177338" calcext:value-type="float">
            <text:p>177338</text:p>
          </table:table-cell>
          <table:table-cell office:value-type="float" office:value="177413" calcext:value-type="float">
            <text:p>177413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59480" calcext:value-type="float">
            <text:p>259480</text:p>
          </table:table-cell>
          <table:table-cell office:value-type="float" office:value="1005550" calcext:value-type="float">
            <text:p>1005550</text:p>
          </table:table-cell>
          <table:table-cell office:value-type="float" office:value="4436" calcext:value-type="float">
            <text:p>4436</text:p>
          </table:table-cell>
          <table:table-cell office:value-type="float" office:value="0" calcext:value-type="float">
            <text:p>0</text:p>
          </table:table-cell>
          <table:table-cell office:value-type="float" office:value="1265030" calcext:value-type="float">
            <text:p>1265030</text:p>
          </table:table-cell>
          <table:table-cell office:value-type="float" office:value="385467" calcext:value-type="float">
            <text:p>385467</text:p>
          </table:table-cell>
          <table:table-cell office:value-type="float" office:value="178338" calcext:value-type="float">
            <text:p>178338</text:p>
          </table:table-cell>
          <table:table-cell office:value-type="float" office:value="183855" calcext:value-type="float">
            <text:p>183855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61030" calcext:value-type="float">
            <text:p>261030</text:p>
          </table:table-cell>
          <table:table-cell office:value-type="float" office:value="1016922" calcext:value-type="float">
            <text:p>1016922</text:p>
          </table:table-cell>
          <table:table-cell office:value-type="float" office:value="4486" calcext:value-type="float">
            <text:p>4486</text:p>
          </table:table-cell>
          <table:table-cell office:value-type="float" office:value="0" calcext:value-type="float">
            <text:p>0</text:p>
          </table:table-cell>
          <table:table-cell office:value-type="float" office:value="1277952" calcext:value-type="float">
            <text:p>1277952</text:p>
          </table:table-cell>
          <table:table-cell office:value-type="float" office:value="388252" calcext:value-type="float">
            <text:p>388252</text:p>
          </table:table-cell>
          <table:table-cell office:value-type="float" office:value="179387" calcext:value-type="float">
            <text:p>179387</text:p>
          </table:table-cell>
          <table:table-cell office:value-type="float" office:value="183855" calcext:value-type="float">
            <text:p>183855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62573" calcext:value-type="float">
            <text:p>262573</text:p>
          </table:table-cell>
          <table:table-cell office:value-type="float" office:value="1027557" calcext:value-type="float">
            <text:p>1027557</text:p>
          </table:table-cell>
          <table:table-cell office:value-type="float" office:value="4519" calcext:value-type="float">
            <text:p>4519</text:p>
          </table:table-cell>
          <table:table-cell office:value-type="float" office:value="0" calcext:value-type="float">
            <text:p>0</text:p>
          </table:table-cell>
          <table:table-cell office:value-type="float" office:value="1290130" calcext:value-type="float">
            <text:p>1290130</text:p>
          </table:table-cell>
          <table:table-cell office:value-type="float" office:value="391020" calcext:value-type="float">
            <text:p>391020</text:p>
          </table:table-cell>
          <table:table-cell office:value-type="float" office:value="180454" calcext:value-type="float">
            <text:p>180454</text:p>
          </table:table-cell>
          <table:table-cell office:value-type="float" office:value="183855" calcext:value-type="float">
            <text:p>183855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4024" calcext:value-type="float">
            <text:p>264024</text:p>
          </table:table-cell>
          <table:table-cell office:value-type="float" office:value="1037762" calcext:value-type="float">
            <text:p>1037762</text:p>
          </table:table-cell>
          <table:table-cell office:value-type="float" office:value="4548" calcext:value-type="float">
            <text:p>4548</text:p>
          </table:table-cell>
          <table:table-cell office:value-type="float" office:value="0" calcext:value-type="float">
            <text:p>0</text:p>
          </table:table-cell>
          <table:table-cell office:value-type="float" office:value="1301786" calcext:value-type="float">
            <text:p>1301786</text:p>
          </table:table-cell>
          <table:table-cell office:value-type="float" office:value="393868" calcext:value-type="float">
            <text:p>393868</text:p>
          </table:table-cell>
          <table:table-cell office:value-type="float" office:value="181524" calcext:value-type="float">
            <text:p>181524</text:p>
          </table:table-cell>
          <table:table-cell office:value-type="float" office:value="183855" calcext:value-type="float">
            <text:p>183855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65474" calcext:value-type="float">
            <text:p>265474</text:p>
          </table:table-cell>
          <table:table-cell office:value-type="float" office:value="1047519" calcext:value-type="float">
            <text:p>1047519</text:p>
          </table:table-cell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office:value-type="float" office:value="1312993" calcext:value-type="float">
            <text:p>1312993</text:p>
          </table:table-cell>
          <table:table-cell office:value-type="float" office:value="397002" calcext:value-type="float">
            <text:p>397002</text:p>
          </table:table-cell>
          <table:table-cell office:value-type="float" office:value="182495" calcext:value-type="float">
            <text:p>182495</text:p>
          </table:table-cell>
          <table:table-cell office:value-type="float" office:value="183855" calcext:value-type="float">
            <text:p>183855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266671" calcext:value-type="float">
            <text:p>266671</text:p>
          </table:table-cell>
          <table:table-cell office:value-type="float" office:value="1052167" calcext:value-type="float">
            <text:p>1052167</text:p>
          </table:table-cell>
          <table:table-cell office:value-type="float" office:value="4597" calcext:value-type="float">
            <text:p>4597</text:p>
          </table:table-cell>
          <table:table-cell office:value-type="float" office:value="0" calcext:value-type="float">
            <text:p>0</text:p>
          </table:table-cell>
          <table:table-cell office:value-type="float" office:value="1318838" calcext:value-type="float">
            <text:p>1318838</text:p>
          </table:table-cell>
          <table:table-cell office:value-type="float" office:value="398500" calcext:value-type="float">
            <text:p>398500</text:p>
          </table:table-cell>
          <table:table-cell office:value-type="float" office:value="183371" calcext:value-type="float">
            <text:p>183371</text:p>
          </table:table-cell>
          <table:table-cell office:value-type="float" office:value="183855" calcext:value-type="float">
            <text:p>183855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268006" calcext:value-type="float">
            <text:p>268006</text:p>
          </table:table-cell>
          <table:table-cell office:value-type="float" office:value="1054287" calcext:value-type="float">
            <text:p>1054287</text:p>
          </table:table-cell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  <table:table-cell office:value-type="float" office:value="1322293" calcext:value-type="float">
            <text:p>1322293</text:p>
          </table:table-cell>
          <table:table-cell office:value-type="float" office:value="399290" calcext:value-type="float">
            <text:p>399290</text:p>
          </table:table-cell>
          <table:table-cell office:value-type="float" office:value="184375" calcext:value-type="float">
            <text:p>184375</text:p>
          </table:table-cell>
          <table:table-cell office:value-type="float" office:value="183855" calcext:value-type="float">
            <text:p>18385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269643" calcext:value-type="float">
            <text:p>269643</text:p>
          </table:table-cell>
          <table:table-cell office:value-type="float" office:value="1065862" calcext:value-type="float">
            <text:p>1065862</text:p>
          </table:table-cell>
          <table:table-cell office:value-type="float" office:value="4663" calcext:value-type="float">
            <text:p>4663</text:p>
          </table:table-cell>
          <table:table-cell office:value-type="float" office:value="0" calcext:value-type="float">
            <text:p>0</text:p>
          </table:table-cell>
          <table:table-cell office:value-type="float" office:value="1335505" calcext:value-type="float">
            <text:p>1335505</text:p>
          </table:table-cell>
          <table:table-cell office:value-type="float" office:value="402011" calcext:value-type="float">
            <text:p>402011</text:p>
          </table:table-cell>
          <table:table-cell office:value-type="float" office:value="185575" calcext:value-type="float">
            <text:p>185575</text:p>
          </table:table-cell>
          <table:table-cell office:value-type="float" office:value="189874" calcext:value-type="float">
            <text:p>189874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271250" calcext:value-type="float">
            <text:p>271250</text:p>
          </table:table-cell>
          <table:table-cell office:value-type="float" office:value="1077006" calcext:value-type="float">
            <text:p>1077006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1348256" calcext:value-type="float">
            <text:p>1348256</text:p>
          </table:table-cell>
          <table:table-cell office:value-type="float" office:value="404868" calcext:value-type="float">
            <text:p>404868</text:p>
          </table:table-cell>
          <table:table-cell office:value-type="float" office:value="186697" calcext:value-type="float">
            <text:p>186697</text:p>
          </table:table-cell>
          <table:table-cell office:value-type="float" office:value="189874" calcext:value-type="float">
            <text:p>189874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272728" calcext:value-type="float">
            <text:p>272728</text:p>
          </table:table-cell>
          <table:table-cell office:value-type="float" office:value="1087054" calcext:value-type="float">
            <text:p>1087054</text:p>
          </table:table-cell>
          <table:table-cell office:value-type="float" office:value="4733" calcext:value-type="float">
            <text:p>4733</text:p>
          </table:table-cell>
          <table:table-cell office:value-type="float" office:value="0" calcext:value-type="float">
            <text:p>0</text:p>
          </table:table-cell>
          <table:table-cell office:value-type="float" office:value="1359782" calcext:value-type="float">
            <text:p>1359782</text:p>
          </table:table-cell>
          <table:table-cell office:value-type="float" office:value="407622" calcext:value-type="float">
            <text:p>407622</text:p>
          </table:table-cell>
          <table:table-cell office:value-type="float" office:value="187802" calcext:value-type="float">
            <text:p>187802</text:p>
          </table:table-cell>
          <table:table-cell office:value-type="float" office:value="189874" calcext:value-type="float">
            <text:p>189874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274085" calcext:value-type="float">
            <text:p>274085</text:p>
          </table:table-cell>
          <table:table-cell office:value-type="float" office:value="1095036" calcext:value-type="float">
            <text:p>1095036</text:p>
          </table:table-cell>
          <table:table-cell office:value-type="float" office:value="4761" calcext:value-type="float">
            <text:p>4761</text:p>
          </table:table-cell>
          <table:table-cell office:value-type="float" office:value="0" calcext:value-type="float">
            <text:p>0</text:p>
          </table:table-cell>
          <table:table-cell office:value-type="float" office:value="1369121" calcext:value-type="float">
            <text:p>1369121</text:p>
          </table:table-cell>
          <table:table-cell office:value-type="float" office:value="409707" calcext:value-type="float">
            <text:p>409707</text:p>
          </table:table-cell>
          <table:table-cell office:value-type="float" office:value="188786" calcext:value-type="float">
            <text:p>188786</text:p>
          </table:table-cell>
          <table:table-cell office:value-type="float" office:value="189874" calcext:value-type="float">
            <text:p>189874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275415" calcext:value-type="float">
            <text:p>275415</text:p>
          </table:table-cell>
          <table:table-cell office:value-type="float" office:value="1096121" calcext:value-type="float">
            <text:p>1096121</text:p>
          </table:table-cell>
          <table:table-cell office:value-type="float" office:value="4768" calcext:value-type="float">
            <text:p>4768</text:p>
          </table:table-cell>
          <table:table-cell office:value-type="float" office:value="0" calcext:value-type="float">
            <text:p>0</text:p>
          </table:table-cell>
          <table:table-cell office:value-type="float" office:value="1371536" calcext:value-type="float">
            <text:p>1371536</text:p>
          </table:table-cell>
          <table:table-cell office:value-type="float" office:value="410175" calcext:value-type="float">
            <text:p>410175</text:p>
          </table:table-cell>
          <table:table-cell office:value-type="float" office:value="189755" calcext:value-type="float">
            <text:p>189755</text:p>
          </table:table-cell>
          <table:table-cell office:value-type="float" office:value="189874" calcext:value-type="float">
            <text:p>189874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276837" calcext:value-type="float">
            <text:p>276837</text:p>
          </table:table-cell>
          <table:table-cell office:value-type="float" office:value="1099955" calcext:value-type="float">
            <text:p>1099955</text:p>
          </table:table-cell>
          <table:table-cell office:value-type="float" office:value="4785" calcext:value-type="float">
            <text:p>4785</text:p>
          </table:table-cell>
          <table:table-cell office:value-type="float" office:value="0" calcext:value-type="float">
            <text:p>0</text:p>
          </table:table-cell>
          <table:table-cell office:value-type="float" office:value="1376792" calcext:value-type="float">
            <text:p>1376792</text:p>
          </table:table-cell>
          <table:table-cell office:value-type="float" office:value="411386" calcext:value-type="float">
            <text:p>411386</text:p>
          </table:table-cell>
          <table:table-cell office:value-type="float" office:value="190838" calcext:value-type="float">
            <text:p>190838</text:p>
          </table:table-cell>
          <table:table-cell office:value-type="float" office:value="189874" calcext:value-type="float">
            <text:p>189874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278450" calcext:value-type="float">
            <text:p>278450</text:p>
          </table:table-cell>
          <table:table-cell office:value-type="float" office:value="1102283" calcext:value-type="float">
            <text:p>1102283</text:p>
          </table:table-cell>
          <table:table-cell office:value-type="float" office:value="4797" calcext:value-type="float">
            <text:p>4797</text:p>
          </table:table-cell>
          <table:table-cell office:value-type="float" office:value="0" calcext:value-type="float">
            <text:p>0</text:p>
          </table:table-cell>
          <table:table-cell office:value-type="float" office:value="1380733" calcext:value-type="float">
            <text:p>1380733</text:p>
          </table:table-cell>
          <table:table-cell office:value-type="float" office:value="412197" calcext:value-type="float">
            <text:p>412197</text:p>
          </table:table-cell>
          <table:table-cell office:value-type="float" office:value="191964" calcext:value-type="float">
            <text:p>191964</text:p>
          </table:table-cell>
          <table:table-cell office:value-type="float" office:value="189874" calcext:value-type="float">
            <text:p>189874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280323" calcext:value-type="float">
            <text:p>280323</text:p>
          </table:table-cell>
          <table:table-cell office:value-type="float" office:value="1114771" calcext:value-type="float">
            <text:p>1114771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1395094" calcext:value-type="float">
            <text:p>1395094</text:p>
          </table:table-cell>
          <table:table-cell office:value-type="float" office:value="414881" calcext:value-type="float">
            <text:p>414881</text:p>
          </table:table-cell>
          <table:table-cell office:value-type="float" office:value="193269" calcext:value-type="float">
            <text:p>193269</text:p>
          </table:table-cell>
          <table:table-cell office:value-type="float" office:value="197106" calcext:value-type="float">
            <text:p>197106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282091" calcext:value-type="float">
            <text:p>282091</text:p>
          </table:table-cell>
          <table:table-cell office:value-type="float" office:value="1127237" calcext:value-type="float">
            <text:p>1127237</text:p>
          </table:table-cell>
          <table:table-cell office:value-type="float" office:value="4902" calcext:value-type="float">
            <text:p>4902</text:p>
          </table:table-cell>
          <table:table-cell office:value-type="float" office:value="0" calcext:value-type="float">
            <text:p>0</text:p>
          </table:table-cell>
          <table:table-cell office:value-type="float" office:value="1409328" calcext:value-type="float">
            <text:p>1409328</text:p>
          </table:table-cell>
          <table:table-cell office:value-type="float" office:value="418119" calcext:value-type="float">
            <text:p>418119</text:p>
          </table:table-cell>
          <table:table-cell office:value-type="float" office:value="194548" calcext:value-type="float">
            <text:p>194548</text:p>
          </table:table-cell>
          <table:table-cell office:value-type="float" office:value="197106" calcext:value-type="float">
            <text:p>197106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283792" calcext:value-type="float">
            <text:p>283792</text:p>
          </table:table-cell>
          <table:table-cell office:value-type="float" office:value="1138592" calcext:value-type="float">
            <text:p>1138592</text:p>
          </table:table-cell>
          <table:table-cell office:value-type="float" office:value="4948" calcext:value-type="float">
            <text:p>4948</text:p>
          </table:table-cell>
          <table:table-cell office:value-type="float" office:value="0" calcext:value-type="float">
            <text:p>0</text:p>
          </table:table-cell>
          <table:table-cell office:value-type="float" office:value="1422384" calcext:value-type="float">
            <text:p>1422384</text:p>
          </table:table-cell>
          <table:table-cell office:value-type="float" office:value="421163" calcext:value-type="float">
            <text:p>421163</text:p>
          </table:table-cell>
          <table:table-cell office:value-type="float" office:value="195775" calcext:value-type="float">
            <text:p>195775</text:p>
          </table:table-cell>
          <table:table-cell office:value-type="float" office:value="197106" calcext:value-type="float">
            <text:p>19710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285303" calcext:value-type="float">
            <text:p>285303</text:p>
          </table:table-cell>
          <table:table-cell office:value-type="float" office:value="1147913" calcext:value-type="float">
            <text:p>1147913</text:p>
          </table:table-cell>
          <table:table-cell office:value-type="float" office:value="4978" calcext:value-type="float">
            <text:p>4978</text:p>
          </table:table-cell>
          <table:table-cell office:value-type="float" office:value="0" calcext:value-type="float">
            <text:p>0</text:p>
          </table:table-cell>
          <table:table-cell office:value-type="float" office:value="1433216" calcext:value-type="float">
            <text:p>1433216</text:p>
          </table:table-cell>
          <table:table-cell office:value-type="float" office:value="423506" calcext:value-type="float">
            <text:p>423506</text:p>
          </table:table-cell>
          <table:table-cell office:value-type="float" office:value="196901" calcext:value-type="float">
            <text:p>196901</text:p>
          </table:table-cell>
          <table:table-cell office:value-type="float" office:value="197106" calcext:value-type="float">
            <text:p>197106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286796" calcext:value-type="float">
            <text:p>286796</text:p>
          </table:table-cell>
          <table:table-cell office:value-type="float" office:value="1149489" calcext:value-type="float">
            <text:p>1149489</text:p>
          </table:table-cell>
          <table:table-cell office:value-type="float" office:value="4986" calcext:value-type="float">
            <text:p>4986</text:p>
          </table:table-cell>
          <table:table-cell office:value-type="float" office:value="0" calcext:value-type="float">
            <text:p>0</text:p>
          </table:table-cell>
          <table:table-cell office:value-type="float" office:value="1436285" calcext:value-type="float">
            <text:p>1436285</text:p>
          </table:table-cell>
          <table:table-cell office:value-type="float" office:value="424122" calcext:value-type="float">
            <text:p>424122</text:p>
          </table:table-cell>
          <table:table-cell office:value-type="float" office:value="198013" calcext:value-type="float">
            <text:p>198013</text:p>
          </table:table-cell>
          <table:table-cell office:value-type="float" office:value="197106" calcext:value-type="float">
            <text:p>197106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288410" calcext:value-type="float">
            <text:p>288410</text:p>
          </table:table-cell>
          <table:table-cell office:value-type="float" office:value="1154216" calcext:value-type="float">
            <text:p>1154216</text:p>
          </table:table-cell>
          <table:table-cell office:value-type="float" office:value="4997" calcext:value-type="float">
            <text:p>4997</text:p>
          </table:table-cell>
          <table:table-cell office:value-type="float" office:value="0" calcext:value-type="float">
            <text:p>0</text:p>
          </table:table-cell>
          <table:table-cell office:value-type="float" office:value="1442626" calcext:value-type="float">
            <text:p>1442626</text:p>
          </table:table-cell>
          <table:table-cell office:value-type="float" office:value="425235" calcext:value-type="float">
            <text:p>425235</text:p>
          </table:table-cell>
          <table:table-cell office:value-type="float" office:value="199235" calcext:value-type="float">
            <text:p>199235</text:p>
          </table:table-cell>
          <table:table-cell office:value-type="float" office:value="197106" calcext:value-type="float">
            <text:p>197106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290075" calcext:value-type="float">
            <text:p>290075</text:p>
          </table:table-cell>
          <table:table-cell office:value-type="float" office:value="1157263" calcext:value-type="float">
            <text:p>1157263</text:p>
          </table:table-cell>
          <table:table-cell office:value-type="float" office:value="5012" calcext:value-type="float">
            <text:p>5012</text:p>
          </table:table-cell>
          <table:table-cell office:value-type="float" office:value="0" calcext:value-type="float">
            <text:p>0</text:p>
          </table:table-cell>
          <table:table-cell office:value-type="float" office:value="1447338" calcext:value-type="float">
            <text:p>1447338</text:p>
          </table:table-cell>
          <table:table-cell office:value-type="float" office:value="426016" calcext:value-type="float">
            <text:p>426016</text:p>
          </table:table-cell>
          <table:table-cell office:value-type="float" office:value="200451" calcext:value-type="float">
            <text:p>200451</text:p>
          </table:table-cell>
          <table:table-cell office:value-type="float" office:value="197106" calcext:value-type="float">
            <text:p>197106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292264" calcext:value-type="float">
            <text:p>292264</text:p>
          </table:table-cell>
          <table:table-cell office:value-type="float" office:value="1171491" calcext:value-type="float">
            <text:p>1171491</text:p>
          </table:table-cell>
          <table:table-cell office:value-type="float" office:value="5075" calcext:value-type="float">
            <text:p>5075</text:p>
          </table:table-cell>
          <table:table-cell office:value-type="float" office:value="0" calcext:value-type="float">
            <text:p>0</text:p>
          </table:table-cell>
          <table:table-cell office:value-type="float" office:value="1463755" calcext:value-type="float">
            <text:p>1463755</text:p>
          </table:table-cell>
          <table:table-cell office:value-type="float" office:value="428920" calcext:value-type="float">
            <text:p>428920</text:p>
          </table:table-cell>
          <table:table-cell office:value-type="float" office:value="201982" calcext:value-type="float">
            <text:p>201982</text:p>
          </table:table-cell>
          <table:table-cell office:value-type="float" office:value="205812" calcext:value-type="float">
            <text:p>205812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294427" calcext:value-type="float">
            <text:p>294427</text:p>
          </table:table-cell>
          <table:table-cell office:value-type="float" office:value="1186755" calcext:value-type="float">
            <text:p>1186755</text:p>
          </table:table-cell>
          <table:table-cell office:value-type="float" office:value="5125" calcext:value-type="float">
            <text:p>5125</text:p>
          </table:table-cell>
          <table:table-cell office:value-type="float" office:value="0" calcext:value-type="float">
            <text:p>0</text:p>
          </table:table-cell>
          <table:table-cell office:value-type="float" office:value="1481182" calcext:value-type="float">
            <text:p>1481182</text:p>
          </table:table-cell>
          <table:table-cell office:value-type="float" office:value="431754" calcext:value-type="float">
            <text:p>431754</text:p>
          </table:table-cell>
          <table:table-cell office:value-type="float" office:value="203462" calcext:value-type="float">
            <text:p>203462</text:p>
          </table:table-cell>
          <table:table-cell office:value-type="float" office:value="205812" calcext:value-type="float">
            <text:p>205812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296642" calcext:value-type="float">
            <text:p>296642</text:p>
          </table:table-cell>
          <table:table-cell office:value-type="float" office:value="1201637" calcext:value-type="float">
            <text:p>1201637</text:p>
          </table:table-cell>
          <table:table-cell office:value-type="float" office:value="5184" calcext:value-type="float">
            <text:p>5184</text:p>
          </table:table-cell>
          <table:table-cell office:value-type="float" office:value="0" calcext:value-type="float">
            <text:p>0</text:p>
          </table:table-cell>
          <table:table-cell office:value-type="float" office:value="1498279" calcext:value-type="float">
            <text:p>1498279</text:p>
          </table:table-cell>
          <table:table-cell office:value-type="float" office:value="434441" calcext:value-type="float">
            <text:p>434441</text:p>
          </table:table-cell>
          <table:table-cell office:value-type="float" office:value="204988" calcext:value-type="float">
            <text:p>204988</text:p>
          </table:table-cell>
          <table:table-cell office:value-type="float" office:value="205812" calcext:value-type="float">
            <text:p>205812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298894" calcext:value-type="float">
            <text:p>298894</text:p>
          </table:table-cell>
          <table:table-cell office:value-type="float" office:value="1216692" calcext:value-type="float">
            <text:p>1216692</text:p>
          </table:table-cell>
          <table:table-cell office:value-type="float" office:value="5242" calcext:value-type="float">
            <text:p>5242</text:p>
          </table:table-cell>
          <table:table-cell office:value-type="float" office:value="0" calcext:value-type="float">
            <text:p>0</text:p>
          </table:table-cell>
          <table:table-cell office:value-type="float" office:value="1515586" calcext:value-type="float">
            <text:p>1515586</text:p>
          </table:table-cell>
          <table:table-cell office:value-type="float" office:value="438162" calcext:value-type="float">
            <text:p>438162</text:p>
          </table:table-cell>
          <table:table-cell office:value-type="float" office:value="206571" calcext:value-type="float">
            <text:p>206571</text:p>
          </table:table-cell>
          <table:table-cell office:value-type="float" office:value="205812" calcext:value-type="float">
            <text:p>205812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300970" calcext:value-type="float">
            <text:p>300970</text:p>
          </table:table-cell>
          <table:table-cell office:value-type="float" office:value="1231522" calcext:value-type="float">
            <text:p>1231522</text:p>
          </table:table-cell>
          <table:table-cell office:value-type="float" office:value="5279" calcext:value-type="float">
            <text:p>5279</text:p>
          </table:table-cell>
          <table:table-cell office:value-type="float" office:value="0" calcext:value-type="float">
            <text:p>0</text:p>
          </table:table-cell>
          <table:table-cell office:value-type="float" office:value="1532492" calcext:value-type="float">
            <text:p>1532492</text:p>
          </table:table-cell>
          <table:table-cell office:value-type="float" office:value="441484" calcext:value-type="float">
            <text:p>441484</text:p>
          </table:table-cell>
          <table:table-cell office:value-type="float" office:value="208095" calcext:value-type="float">
            <text:p>208095</text:p>
          </table:table-cell>
          <table:table-cell office:value-type="float" office:value="205812" calcext:value-type="float">
            <text:p>205812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302722" calcext:value-type="float">
            <text:p>302722</text:p>
          </table:table-cell>
          <table:table-cell office:value-type="float" office:value="1238382" calcext:value-type="float">
            <text:p>1238382</text:p>
          </table:table-cell>
          <table:table-cell office:value-type="float" office:value="5309" calcext:value-type="float">
            <text:p>5309</text:p>
          </table:table-cell>
          <table:table-cell office:value-type="float" office:value="0" calcext:value-type="float">
            <text:p>0</text:p>
          </table:table-cell>
          <table:table-cell office:value-type="float" office:value="1541104" calcext:value-type="float">
            <text:p>1541104</text:p>
          </table:table-cell>
          <table:table-cell office:value-type="float" office:value="443468" calcext:value-type="float">
            <text:p>443468</text:p>
          </table:table-cell>
          <table:table-cell office:value-type="float" office:value="209352" calcext:value-type="float">
            <text:p>209352</text:p>
          </table:table-cell>
          <table:table-cell office:value-type="float" office:value="205812" calcext:value-type="float">
            <text:p>205812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304647" calcext:value-type="float">
            <text:p>304647</text:p>
          </table:table-cell>
          <table:table-cell office:value-type="float" office:value="1241480" calcext:value-type="float">
            <text:p>1241480</text:p>
          </table:table-cell>
          <table:table-cell office:value-type="float" office:value="5330" calcext:value-type="float">
            <text:p>5330</text:p>
          </table:table-cell>
          <table:table-cell office:value-type="float" office:value="0" calcext:value-type="float">
            <text:p>0</text:p>
          </table:table-cell>
          <table:table-cell office:value-type="float" office:value="1546127" calcext:value-type="float">
            <text:p>1546127</text:p>
          </table:table-cell>
          <table:table-cell office:value-type="float" office:value="444409" calcext:value-type="float">
            <text:p>444409</text:p>
          </table:table-cell>
          <table:table-cell office:value-type="float" office:value="210814" calcext:value-type="float">
            <text:p>210814</text:p>
          </table:table-cell>
          <table:table-cell office:value-type="float" office:value="205812" calcext:value-type="float">
            <text:p>205812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307025" calcext:value-type="float">
            <text:p>307025</text:p>
          </table:table-cell>
          <table:table-cell office:value-type="float" office:value="1258024" calcext:value-type="float">
            <text:p>1258024</text:p>
          </table:table-cell>
          <table:table-cell office:value-type="float" office:value="5377" calcext:value-type="float">
            <text:p>5377</text:p>
          </table:table-cell>
          <table:table-cell office:value-type="float" office:value="0" calcext:value-type="float">
            <text:p>0</text:p>
          </table:table-cell>
          <table:table-cell office:value-type="float" office:value="1565049" calcext:value-type="float">
            <text:p>1565049</text:p>
          </table:table-cell>
          <table:table-cell office:value-type="float" office:value="447692" calcext:value-type="float">
            <text:p>447692</text:p>
          </table:table-cell>
          <table:table-cell office:value-type="float" office:value="212529" calcext:value-type="float">
            <text:p>212529</text:p>
          </table:table-cell>
          <table:table-cell office:value-type="float" office:value="213349" calcext:value-type="float">
            <text:p>21334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09266" calcext:value-type="float">
            <text:p>309266</text:p>
          </table:table-cell>
          <table:table-cell office:value-type="float" office:value="1273549" calcext:value-type="float">
            <text:p>1273549</text:p>
          </table:table-cell>
          <table:table-cell office:value-type="float" office:value="5444" calcext:value-type="float">
            <text:p>5444</text:p>
          </table:table-cell>
          <table:table-cell office:value-type="float" office:value="0" calcext:value-type="float">
            <text:p>0</text:p>
          </table:table-cell>
          <table:table-cell office:value-type="float" office:value="1582815" calcext:value-type="float">
            <text:p>1582815</text:p>
          </table:table-cell>
          <table:table-cell office:value-type="float" office:value="451396" calcext:value-type="float">
            <text:p>451396</text:p>
          </table:table-cell>
          <table:table-cell office:value-type="float" office:value="214136" calcext:value-type="float">
            <text:p>214136</text:p>
          </table:table-cell>
          <table:table-cell office:value-type="float" office:value="213349" calcext:value-type="float">
            <text:p>213349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11533" calcext:value-type="float">
            <text:p>311533</text:p>
          </table:table-cell>
          <table:table-cell office:value-type="float" office:value="1287934" calcext:value-type="float">
            <text:p>1287934</text:p>
          </table:table-cell>
          <table:table-cell office:value-type="float" office:value="5497" calcext:value-type="float">
            <text:p>5497</text:p>
          </table:table-cell>
          <table:table-cell office:value-type="float" office:value="0" calcext:value-type="float">
            <text:p>0</text:p>
          </table:table-cell>
          <table:table-cell office:value-type="float" office:value="1599467" calcext:value-type="float">
            <text:p>1599467</text:p>
          </table:table-cell>
          <table:table-cell office:value-type="float" office:value="454636" calcext:value-type="float">
            <text:p>454636</text:p>
          </table:table-cell>
          <table:table-cell office:value-type="float" office:value="215707" calcext:value-type="float">
            <text:p>215707</text:p>
          </table:table-cell>
          <table:table-cell office:value-type="float" office:value="213349" calcext:value-type="float">
            <text:p>21334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13939" calcext:value-type="float">
            <text:p>313939</text:p>
          </table:table-cell>
          <table:table-cell office:value-type="float" office:value="1302112" calcext:value-type="float">
            <text:p>1302112</text:p>
          </table:table-cell>
          <table:table-cell office:value-type="float" office:value="5541" calcext:value-type="float">
            <text:p>5541</text:p>
          </table:table-cell>
          <table:table-cell office:value-type="float" office:value="0" calcext:value-type="float">
            <text:p>0</text:p>
          </table:table-cell>
          <table:table-cell office:value-type="float" office:value="1616051" calcext:value-type="float">
            <text:p>1616051</text:p>
          </table:table-cell>
          <table:table-cell office:value-type="float" office:value="458032" calcext:value-type="float">
            <text:p>458032</text:p>
          </table:table-cell>
          <table:table-cell office:value-type="float" office:value="217277" calcext:value-type="float">
            <text:p>217277</text:p>
          </table:table-cell>
          <table:table-cell office:value-type="float" office:value="213349" calcext:value-type="float">
            <text:p>213349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6219" calcext:value-type="float">
            <text:p>316219</text:p>
          </table:table-cell>
          <table:table-cell office:value-type="float" office:value="1315530" calcext:value-type="float">
            <text:p>1315530</text:p>
          </table:table-cell>
          <table:table-cell office:value-type="float" office:value="5584" calcext:value-type="float">
            <text:p>5584</text:p>
          </table:table-cell>
          <table:table-cell office:value-type="float" office:value="0" calcext:value-type="float">
            <text:p>0</text:p>
          </table:table-cell>
          <table:table-cell office:value-type="float" office:value="1631749" calcext:value-type="float">
            <text:p>1631749</text:p>
          </table:table-cell>
          <table:table-cell office:value-type="float" office:value="461230" calcext:value-type="float">
            <text:p>461230</text:p>
          </table:table-cell>
          <table:table-cell office:value-type="float" office:value="218825" calcext:value-type="float">
            <text:p>218825</text:p>
          </table:table-cell>
          <table:table-cell office:value-type="float" office:value="213349" calcext:value-type="float">
            <text:p>213349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18216" calcext:value-type="float">
            <text:p>318216</text:p>
          </table:table-cell>
          <table:table-cell office:value-type="float" office:value="1321755" calcext:value-type="float">
            <text:p>1321755</text:p>
          </table:table-cell>
          <table:table-cell office:value-type="float" office:value="5607" calcext:value-type="float">
            <text:p>5607</text:p>
          </table:table-cell>
          <table:table-cell office:value-type="float" office:value="0" calcext:value-type="float">
            <text:p>0</text:p>
          </table:table-cell>
          <table:table-cell office:value-type="float" office:value="1639971" calcext:value-type="float">
            <text:p>1639971</text:p>
          </table:table-cell>
          <table:table-cell office:value-type="float" office:value="463135" calcext:value-type="float">
            <text:p>463135</text:p>
          </table:table-cell>
          <table:table-cell office:value-type="float" office:value="220155" calcext:value-type="float">
            <text:p>220155</text:p>
          </table:table-cell>
          <table:table-cell office:value-type="float" office:value="213349" calcext:value-type="float">
            <text:p>213349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320198" calcext:value-type="float">
            <text:p>320198</text:p>
          </table:table-cell>
          <table:table-cell office:value-type="float" office:value="1324596" calcext:value-type="float">
            <text:p>1324596</text:p>
          </table:table-cell>
          <table:table-cell office:value-type="float" office:value="5617" calcext:value-type="float">
            <text:p>5617</text:p>
          </table:table-cell>
          <table:table-cell office:value-type="float" office:value="0" calcext:value-type="float">
            <text:p>0</text:p>
          </table:table-cell>
          <table:table-cell office:value-type="float" office:value="1644794" calcext:value-type="float">
            <text:p>1644794</text:p>
          </table:table-cell>
          <table:table-cell office:value-type="float" office:value="464109" calcext:value-type="float">
            <text:p>464109</text:p>
          </table:table-cell>
          <table:table-cell office:value-type="float" office:value="221568" calcext:value-type="float">
            <text:p>221568</text:p>
          </table:table-cell>
          <table:table-cell office:value-type="float" office:value="213349" calcext:value-type="float">
            <text:p>213349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322645" calcext:value-type="float">
            <text:p>322645</text:p>
          </table:table-cell>
          <table:table-cell office:value-type="float" office:value="1339556" calcext:value-type="float">
            <text:p>1339556</text:p>
          </table:table-cell>
          <table:table-cell office:value-type="float" office:value="5656" calcext:value-type="float">
            <text:p>5656</text:p>
          </table:table-cell>
          <table:table-cell office:value-type="float" office:value="0" calcext:value-type="float">
            <text:p>0</text:p>
          </table:table-cell>
          <table:table-cell office:value-type="float" office:value="1662201" calcext:value-type="float">
            <text:p>1662201</text:p>
          </table:table-cell>
          <table:table-cell office:value-type="float" office:value="467746" calcext:value-type="float">
            <text:p>467746</text:p>
          </table:table-cell>
          <table:table-cell office:value-type="float" office:value="223167" calcext:value-type="float">
            <text:p>223167</text:p>
          </table:table-cell>
          <table:table-cell office:value-type="float" office:value="219364" calcext:value-type="float">
            <text:p>219364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325097" calcext:value-type="float">
            <text:p>325097</text:p>
          </table:table-cell>
          <table:table-cell office:value-type="float" office:value="1354387" calcext:value-type="float">
            <text:p>1354387</text:p>
          </table:table-cell>
          <table:table-cell office:value-type="float" office:value="5692" calcext:value-type="float">
            <text:p>5692</text:p>
          </table:table-cell>
          <table:table-cell office:value-type="float" office:value="0" calcext:value-type="float">
            <text:p>0</text:p>
          </table:table-cell>
          <table:table-cell office:value-type="float" office:value="1679484" calcext:value-type="float">
            <text:p>1679484</text:p>
          </table:table-cell>
          <table:table-cell office:value-type="float" office:value="471058" calcext:value-type="float">
            <text:p>471058</text:p>
          </table:table-cell>
          <table:table-cell office:value-type="float" office:value="224797" calcext:value-type="float">
            <text:p>224797</text:p>
          </table:table-cell>
          <table:table-cell office:value-type="float" office:value="219364" calcext:value-type="float">
            <text:p>219364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327354" calcext:value-type="float">
            <text:p>327354</text:p>
          </table:table-cell>
          <table:table-cell office:value-type="float" office:value="1368167" calcext:value-type="float">
            <text:p>1368167</text:p>
          </table:table-cell>
          <table:table-cell office:value-type="float" office:value="5739" calcext:value-type="float">
            <text:p>5739</text:p>
          </table:table-cell>
          <table:table-cell office:value-type="float" office:value="0" calcext:value-type="float">
            <text:p>0</text:p>
          </table:table-cell>
          <table:table-cell office:value-type="float" office:value="1695521" calcext:value-type="float">
            <text:p>1695521</text:p>
          </table:table-cell>
          <table:table-cell office:value-type="float" office:value="474073" calcext:value-type="float">
            <text:p>474073</text:p>
          </table:table-cell>
          <table:table-cell office:value-type="float" office:value="226309" calcext:value-type="float">
            <text:p>226309</text:p>
          </table:table-cell>
          <table:table-cell office:value-type="float" office:value="219364" calcext:value-type="float">
            <text:p>219364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329619" calcext:value-type="float">
            <text:p>329619</text:p>
          </table:table-cell>
          <table:table-cell office:value-type="float" office:value="1381310" calcext:value-type="float">
            <text:p>1381310</text:p>
          </table:table-cell>
          <table:table-cell office:value-type="float" office:value="5768" calcext:value-type="float">
            <text:p>5768</text:p>
          </table:table-cell>
          <table:table-cell office:value-type="float" office:value="0" calcext:value-type="float">
            <text:p>0</text:p>
          </table:table-cell>
          <table:table-cell office:value-type="float" office:value="1710929" calcext:value-type="float">
            <text:p>1710929</text:p>
          </table:table-cell>
          <table:table-cell office:value-type="float" office:value="477186" calcext:value-type="float">
            <text:p>477186</text:p>
          </table:table-cell>
          <table:table-cell office:value-type="float" office:value="227783" calcext:value-type="float">
            <text:p>227783</text:p>
          </table:table-cell>
          <table:table-cell office:value-type="float" office:value="219364" calcext:value-type="float">
            <text:p>219364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331736" calcext:value-type="float">
            <text:p>331736</text:p>
          </table:table-cell>
          <table:table-cell office:value-type="float" office:value="1394050" calcext:value-type="float">
            <text:p>1394050</text:p>
          </table:table-cell>
          <table:table-cell office:value-type="float" office:value="5807" calcext:value-type="float">
            <text:p>5807</text:p>
          </table:table-cell>
          <table:table-cell office:value-type="float" office:value="0" calcext:value-type="float">
            <text:p>0</text:p>
          </table:table-cell>
          <table:table-cell office:value-type="float" office:value="1725786" calcext:value-type="float">
            <text:p>1725786</text:p>
          </table:table-cell>
          <table:table-cell office:value-type="float" office:value="480360" calcext:value-type="float">
            <text:p>480360</text:p>
          </table:table-cell>
          <table:table-cell office:value-type="float" office:value="229232" calcext:value-type="float">
            <text:p>229232</text:p>
          </table:table-cell>
          <table:table-cell office:value-type="float" office:value="219364" calcext:value-type="float">
            <text:p>219364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333621" calcext:value-type="float">
            <text:p>333621</text:p>
          </table:table-cell>
          <table:table-cell office:value-type="float" office:value="1399801" calcext:value-type="float">
            <text:p>1399801</text:p>
          </table:table-cell>
          <table:table-cell office:value-type="float" office:value="5821" calcext:value-type="float">
            <text:p>5821</text:p>
          </table:table-cell>
          <table:table-cell office:value-type="float" office:value="0" calcext:value-type="float">
            <text:p>0</text:p>
          </table:table-cell>
          <table:table-cell office:value-type="float" office:value="1733422" calcext:value-type="float">
            <text:p>1733422</text:p>
          </table:table-cell>
          <table:table-cell office:value-type="float" office:value="482414" calcext:value-type="float">
            <text:p>482414</text:p>
          </table:table-cell>
          <table:table-cell office:value-type="float" office:value="230481" calcext:value-type="float">
            <text:p>230481</text:p>
          </table:table-cell>
          <table:table-cell office:value-type="float" office:value="219364" calcext:value-type="float">
            <text:p>219364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335399" calcext:value-type="float">
            <text:p>335399</text:p>
          </table:table-cell>
          <table:table-cell office:value-type="float" office:value="1402375" calcext:value-type="float">
            <text:p>1402375</text:p>
          </table:table-cell>
          <table:table-cell office:value-type="float" office:value="5831" calcext:value-type="float">
            <text:p>5831</text:p>
          </table:table-cell>
          <table:table-cell office:value-type="float" office:value="0" calcext:value-type="float">
            <text:p>0</text:p>
          </table:table-cell>
          <table:table-cell office:value-type="float" office:value="1737774" calcext:value-type="float">
            <text:p>1737774</text:p>
          </table:table-cell>
          <table:table-cell office:value-type="float" office:value="483203" calcext:value-type="float">
            <text:p>483203</text:p>
          </table:table-cell>
          <table:table-cell office:value-type="float" office:value="231741" calcext:value-type="float">
            <text:p>231741</text:p>
          </table:table-cell>
          <table:table-cell office:value-type="float" office:value="219364" calcext:value-type="float">
            <text:p>219364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337676" calcext:value-type="float">
            <text:p>337676</text:p>
          </table:table-cell>
          <table:table-cell office:value-type="float" office:value="1416377" calcext:value-type="float">
            <text:p>1416377</text:p>
          </table:table-cell>
          <table:table-cell office:value-type="float" office:value="5863" calcext:value-type="float">
            <text:p>5863</text:p>
          </table:table-cell>
          <table:table-cell office:value-type="float" office:value="0" calcext:value-type="float">
            <text:p>0</text:p>
          </table:table-cell>
          <table:table-cell office:value-type="float" office:value="1754053" calcext:value-type="float">
            <text:p>1754053</text:p>
          </table:table-cell>
          <table:table-cell office:value-type="float" office:value="486447" calcext:value-type="float">
            <text:p>486447</text:p>
          </table:table-cell>
          <table:table-cell office:value-type="float" office:value="233199" calcext:value-type="float">
            <text:p>233199</text:p>
          </table:table-cell>
          <table:table-cell office:value-type="float" office:value="222733" calcext:value-type="float">
            <text:p>222733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339762" calcext:value-type="float">
            <text:p>339762</text:p>
          </table:table-cell>
          <table:table-cell office:value-type="float" office:value="1429732" calcext:value-type="float">
            <text:p>1429732</text:p>
          </table:table-cell>
          <table:table-cell office:value-type="float" office:value="5914" calcext:value-type="float">
            <text:p>5914</text:p>
          </table:table-cell>
          <table:table-cell office:value-type="float" office:value="0" calcext:value-type="float">
            <text:p>0</text:p>
          </table:table-cell>
          <table:table-cell office:value-type="float" office:value="1769494" calcext:value-type="float">
            <text:p>1769494</text:p>
          </table:table-cell>
          <table:table-cell office:value-type="float" office:value="489995" calcext:value-type="float">
            <text:p>489995</text:p>
          </table:table-cell>
          <table:table-cell office:value-type="float" office:value="234562" calcext:value-type="float">
            <text:p>234562</text:p>
          </table:table-cell>
          <table:table-cell office:value-type="float" office:value="222733" calcext:value-type="float">
            <text:p>222733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341710" calcext:value-type="float">
            <text:p>341710</text:p>
          </table:table-cell>
          <table:table-cell office:value-type="float" office:value="1441368" calcext:value-type="float">
            <text:p>1441368</text:p>
          </table:table-cell>
          <table:table-cell office:value-type="float" office:value="5941" calcext:value-type="float">
            <text:p>5941</text:p>
          </table:table-cell>
          <table:table-cell office:value-type="float" office:value="0" calcext:value-type="float">
            <text:p>0</text:p>
          </table:table-cell>
          <table:table-cell office:value-type="float" office:value="1783078" calcext:value-type="float">
            <text:p>1783078</text:p>
          </table:table-cell>
          <table:table-cell office:value-type="float" office:value="493052" calcext:value-type="float">
            <text:p>493052</text:p>
          </table:table-cell>
          <table:table-cell office:value-type="float" office:value="235772" calcext:value-type="float">
            <text:p>235772</text:p>
          </table:table-cell>
          <table:table-cell office:value-type="float" office:value="222733" calcext:value-type="float">
            <text:p>222733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343524" calcext:value-type="float">
            <text:p>343524</text:p>
          </table:table-cell>
          <table:table-cell office:value-type="float" office:value="1452265" calcext:value-type="float">
            <text:p>1452265</text:p>
          </table:table-cell>
          <table:table-cell office:value-type="float" office:value="5975" calcext:value-type="float">
            <text:p>5975</text:p>
          </table:table-cell>
          <table:table-cell office:value-type="float" office:value="0" calcext:value-type="float">
            <text:p>0</text:p>
          </table:table-cell>
          <table:table-cell office:value-type="float" office:value="1795789" calcext:value-type="float">
            <text:p>1795789</text:p>
          </table:table-cell>
          <table:table-cell office:value-type="float" office:value="495903" calcext:value-type="float">
            <text:p>495903</text:p>
          </table:table-cell>
          <table:table-cell office:value-type="float" office:value="236975" calcext:value-type="float">
            <text:p>236975</text:p>
          </table:table-cell>
          <table:table-cell office:value-type="float" office:value="222733" calcext:value-type="float">
            <text:p>222733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345238" calcext:value-type="float">
            <text:p>345238</text:p>
          </table:table-cell>
          <table:table-cell office:value-type="float" office:value="1461530" calcext:value-type="float">
            <text:p>1461530</text:p>
          </table:table-cell>
          <table:table-cell office:value-type="float" office:value="6009" calcext:value-type="float">
            <text:p>6009</text:p>
          </table:table-cell>
          <table:table-cell office:value-type="float" office:value="0" calcext:value-type="float">
            <text:p>0</text:p>
          </table:table-cell>
          <table:table-cell office:value-type="float" office:value="1806768" calcext:value-type="float">
            <text:p>1806768</text:p>
          </table:table-cell>
          <table:table-cell office:value-type="float" office:value="498765" calcext:value-type="float">
            <text:p>498765</text:p>
          </table:table-cell>
          <table:table-cell office:value-type="float" office:value="238077" calcext:value-type="float">
            <text:p>238077</text:p>
          </table:table-cell>
          <table:table-cell office:value-type="float" office:value="222733" calcext:value-type="float">
            <text:p>222733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46688" calcext:value-type="float">
            <text:p>346688</text:p>
          </table:table-cell>
          <table:table-cell office:value-type="float" office:value="1465842" calcext:value-type="float">
            <text:p>1465842</text:p>
          </table:table-cell>
          <table:table-cell office:value-type="float" office:value="6039" calcext:value-type="float">
            <text:p>6039</text:p>
          </table:table-cell>
          <table:table-cell office:value-type="float" office:value="0" calcext:value-type="float">
            <text:p>0</text:p>
          </table:table-cell>
          <table:table-cell office:value-type="float" office:value="1812530" calcext:value-type="float">
            <text:p>1812530</text:p>
          </table:table-cell>
          <table:table-cell office:value-type="float" office:value="500303" calcext:value-type="float">
            <text:p>500303</text:p>
          </table:table-cell>
          <table:table-cell office:value-type="float" office:value="239036" calcext:value-type="float">
            <text:p>239036</text:p>
          </table:table-cell>
          <table:table-cell office:value-type="float" office:value="222733" calcext:value-type="float">
            <text:p>222733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348175" calcext:value-type="float">
            <text:p>348175</text:p>
          </table:table-cell>
          <table:table-cell office:value-type="float" office:value="1467770" calcext:value-type="float">
            <text:p>1467770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1815945" calcext:value-type="float">
            <text:p>1815945</text:p>
          </table:table-cell>
          <table:table-cell office:value-type="float" office:value="500984" calcext:value-type="float">
            <text:p>500984</text:p>
          </table:table-cell>
          <table:table-cell office:value-type="float" office:value="240012" calcext:value-type="float">
            <text:p>240012</text:p>
          </table:table-cell>
          <table:table-cell office:value-type="float" office:value="222733" calcext:value-type="float">
            <text:p>222733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349598" calcext:value-type="float">
            <text:p>349598</text:p>
          </table:table-cell>
          <table:table-cell office:value-type="float" office:value="1470528" calcext:value-type="float">
            <text:p>1470528</text:p>
          </table:table-cell>
          <table:table-cell office:value-type="float" office:value="6061" calcext:value-type="float">
            <text:p>6061</text:p>
          </table:table-cell>
          <table:table-cell office:value-type="float" office:value="0" calcext:value-type="float">
            <text:p>0</text:p>
          </table:table-cell>
          <table:table-cell office:value-type="float" office:value="1820126" calcext:value-type="float">
            <text:p>1820126</text:p>
          </table:table-cell>
          <table:table-cell office:value-type="float" office:value="501877" calcext:value-type="float">
            <text:p>501877</text:p>
          </table:table-cell>
          <table:table-cell office:value-type="float" office:value="240963" calcext:value-type="float">
            <text:p>240963</text:p>
          </table:table-cell>
          <table:table-cell office:value-type="float" office:value="225042" calcext:value-type="float">
            <text:p>225042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351341" calcext:value-type="float">
            <text:p>351341</text:p>
          </table:table-cell>
          <table:table-cell office:value-type="float" office:value="1481005" calcext:value-type="float">
            <text:p>1481005</text:p>
          </table:table-cell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office:value-type="float" office:value="1832346" calcext:value-type="float">
            <text:p>1832346</text:p>
          </table:table-cell>
          <table:table-cell office:value-type="float" office:value="504689" calcext:value-type="float">
            <text:p>504689</text:p>
          </table:table-cell>
          <table:table-cell office:value-type="float" office:value="242128" calcext:value-type="float">
            <text:p>242128</text:p>
          </table:table-cell>
          <table:table-cell office:value-type="float" office:value="225042" calcext:value-type="float">
            <text:p>225042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52975" calcext:value-type="float">
            <text:p>352975</text:p>
          </table:table-cell>
          <table:table-cell office:value-type="float" office:value="1490056" calcext:value-type="float">
            <text:p>1490056</text:p>
          </table:table-cell>
          <table:table-cell office:value-type="float" office:value="6116" calcext:value-type="float">
            <text:p>6116</text:p>
          </table:table-cell>
          <table:table-cell office:value-type="float" office:value="0" calcext:value-type="float">
            <text:p>0</text:p>
          </table:table-cell>
          <table:table-cell office:value-type="float" office:value="1843031" calcext:value-type="float">
            <text:p>1843031</text:p>
          </table:table-cell>
          <table:table-cell office:value-type="float" office:value="507394" calcext:value-type="float">
            <text:p>507394</text:p>
          </table:table-cell>
          <table:table-cell office:value-type="float" office:value="243199" calcext:value-type="float">
            <text:p>243199</text:p>
          </table:table-cell>
          <table:table-cell office:value-type="float" office:value="225042" calcext:value-type="float">
            <text:p>225042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54430" calcext:value-type="float">
            <text:p>354430</text:p>
          </table:table-cell>
          <table:table-cell office:value-type="float" office:value="1498412" calcext:value-type="float">
            <text:p>1498412</text:p>
          </table:table-cell>
          <table:table-cell office:value-type="float" office:value="6142" calcext:value-type="float">
            <text:p>6142</text:p>
          </table:table-cell>
          <table:table-cell office:value-type="float" office:value="0" calcext:value-type="float">
            <text:p>0</text:p>
          </table:table-cell>
          <table:table-cell office:value-type="float" office:value="1852842" calcext:value-type="float">
            <text:p>1852842</text:p>
          </table:table-cell>
          <table:table-cell office:value-type="float" office:value="509575" calcext:value-type="float">
            <text:p>509575</text:p>
          </table:table-cell>
          <table:table-cell office:value-type="float" office:value="244164" calcext:value-type="float">
            <text:p>244164</text:p>
          </table:table-cell>
          <table:table-cell office:value-type="float" office:value="225042" calcext:value-type="float">
            <text:p>225042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55823" calcext:value-type="float">
            <text:p>355823</text:p>
          </table:table-cell>
          <table:table-cell office:value-type="float" office:value="1506217" calcext:value-type="float">
            <text:p>1506217</text:p>
          </table:table-cell>
          <table:table-cell office:value-type="float" office:value="6170" calcext:value-type="float">
            <text:p>6170</text:p>
          </table:table-cell>
          <table:table-cell office:value-type="float" office:value="0" calcext:value-type="float">
            <text:p>0</text:p>
          </table:table-cell>
          <table:table-cell office:value-type="float" office:value="1862040" calcext:value-type="float">
            <text:p>1862040</text:p>
          </table:table-cell>
          <table:table-cell office:value-type="float" office:value="511782" calcext:value-type="float">
            <text:p>511782</text:p>
          </table:table-cell>
          <table:table-cell office:value-type="float" office:value="245029" calcext:value-type="float">
            <text:p>245029</text:p>
          </table:table-cell>
          <table:table-cell office:value-type="float" office:value="225042" calcext:value-type="float">
            <text:p>225042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357013" calcext:value-type="float">
            <text:p>357013</text:p>
          </table:table-cell>
          <table:table-cell office:value-type="float" office:value="1509518" calcext:value-type="float">
            <text:p>1509518</text:p>
          </table:table-cell>
          <table:table-cell office:value-type="float" office:value="6181" calcext:value-type="float">
            <text:p>6181</text:p>
          </table:table-cell>
          <table:table-cell office:value-type="float" office:value="0" calcext:value-type="float">
            <text:p>0</text:p>
          </table:table-cell>
          <table:table-cell office:value-type="float" office:value="1866531" calcext:value-type="float">
            <text:p>1866531</text:p>
          </table:table-cell>
          <table:table-cell office:value-type="float" office:value="513220" calcext:value-type="float">
            <text:p>513220</text:p>
          </table:table-cell>
          <table:table-cell office:value-type="float" office:value="245868" calcext:value-type="float">
            <text:p>245868</text:p>
          </table:table-cell>
          <table:table-cell office:value-type="float" office:value="225042" calcext:value-type="float">
            <text:p>225042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358066" calcext:value-type="float">
            <text:p>358066</text:p>
          </table:table-cell>
          <table:table-cell office:value-type="float" office:value="1510985" calcext:value-type="float">
            <text:p>1510985</text:p>
          </table:table-cell>
          <table:table-cell office:value-type="float" office:value="6187" calcext:value-type="float">
            <text:p>6187</text:p>
          </table:table-cell>
          <table:table-cell office:value-type="float" office:value="0" calcext:value-type="float">
            <text:p>0</text:p>
          </table:table-cell>
          <table:table-cell office:value-type="float" office:value="1869051" calcext:value-type="float">
            <text:p>1869051</text:p>
          </table:table-cell>
          <table:table-cell office:value-type="float" office:value="513781" calcext:value-type="float">
            <text:p>513781</text:p>
          </table:table-cell>
          <table:table-cell office:value-type="float" office:value="246580" calcext:value-type="float">
            <text:p>246580</text:p>
          </table:table-cell>
          <table:table-cell office:value-type="float" office:value="225042" calcext:value-type="float">
            <text:p>225042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359486" calcext:value-type="float">
            <text:p>359486</text:p>
          </table:table-cell>
          <table:table-cell office:value-type="float" office:value="1519967" calcext:value-type="float">
            <text:p>1519967</text:p>
          </table:table-cell>
          <table:table-cell office:value-type="float" office:value="6212" calcext:value-type="float">
            <text:p>6212</text:p>
          </table:table-cell>
          <table:table-cell office:value-type="float" office:value="0" calcext:value-type="float">
            <text:p>0</text:p>
          </table:table-cell>
          <table:table-cell office:value-type="float" office:value="1879453" calcext:value-type="float">
            <text:p>1879453</text:p>
          </table:table-cell>
          <table:table-cell office:value-type="float" office:value="516220" calcext:value-type="float">
            <text:p>516220</text:p>
          </table:table-cell>
          <table:table-cell office:value-type="float" office:value="247431" calcext:value-type="float">
            <text:p>247431</text:p>
          </table:table-cell>
          <table:table-cell office:value-type="float" office:value="226669" calcext:value-type="float">
            <text:p>226669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360764" calcext:value-type="float">
            <text:p>360764</text:p>
          </table:table-cell>
          <table:table-cell office:value-type="float" office:value="1527071" calcext:value-type="float">
            <text:p>1527071</text:p>
          </table:table-cell>
          <table:table-cell office:value-type="float" office:value="6229" calcext:value-type="float">
            <text:p>6229</text:p>
          </table:table-cell>
          <table:table-cell office:value-type="float" office:value="0" calcext:value-type="float">
            <text:p>0</text:p>
          </table:table-cell>
          <table:table-cell office:value-type="float" office:value="1887835" calcext:value-type="float">
            <text:p>1887835</text:p>
          </table:table-cell>
          <table:table-cell office:value-type="float" office:value="518205" calcext:value-type="float">
            <text:p>518205</text:p>
          </table:table-cell>
          <table:table-cell office:value-type="float" office:value="248234" calcext:value-type="float">
            <text:p>248234</text:p>
          </table:table-cell>
          <table:table-cell office:value-type="float" office:value="226669" calcext:value-type="float">
            <text:p>226669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362002" calcext:value-type="float">
            <text:p>362002</text:p>
          </table:table-cell>
          <table:table-cell office:value-type="float" office:value="1533573" calcext:value-type="float">
            <text:p>1533573</text:p>
          </table:table-cell>
          <table:table-cell office:value-type="float" office:value="6251" calcext:value-type="float">
            <text:p>6251</text:p>
          </table:table-cell>
          <table:table-cell office:value-type="float" office:value="0" calcext:value-type="float">
            <text:p>0</text:p>
          </table:table-cell>
          <table:table-cell office:value-type="float" office:value="1895575" calcext:value-type="float">
            <text:p>1895575</text:p>
          </table:table-cell>
          <table:table-cell office:value-type="float" office:value="519972" calcext:value-type="float">
            <text:p>519972</text:p>
          </table:table-cell>
          <table:table-cell office:value-type="float" office:value="249007" calcext:value-type="float">
            <text:p>249007</text:p>
          </table:table-cell>
          <table:table-cell office:value-type="float" office:value="226669" calcext:value-type="float">
            <text:p>226669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363117" calcext:value-type="float">
            <text:p>363117</text:p>
          </table:table-cell>
          <table:table-cell office:value-type="float" office:value="1539520" calcext:value-type="float">
            <text:p>1539520</text:p>
          </table:table-cell>
          <table:table-cell office:value-type="float" office:value="6261" calcext:value-type="float">
            <text:p>6261</text:p>
          </table:table-cell>
          <table:table-cell office:value-type="float" office:value="0" calcext:value-type="float">
            <text:p>0</text:p>
          </table:table-cell>
          <table:table-cell office:value-type="float" office:value="1902637" calcext:value-type="float">
            <text:p>1902637</text:p>
          </table:table-cell>
          <table:table-cell office:value-type="float" office:value="521717" calcext:value-type="float">
            <text:p>521717</text:p>
          </table:table-cell>
          <table:table-cell office:value-type="float" office:value="249727" calcext:value-type="float">
            <text:p>249727</text:p>
          </table:table-cell>
          <table:table-cell office:value-type="float" office:value="226669" calcext:value-type="float">
            <text:p>226669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364169" calcext:value-type="float">
            <text:p>364169</text:p>
          </table:table-cell>
          <table:table-cell office:value-type="float" office:value="1545267" calcext:value-type="float">
            <text:p>1545267</text:p>
          </table:table-cell>
          <table:table-cell office:value-type="float" office:value="6277" calcext:value-type="float">
            <text:p>6277</text:p>
          </table:table-cell>
          <table:table-cell office:value-type="float" office:value="0" calcext:value-type="float">
            <text:p>0</text:p>
          </table:table-cell>
          <table:table-cell office:value-type="float" office:value="1909436" calcext:value-type="float">
            <text:p>1909436</text:p>
          </table:table-cell>
          <table:table-cell office:value-type="float" office:value="523491" calcext:value-type="float">
            <text:p>523491</text:p>
          </table:table-cell>
          <table:table-cell office:value-type="float" office:value="250407" calcext:value-type="float">
            <text:p>250407</text:p>
          </table:table-cell>
          <table:table-cell office:value-type="float" office:value="226669" calcext:value-type="float">
            <text:p>226669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365051" calcext:value-type="float">
            <text:p>365051</text:p>
          </table:table-cell>
          <table:table-cell office:value-type="float" office:value="1547571" calcext:value-type="float">
            <text:p>1547571</text:p>
          </table:table-cell>
          <table:table-cell office:value-type="float" office:value="6290" calcext:value-type="float">
            <text:p>6290</text:p>
          </table:table-cell>
          <table:table-cell office:value-type="float" office:value="0" calcext:value-type="float">
            <text:p>0</text:p>
          </table:table-cell>
          <table:table-cell office:value-type="float" office:value="1912622" calcext:value-type="float">
            <text:p>1912622</text:p>
          </table:table-cell>
          <table:table-cell office:value-type="float" office:value="524591" calcext:value-type="float">
            <text:p>524591</text:p>
          </table:table-cell>
          <table:table-cell office:value-type="float" office:value="250992" calcext:value-type="float">
            <text:p>250992</text:p>
          </table:table-cell>
          <table:table-cell office:value-type="float" office:value="226669" calcext:value-type="float">
            <text:p>226669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365986" calcext:value-type="float">
            <text:p>365986</text:p>
          </table:table-cell>
          <table:table-cell office:value-type="float" office:value="1548566" calcext:value-type="float">
            <text:p>1548566</text:p>
          </table:table-cell>
          <table:table-cell office:value-type="float" office:value="6295" calcext:value-type="float">
            <text:p>6295</text:p>
          </table:table-cell>
          <table:table-cell office:value-type="float" office:value="0" calcext:value-type="float">
            <text:p>0</text:p>
          </table:table-cell>
          <table:table-cell office:value-type="float" office:value="1914552" calcext:value-type="float">
            <text:p>1914552</text:p>
          </table:table-cell>
          <table:table-cell office:value-type="float" office:value="525054" calcext:value-type="float">
            <text:p>525054</text:p>
          </table:table-cell>
          <table:table-cell office:value-type="float" office:value="251624" calcext:value-type="float">
            <text:p>251624</text:p>
          </table:table-cell>
          <table:table-cell office:value-type="float" office:value="226669" calcext:value-type="float">
            <text:p>226669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367103" calcext:value-type="float">
            <text:p>367103</text:p>
          </table:table-cell>
          <table:table-cell office:value-type="float" office:value="1554780" calcext:value-type="float">
            <text:p>1554780</text:p>
          </table:table-cell>
          <table:table-cell office:value-type="float" office:value="6318" calcext:value-type="float">
            <text:p>6318</text:p>
          </table:table-cell>
          <table:table-cell office:value-type="float" office:value="0" calcext:value-type="float">
            <text:p>0</text:p>
          </table:table-cell>
          <table:table-cell office:value-type="float" office:value="1921883" calcext:value-type="float">
            <text:p>1921883</text:p>
          </table:table-cell>
          <table:table-cell office:value-type="float" office:value="526789" calcext:value-type="float">
            <text:p>526789</text:p>
          </table:table-cell>
          <table:table-cell office:value-type="float" office:value="252360" calcext:value-type="float">
            <text:p>252360</text:p>
          </table:table-cell>
          <table:table-cell office:value-type="float" office:value="228124" calcext:value-type="float">
            <text:p>228124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368157" calcext:value-type="float">
            <text:p>368157</text:p>
          </table:table-cell>
          <table:table-cell office:value-type="float" office:value="1560664" calcext:value-type="float">
            <text:p>1560664</text:p>
          </table:table-cell>
          <table:table-cell office:value-type="float" office:value="6330" calcext:value-type="float">
            <text:p>6330</text:p>
          </table:table-cell>
          <table:table-cell office:value-type="float" office:value="0" calcext:value-type="float">
            <text:p>0</text:p>
          </table:table-cell>
          <table:table-cell office:value-type="float" office:value="1928821" calcext:value-type="float">
            <text:p>1928821</text:p>
          </table:table-cell>
          <table:table-cell office:value-type="float" office:value="528459" calcext:value-type="float">
            <text:p>528459</text:p>
          </table:table-cell>
          <table:table-cell office:value-type="float" office:value="253047" calcext:value-type="float">
            <text:p>253047</text:p>
          </table:table-cell>
          <table:table-cell office:value-type="float" office:value="228124" calcext:value-type="float">
            <text:p>228124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369161" calcext:value-type="float">
            <text:p>369161</text:p>
          </table:table-cell>
          <table:table-cell office:value-type="float" office:value="1565980" calcext:value-type="float">
            <text:p>1565980</text:p>
          </table:table-cell>
          <table:table-cell office:value-type="float" office:value="6344" calcext:value-type="float">
            <text:p>6344</text:p>
          </table:table-cell>
          <table:table-cell office:value-type="float" office:value="0" calcext:value-type="float">
            <text:p>0</text:p>
          </table:table-cell>
          <table:table-cell office:value-type="float" office:value="1935141" calcext:value-type="float">
            <text:p>1935141</text:p>
          </table:table-cell>
          <table:table-cell office:value-type="float" office:value="529912" calcext:value-type="float">
            <text:p>529912</text:p>
          </table:table-cell>
          <table:table-cell office:value-type="float" office:value="253670" calcext:value-type="float">
            <text:p>253670</text:p>
          </table:table-cell>
          <table:table-cell office:value-type="float" office:value="228124" calcext:value-type="float">
            <text:p>228124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370070" calcext:value-type="float">
            <text:p>370070</text:p>
          </table:table-cell>
          <table:table-cell office:value-type="float" office:value="1571266" calcext:value-type="float">
            <text:p>1571266</text:p>
          </table:table-cell>
          <table:table-cell office:value-type="float" office:value="6360" calcext:value-type="float">
            <text:p>6360</text:p>
          </table:table-cell>
          <table:table-cell office:value-type="float" office:value="0" calcext:value-type="float">
            <text:p>0</text:p>
          </table:table-cell>
          <table:table-cell office:value-type="float" office:value="1941336" calcext:value-type="float">
            <text:p>1941336</text:p>
          </table:table-cell>
          <table:table-cell office:value-type="float" office:value="531515" calcext:value-type="float">
            <text:p>531515</text:p>
          </table:table-cell>
          <table:table-cell office:value-type="float" office:value="254278" calcext:value-type="float">
            <text:p>254278</text:p>
          </table:table-cell>
          <table:table-cell office:value-type="float" office:value="228124" calcext:value-type="float">
            <text:p>228124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370990" calcext:value-type="float">
            <text:p>370990</text:p>
          </table:table-cell>
          <table:table-cell office:value-type="float" office:value="1576313" calcext:value-type="float">
            <text:p>1576313</text:p>
          </table:table-cell>
          <table:table-cell office:value-type="float" office:value="6378" calcext:value-type="float">
            <text:p>6378</text:p>
          </table:table-cell>
          <table:table-cell office:value-type="float" office:value="0" calcext:value-type="float">
            <text:p>0</text:p>
          </table:table-cell>
          <table:table-cell office:value-type="float" office:value="1947303" calcext:value-type="float">
            <text:p>1947303</text:p>
          </table:table-cell>
          <table:table-cell office:value-type="float" office:value="532891" calcext:value-type="float">
            <text:p>532891</text:p>
          </table:table-cell>
          <table:table-cell office:value-type="float" office:value="254845" calcext:value-type="float">
            <text:p>254845</text:p>
          </table:table-cell>
          <table:table-cell office:value-type="float" office:value="228124" calcext:value-type="float">
            <text:p>228124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371797" calcext:value-type="float">
            <text:p>371797</text:p>
          </table:table-cell>
          <table:table-cell office:value-type="float" office:value="1578488" calcext:value-type="float">
            <text:p>1578488</text:p>
          </table:table-cell>
          <table:table-cell office:value-type="float" office:value="6386" calcext:value-type="float">
            <text:p>6386</text:p>
          </table:table-cell>
          <table:table-cell office:value-type="float" office:value="0" calcext:value-type="float">
            <text:p>0</text:p>
          </table:table-cell>
          <table:table-cell office:value-type="float" office:value="1950285" calcext:value-type="float">
            <text:p>1950285</text:p>
          </table:table-cell>
          <table:table-cell office:value-type="float" office:value="533641" calcext:value-type="float">
            <text:p>533641</text:p>
          </table:table-cell>
          <table:table-cell office:value-type="float" office:value="255410" calcext:value-type="float">
            <text:p>255410</text:p>
          </table:table-cell>
          <table:table-cell office:value-type="float" office:value="228124" calcext:value-type="float">
            <text:p>228124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372580" calcext:value-type="float">
            <text:p>372580</text:p>
          </table:table-cell>
          <table:table-cell office:value-type="float" office:value="1579590" calcext:value-type="float">
            <text:p>1579590</text:p>
          </table:table-cell>
          <table:table-cell office:value-type="float" office:value="6389" calcext:value-type="float">
            <text:p>6389</text:p>
          </table:table-cell>
          <table:table-cell office:value-type="float" office:value="0" calcext:value-type="float">
            <text:p>0</text:p>
          </table:table-cell>
          <table:table-cell office:value-type="float" office:value="1952170" calcext:value-type="float">
            <text:p>1952170</text:p>
          </table:table-cell>
          <table:table-cell office:value-type="float" office:value="534038" calcext:value-type="float">
            <text:p>534038</text:p>
          </table:table-cell>
          <table:table-cell office:value-type="float" office:value="255926" calcext:value-type="float">
            <text:p>255926</text:p>
          </table:table-cell>
          <table:table-cell office:value-type="float" office:value="228124" calcext:value-type="float">
            <text:p>228124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373544" calcext:value-type="float">
            <text:p>373544</text:p>
          </table:table-cell>
          <table:table-cell office:value-type="float" office:value="1586276" calcext:value-type="float">
            <text:p>1586276</text:p>
          </table:table-cell>
          <table:table-cell office:value-type="float" office:value="6404" calcext:value-type="float">
            <text:p>6404</text:p>
          </table:table-cell>
          <table:table-cell office:value-type="float" office:value="0" calcext:value-type="float">
            <text:p>0</text:p>
          </table:table-cell>
          <table:table-cell office:value-type="float" office:value="1959820" calcext:value-type="float">
            <text:p>1959820</text:p>
          </table:table-cell>
          <table:table-cell office:value-type="float" office:value="535680" calcext:value-type="float">
            <text:p>535680</text:p>
          </table:table-cell>
          <table:table-cell office:value-type="float" office:value="256512" calcext:value-type="float">
            <text:p>256512</text:p>
          </table:table-cell>
          <table:table-cell office:value-type="float" office:value="229422" calcext:value-type="float">
            <text:p>229422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374441" calcext:value-type="float">
            <text:p>374441</text:p>
          </table:table-cell>
          <table:table-cell office:value-type="float" office:value="1591966" calcext:value-type="float">
            <text:p>1591966</text:p>
          </table:table-cell>
          <table:table-cell office:value-type="float" office:value="6419" calcext:value-type="float">
            <text:p>6419</text:p>
          </table:table-cell>
          <table:table-cell office:value-type="float" office:value="0" calcext:value-type="float">
            <text:p>0</text:p>
          </table:table-cell>
          <table:table-cell office:value-type="float" office:value="1966407" calcext:value-type="float">
            <text:p>1966407</text:p>
          </table:table-cell>
          <table:table-cell office:value-type="float" office:value="537065" calcext:value-type="float">
            <text:p>537065</text:p>
          </table:table-cell>
          <table:table-cell office:value-type="float" office:value="257049" calcext:value-type="float">
            <text:p>257049</text:p>
          </table:table-cell>
          <table:table-cell office:value-type="float" office:value="229422" calcext:value-type="float">
            <text:p>229422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375310" calcext:value-type="float">
            <text:p>375310</text:p>
          </table:table-cell>
          <table:table-cell office:value-type="float" office:value="1597156" calcext:value-type="float">
            <text:p>1597156</text:p>
          </table:table-cell>
          <table:table-cell office:value-type="float" office:value="6426" calcext:value-type="float">
            <text:p>6426</text:p>
          </table:table-cell>
          <table:table-cell office:value-type="float" office:value="0" calcext:value-type="float">
            <text:p>0</text:p>
          </table:table-cell>
          <table:table-cell office:value-type="float" office:value="1972466" calcext:value-type="float">
            <text:p>1972466</text:p>
          </table:table-cell>
          <table:table-cell office:value-type="float" office:value="538322" calcext:value-type="float">
            <text:p>538322</text:p>
          </table:table-cell>
          <table:table-cell office:value-type="float" office:value="257582" calcext:value-type="float">
            <text:p>257582</text:p>
          </table:table-cell>
          <table:table-cell office:value-type="float" office:value="229422" calcext:value-type="float">
            <text:p>229422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376193" calcext:value-type="float">
            <text:p>376193</text:p>
          </table:table-cell>
          <table:table-cell office:value-type="float" office:value="1602323" calcext:value-type="float">
            <text:p>1602323</text:p>
          </table:table-cell>
          <table:table-cell office:value-type="float" office:value="6455" calcext:value-type="float">
            <text:p>6455</text:p>
          </table:table-cell>
          <table:table-cell office:value-type="float" office:value="0" calcext:value-type="float">
            <text:p>0</text:p>
          </table:table-cell>
          <table:table-cell office:value-type="float" office:value="1978516" calcext:value-type="float">
            <text:p>1978516</text:p>
          </table:table-cell>
          <table:table-cell office:value-type="float" office:value="539449" calcext:value-type="float">
            <text:p>539449</text:p>
          </table:table-cell>
          <table:table-cell office:value-type="float" office:value="258072" calcext:value-type="float">
            <text:p>258072</text:p>
          </table:table-cell>
          <table:table-cell office:value-type="float" office:value="229422" calcext:value-type="float">
            <text:p>229422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377051" calcext:value-type="float">
            <text:p>377051</text:p>
          </table:table-cell>
          <table:table-cell office:value-type="float" office:value="1607257" calcext:value-type="float">
            <text:p>1607257</text:p>
          </table:table-cell>
          <table:table-cell office:value-type="float" office:value="6469" calcext:value-type="float">
            <text:p>6469</text:p>
          </table:table-cell>
          <table:table-cell office:value-type="float" office:value="0" calcext:value-type="float">
            <text:p>0</text:p>
          </table:table-cell>
          <table:table-cell office:value-type="float" office:value="1984308" calcext:value-type="float">
            <text:p>1984308</text:p>
          </table:table-cell>
          <table:table-cell office:value-type="float" office:value="540936" calcext:value-type="float">
            <text:p>540936</text:p>
          </table:table-cell>
          <table:table-cell office:value-type="float" office:value="258560" calcext:value-type="float">
            <text:p>258560</text:p>
          </table:table-cell>
          <table:table-cell office:value-type="float" office:value="229422" calcext:value-type="float">
            <text:p>229422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377779" calcext:value-type="float">
            <text:p>377779</text:p>
          </table:table-cell>
          <table:table-cell office:value-type="float" office:value="1609456" calcext:value-type="float">
            <text:p>1609456</text:p>
          </table:table-cell>
          <table:table-cell office:value-type="float" office:value="6483" calcext:value-type="float">
            <text:p>6483</text:p>
          </table:table-cell>
          <table:table-cell office:value-type="float" office:value="0" calcext:value-type="float">
            <text:p>0</text:p>
          </table:table-cell>
          <table:table-cell office:value-type="float" office:value="1987235" calcext:value-type="float">
            <text:p>1987235</text:p>
          </table:table-cell>
          <table:table-cell office:value-type="float" office:value="541697" calcext:value-type="float">
            <text:p>541697</text:p>
          </table:table-cell>
          <table:table-cell office:value-type="float" office:value="258971" calcext:value-type="float">
            <text:p>258971</text:p>
          </table:table-cell>
          <table:table-cell office:value-type="float" office:value="229422" calcext:value-type="float">
            <text:p>229422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378529" calcext:value-type="float">
            <text:p>378529</text:p>
          </table:table-cell>
          <table:table-cell office:value-type="float" office:value="1610611" calcext:value-type="float">
            <text:p>1610611</text:p>
          </table:table-cell>
          <table:table-cell office:value-type="float" office:value="6491" calcext:value-type="float">
            <text:p>6491</text:p>
          </table:table-cell>
          <table:table-cell office:value-type="float" office:value="0" calcext:value-type="float">
            <text:p>0</text:p>
          </table:table-cell>
          <table:table-cell office:value-type="float" office:value="1989140" calcext:value-type="float">
            <text:p>1989140</text:p>
          </table:table-cell>
          <table:table-cell office:value-type="float" office:value="542046" calcext:value-type="float">
            <text:p>542046</text:p>
          </table:table-cell>
          <table:table-cell office:value-type="float" office:value="259427" calcext:value-type="float">
            <text:p>259427</text:p>
          </table:table-cell>
          <table:table-cell office:value-type="float" office:value="229422" calcext:value-type="float">
            <text:p>229422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379470" calcext:value-type="float">
            <text:p>379470</text:p>
          </table:table-cell>
          <table:table-cell office:value-type="float" office:value="1617217" calcext:value-type="float">
            <text:p>1617217</text:p>
          </table:table-cell>
          <table:table-cell office:value-type="float" office:value="6507" calcext:value-type="float">
            <text:p>6507</text:p>
          </table:table-cell>
          <table:table-cell office:value-type="float" office:value="0" calcext:value-type="float">
            <text:p>0</text:p>
          </table:table-cell>
          <table:table-cell office:value-type="float" office:value="1996687" calcext:value-type="float">
            <text:p>1996687</text:p>
          </table:table-cell>
          <table:table-cell office:value-type="float" office:value="543537" calcext:value-type="float">
            <text:p>543537</text:p>
          </table:table-cell>
          <table:table-cell office:value-type="float" office:value="259907" calcext:value-type="float">
            <text:p>259907</text:p>
          </table:table-cell>
          <table:table-cell office:value-type="float" office:value="230533" calcext:value-type="float">
            <text:p>230533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380338" calcext:value-type="float">
            <text:p>380338</text:p>
          </table:table-cell>
          <table:table-cell office:value-type="float" office:value="1622259" calcext:value-type="float">
            <text:p>1622259</text:p>
          </table:table-cell>
          <table:table-cell office:value-type="float" office:value="6524" calcext:value-type="float">
            <text:p>6524</text:p>
          </table:table-cell>
          <table:table-cell office:value-type="float" office:value="0" calcext:value-type="float">
            <text:p>0</text:p>
          </table:table-cell>
          <table:table-cell office:value-type="float" office:value="2002597" calcext:value-type="float">
            <text:p>2002597</text:p>
          </table:table-cell>
          <table:table-cell office:value-type="float" office:value="544982" calcext:value-type="float">
            <text:p>544982</text:p>
          </table:table-cell>
          <table:table-cell office:value-type="float" office:value="260347" calcext:value-type="float">
            <text:p>260347</text:p>
          </table:table-cell>
          <table:table-cell office:value-type="float" office:value="230533" calcext:value-type="float">
            <text:p>230533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381277" calcext:value-type="float">
            <text:p>381277</text:p>
          </table:table-cell>
          <table:table-cell office:value-type="float" office:value="1626889" calcext:value-type="float">
            <text:p>1626889</text:p>
          </table:table-cell>
          <table:table-cell office:value-type="float" office:value="6542" calcext:value-type="float">
            <text:p>6542</text:p>
          </table:table-cell>
          <table:table-cell office:value-type="float" office:value="0" calcext:value-type="float">
            <text:p>0</text:p>
          </table:table-cell>
          <table:table-cell office:value-type="float" office:value="2008166" calcext:value-type="float">
            <text:p>2008166</text:p>
          </table:table-cell>
          <table:table-cell office:value-type="float" office:value="546339" calcext:value-type="float">
            <text:p>546339</text:p>
          </table:table-cell>
          <table:table-cell office:value-type="float" office:value="260829" calcext:value-type="float">
            <text:p>260829</text:p>
          </table:table-cell>
          <table:table-cell office:value-type="float" office:value="230533" calcext:value-type="float">
            <text:p>230533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382078" calcext:value-type="float">
            <text:p>382078</text:p>
          </table:table-cell>
          <table:table-cell office:value-type="float" office:value="1631421" calcext:value-type="float">
            <text:p>1631421</text:p>
          </table:table-cell>
          <table:table-cell office:value-type="float" office:value="6558" calcext:value-type="float">
            <text:p>6558</text:p>
          </table:table-cell>
          <table:table-cell office:value-type="float" office:value="0" calcext:value-type="float">
            <text:p>0</text:p>
          </table:table-cell>
          <table:table-cell office:value-type="float" office:value="2013499" calcext:value-type="float">
            <text:p>2013499</text:p>
          </table:table-cell>
          <table:table-cell office:value-type="float" office:value="547673" calcext:value-type="float">
            <text:p>547673</text:p>
          </table:table-cell>
          <table:table-cell office:value-type="float" office:value="261242" calcext:value-type="float">
            <text:p>261242</text:p>
          </table:table-cell>
          <table:table-cell office:value-type="float" office:value="230533" calcext:value-type="float">
            <text:p>230533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382858" calcext:value-type="float">
            <text:p>382858</text:p>
          </table:table-cell>
          <table:table-cell office:value-type="float" office:value="1635846" calcext:value-type="float">
            <text:p>1635846</text:p>
          </table:table-cell>
          <table:table-cell office:value-type="float" office:value="6569" calcext:value-type="float">
            <text:p>6569</text:p>
          </table:table-cell>
          <table:table-cell office:value-type="float" office:value="0" calcext:value-type="float">
            <text:p>0</text:p>
          </table:table-cell>
          <table:table-cell office:value-type="float" office:value="2018704" calcext:value-type="float">
            <text:p>2018704</text:p>
          </table:table-cell>
          <table:table-cell office:value-type="float" office:value="548798" calcext:value-type="float">
            <text:p>548798</text:p>
          </table:table-cell>
          <table:table-cell office:value-type="float" office:value="261566" calcext:value-type="float">
            <text:p>261566</text:p>
          </table:table-cell>
          <table:table-cell office:value-type="float" office:value="230533" calcext:value-type="float">
            <text:p>230533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383485" calcext:value-type="float">
            <text:p>383485</text:p>
          </table:table-cell>
          <table:table-cell office:value-type="float" office:value="1637752" calcext:value-type="float">
            <text:p>1637752</text:p>
          </table:table-cell>
          <table:table-cell office:value-type="float" office:value="6581" calcext:value-type="float">
            <text:p>6581</text:p>
          </table:table-cell>
          <table:table-cell office:value-type="float" office:value="0" calcext:value-type="float">
            <text:p>0</text:p>
          </table:table-cell>
          <table:table-cell office:value-type="float" office:value="2021237" calcext:value-type="float">
            <text:p>2021237</text:p>
          </table:table-cell>
          <table:table-cell office:value-type="float" office:value="549456" calcext:value-type="float">
            <text:p>549456</text:p>
          </table:table-cell>
          <table:table-cell office:value-type="float" office:value="261856" calcext:value-type="float">
            <text:p>261856</text:p>
          </table:table-cell>
          <table:table-cell office:value-type="float" office:value="230533" calcext:value-type="float">
            <text:p>230533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384208" calcext:value-type="float">
            <text:p>384208</text:p>
          </table:table-cell>
          <table:table-cell office:value-type="float" office:value="1638753" calcext:value-type="float">
            <text:p>1638753</text:p>
          </table:table-cell>
          <table:table-cell office:value-type="float" office:value="6591" calcext:value-type="float">
            <text:p>6591</text:p>
          </table:table-cell>
          <table:table-cell office:value-type="float" office:value="0" calcext:value-type="float">
            <text:p>0</text:p>
          </table:table-cell>
          <table:table-cell office:value-type="float" office:value="2022961" calcext:value-type="float">
            <text:p>2022961</text:p>
          </table:table-cell>
          <table:table-cell office:value-type="float" office:value="549777" calcext:value-type="float">
            <text:p>549777</text:p>
          </table:table-cell>
          <table:table-cell office:value-type="float" office:value="262162" calcext:value-type="float">
            <text:p>262162</text:p>
          </table:table-cell>
          <table:table-cell office:value-type="float" office:value="230533" calcext:value-type="float">
            <text:p>230533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385052" calcext:value-type="float">
            <text:p>385052</text:p>
          </table:table-cell>
          <table:table-cell office:value-type="float" office:value="1643826" calcext:value-type="float">
            <text:p>1643826</text:p>
          </table:table-cell>
          <table:table-cell office:value-type="float" office:value="6609" calcext:value-type="float">
            <text:p>6609</text:p>
          </table:table-cell>
          <table:table-cell office:value-type="float" office:value="0" calcext:value-type="float">
            <text:p>0</text:p>
          </table:table-cell>
          <table:table-cell office:value-type="float" office:value="2028878" calcext:value-type="float">
            <text:p>2028878</text:p>
          </table:table-cell>
          <table:table-cell office:value-type="float" office:value="551087" calcext:value-type="float">
            <text:p>551087</text:p>
          </table:table-cell>
          <table:table-cell office:value-type="float" office:value="262533" calcext:value-type="float">
            <text:p>262533</text:p>
          </table:table-cell>
          <table:table-cell office:value-type="float" office:value="231341" calcext:value-type="float">
            <text:p>231341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385798" calcext:value-type="float">
            <text:p>385798</text:p>
          </table:table-cell>
          <table:table-cell office:value-type="float" office:value="1648105" calcext:value-type="float">
            <text:p>1648105</text:p>
          </table:table-cell>
          <table:table-cell office:value-type="float" office:value="6617" calcext:value-type="float">
            <text:p>6617</text:p>
          </table:table-cell>
          <table:table-cell office:value-type="float" office:value="0" calcext:value-type="float">
            <text:p>0</text:p>
          </table:table-cell>
          <table:table-cell office:value-type="float" office:value="2033903" calcext:value-type="float">
            <text:p>2033903</text:p>
          </table:table-cell>
          <table:table-cell office:value-type="float" office:value="552290" calcext:value-type="float">
            <text:p>552290</text:p>
          </table:table-cell>
          <table:table-cell office:value-type="float" office:value="262828" calcext:value-type="float">
            <text:p>262828</text:p>
          </table:table-cell>
          <table:table-cell office:value-type="float" office:value="231341" calcext:value-type="float">
            <text:p>231341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386460" calcext:value-type="float">
            <text:p>386460</text:p>
          </table:table-cell>
          <table:table-cell office:value-type="float" office:value="1651953" calcext:value-type="float">
            <text:p>1651953</text:p>
          </table:table-cell>
          <table:table-cell office:value-type="float" office:value="6639" calcext:value-type="float">
            <text:p>6639</text:p>
          </table:table-cell>
          <table:table-cell office:value-type="float" office:value="0" calcext:value-type="float">
            <text:p>0</text:p>
          </table:table-cell>
          <table:table-cell office:value-type="float" office:value="2038413" calcext:value-type="float">
            <text:p>2038413</text:p>
          </table:table-cell>
          <table:table-cell office:value-type="float" office:value="553349" calcext:value-type="float">
            <text:p>553349</text:p>
          </table:table-cell>
          <table:table-cell office:value-type="float" office:value="263069" calcext:value-type="float">
            <text:p>263069</text:p>
          </table:table-cell>
          <table:table-cell office:value-type="float" office:value="231341" calcext:value-type="float">
            <text:p>231341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387117" calcext:value-type="float">
            <text:p>387117</text:p>
          </table:table-cell>
          <table:table-cell office:value-type="float" office:value="1655689" calcext:value-type="float">
            <text:p>1655689</text:p>
          </table:table-cell>
          <table:table-cell office:value-type="float" office:value="6648" calcext:value-type="float">
            <text:p>6648</text:p>
          </table:table-cell>
          <table:table-cell office:value-type="float" office:value="0" calcext:value-type="float">
            <text:p>0</text:p>
          </table:table-cell>
          <table:table-cell office:value-type="float" office:value="2042806" calcext:value-type="float">
            <text:p>2042806</text:p>
          </table:table-cell>
          <table:table-cell office:value-type="float" office:value="554540" calcext:value-type="float">
            <text:p>554540</text:p>
          </table:table-cell>
          <table:table-cell office:value-type="float" office:value="263312" calcext:value-type="float">
            <text:p>263312</text:p>
          </table:table-cell>
          <table:table-cell office:value-type="float" office:value="231341" calcext:value-type="float">
            <text:p>231341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387730" calcext:value-type="float">
            <text:p>387730</text:p>
          </table:table-cell>
          <table:table-cell office:value-type="float" office:value="1659161" calcext:value-type="float">
            <text:p>1659161</text:p>
          </table:table-cell>
          <table:table-cell office:value-type="float" office:value="6658" calcext:value-type="float">
            <text:p>6658</text:p>
          </table:table-cell>
          <table:table-cell office:value-type="float" office:value="0" calcext:value-type="float">
            <text:p>0</text:p>
          </table:table-cell>
          <table:table-cell office:value-type="float" office:value="2046891" calcext:value-type="float">
            <text:p>2046891</text:p>
          </table:table-cell>
          <table:table-cell office:value-type="float" office:value="555776" calcext:value-type="float">
            <text:p>555776</text:p>
          </table:table-cell>
          <table:table-cell office:value-type="float" office:value="263529" calcext:value-type="float">
            <text:p>263529</text:p>
          </table:table-cell>
          <table:table-cell office:value-type="float" office:value="231341" calcext:value-type="float">
            <text:p>231341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388249" calcext:value-type="float">
            <text:p>388249</text:p>
          </table:table-cell>
          <table:table-cell office:value-type="float" office:value="1660702" calcext:value-type="float">
            <text:p>1660702</text:p>
          </table:table-cell>
          <table:table-cell office:value-type="float" office:value="6665" calcext:value-type="float">
            <text:p>6665</text:p>
          </table:table-cell>
          <table:table-cell office:value-type="float" office:value="0" calcext:value-type="float">
            <text:p>0</text:p>
          </table:table-cell>
          <table:table-cell office:value-type="float" office:value="2048951" calcext:value-type="float">
            <text:p>2048951</text:p>
          </table:table-cell>
          <table:table-cell office:value-type="float" office:value="556461" calcext:value-type="float">
            <text:p>556461</text:p>
          </table:table-cell>
          <table:table-cell office:value-type="float" office:value="263676" calcext:value-type="float">
            <text:p>263676</text:p>
          </table:table-cell>
          <table:table-cell office:value-type="float" office:value="231341" calcext:value-type="float">
            <text:p>231341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388753" calcext:value-type="float">
            <text:p>388753</text:p>
          </table:table-cell>
          <table:table-cell office:value-type="float" office:value="1661486" calcext:value-type="float">
            <text:p>1661486</text:p>
          </table:table-cell>
          <table:table-cell office:value-type="float" office:value="6672" calcext:value-type="float">
            <text:p>6672</text:p>
          </table:table-cell>
          <table:table-cell office:value-type="float" office:value="0" calcext:value-type="float">
            <text:p>0</text:p>
          </table:table-cell>
          <table:table-cell office:value-type="float" office:value="2050239" calcext:value-type="float">
            <text:p>2050239</text:p>
          </table:table-cell>
          <table:table-cell office:value-type="float" office:value="556817" calcext:value-type="float">
            <text:p>556817</text:p>
          </table:table-cell>
          <table:table-cell office:value-type="float" office:value="263795" calcext:value-type="float">
            <text:p>263795</text:p>
          </table:table-cell>
          <table:table-cell office:value-type="float" office:value="231341" calcext:value-type="float">
            <text:p>231341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389340" calcext:value-type="float">
            <text:p>389340</text:p>
          </table:table-cell>
          <table:table-cell office:value-type="float" office:value="1662584" calcext:value-type="float">
            <text:p>1662584</text:p>
          </table:table-cell>
          <table:table-cell office:value-type="float" office:value="6678" calcext:value-type="float">
            <text:p>6678</text:p>
          </table:table-cell>
          <table:table-cell office:value-type="float" office:value="0" calcext:value-type="float">
            <text:p>0</text:p>
          </table:table-cell>
          <table:table-cell office:value-type="float" office:value="2051924" calcext:value-type="float">
            <text:p>2051924</text:p>
          </table:table-cell>
          <table:table-cell office:value-type="float" office:value="557400" calcext:value-type="float">
            <text:p>557400</text:p>
          </table:table-cell>
          <table:table-cell office:value-type="float" office:value="263900" calcext:value-type="float">
            <text:p>263900</text:p>
          </table:table-cell>
          <table:table-cell office:value-type="float" office:value="232066" calcext:value-type="float">
            <text:p>232066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389966" calcext:value-type="float">
            <text:p>389966</text:p>
          </table:table-cell>
          <table:table-cell office:value-type="float" office:value="1667309" calcext:value-type="float">
            <text:p>1667309</text:p>
          </table:table-cell>
          <table:table-cell office:value-type="float" office:value="6691" calcext:value-type="float">
            <text:p>6691</text:p>
          </table:table-cell>
          <table:table-cell office:value-type="float" office:value="0" calcext:value-type="float">
            <text:p>0</text:p>
          </table:table-cell>
          <table:table-cell office:value-type="float" office:value="2057275" calcext:value-type="float">
            <text:p>2057275</text:p>
          </table:table-cell>
          <table:table-cell office:value-type="float" office:value="558796" calcext:value-type="float">
            <text:p>558796</text:p>
          </table:table-cell>
          <table:table-cell office:value-type="float" office:value="264001" calcext:value-type="float">
            <text:p>264001</text:p>
          </table:table-cell>
          <table:table-cell office:value-type="float" office:value="232066" calcext:value-type="float">
            <text:p>232066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390528" calcext:value-type="float">
            <text:p>390528</text:p>
          </table:table-cell>
          <table:table-cell office:value-type="float" office:value="1670763" calcext:value-type="float">
            <text:p>1670763</text:p>
          </table:table-cell>
          <table:table-cell office:value-type="float" office:value="6705" calcext:value-type="float">
            <text:p>6705</text:p>
          </table:table-cell>
          <table:table-cell office:value-type="float" office:value="0" calcext:value-type="float">
            <text:p>0</text:p>
          </table:table-cell>
          <table:table-cell office:value-type="float" office:value="2061291" calcext:value-type="float">
            <text:p>2061291</text:p>
          </table:table-cell>
          <table:table-cell office:value-type="float" office:value="560443" calcext:value-type="float">
            <text:p>560443</text:p>
          </table:table-cell>
          <table:table-cell office:value-type="float" office:value="264067" calcext:value-type="float">
            <text:p>264067</text:p>
          </table:table-cell>
          <table:table-cell office:value-type="float" office:value="232066" calcext:value-type="float">
            <text:p>232066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390945" calcext:value-type="float">
            <text:p>390945</text:p>
          </table:table-cell>
          <table:table-cell office:value-type="float" office:value="1673731" calcext:value-type="float">
            <text:p>1673731</text:p>
          </table:table-cell>
          <table:table-cell office:value-type="float" office:value="6717" calcext:value-type="float">
            <text:p>6717</text:p>
          </table:table-cell>
          <table:table-cell office:value-type="float" office:value="0" calcext:value-type="float">
            <text:p>0</text:p>
          </table:table-cell>
          <table:table-cell office:value-type="float" office:value="2064676" calcext:value-type="float">
            <text:p>2064676</text:p>
          </table:table-cell>
          <table:table-cell office:value-type="float" office:value="562690" calcext:value-type="float">
            <text:p>562690</text:p>
          </table:table-cell>
          <table:table-cell office:value-type="float" office:value="264106" calcext:value-type="float">
            <text:p>264106</text:p>
          </table:table-cell>
          <table:table-cell office:value-type="float" office:value="232066" calcext:value-type="float">
            <text:p>232066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391242" calcext:value-type="float">
            <text:p>391242</text:p>
          </table:table-cell>
          <table:table-cell office:value-type="float" office:value="1675844" calcext:value-type="float">
            <text:p>1675844</text:p>
          </table:table-cell>
          <table:table-cell office:value-type="float" office:value="6730" calcext:value-type="float">
            <text:p>6730</text:p>
          </table:table-cell>
          <table:table-cell office:value-type="float" office:value="0" calcext:value-type="float">
            <text:p>0</text:p>
          </table:table-cell>
          <table:table-cell office:value-type="float" office:value="2067086" calcext:value-type="float">
            <text:p>2067086</text:p>
          </table:table-cell>
          <table:table-cell office:value-type="float" office:value="565699" calcext:value-type="float">
            <text:p>565699</text:p>
          </table:table-cell>
          <table:table-cell office:value-type="float" office:value="264123" calcext:value-type="float">
            <text:p>264123</text:p>
          </table:table-cell>
          <table:table-cell office:value-type="float" office:value="232066" calcext:value-type="float">
            <text:p>232066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391345" calcext:value-type="float">
            <text:p>391345</text:p>
          </table:table-cell>
          <table:table-cell office:value-type="float" office:value="1676394" calcext:value-type="float">
            <text:p>1676394</text:p>
          </table:table-cell>
          <table:table-cell office:value-type="float" office:value="6733" calcext:value-type="float">
            <text:p>6733</text:p>
          </table:table-cell>
          <table:table-cell office:value-type="float" office:value="0" calcext:value-type="float">
            <text:p>0</text:p>
          </table:table-cell>
          <table:table-cell office:value-type="float" office:value="2067739" calcext:value-type="float">
            <text:p>2067739</text:p>
          </table:table-cell>
          <table:table-cell office:value-type="float" office:value="567218" calcext:value-type="float">
            <text:p>567218</text:p>
          </table:table-cell>
          <table:table-cell office:value-type="float" office:value="264130" calcext:value-type="float">
            <text:p>264130</text:p>
          </table:table-cell>
          <table:table-cell office:value-type="float" office:value="232066" calcext:value-type="float">
            <text:p>232066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391354" calcext:value-type="float">
            <text:p>391354</text:p>
          </table:table-cell>
          <table:table-cell office:value-type="float" office:value="1676395" calcext:value-type="float">
            <text:p>1676395</text:p>
          </table:table-cell>
          <table:table-cell office:value-type="float" office:value="6733" calcext:value-type="float">
            <text:p>6733</text:p>
          </table:table-cell>
          <table:table-cell office:value-type="float" office:value="0" calcext:value-type="float">
            <text:p>0</text:p>
          </table:table-cell>
          <table:table-cell office:value-type="float" office:value="2067749" calcext:value-type="float">
            <text:p>2067749</text:p>
          </table:table-cell>
          <table:table-cell office:value-type="float" office:value="567250" calcext:value-type="float">
            <text:p>567250</text:p>
          </table:table-cell>
          <table:table-cell office:value-type="float" office:value="264130" calcext:value-type="float">
            <text:p>264130</text:p>
          </table:table-cell>
          <table:table-cell office:value-type="float" office:value="232066" calcext:value-type="float">
            <text:p>232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4023" meta:object-count="0"/>
    <meta:generator>LibreOffice/7.0.4.2$Windows_X86_64 LibreOffice_project/dcf040e67528d9187c66b2379df5ea4407429775</meta:generator>
  </office:meta>
</office:document-meta>
</file>